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47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47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fo:background-color="#FFFF00"/>
    </style:style>
    <style:style style:name="ce7" style:family="table-cell" style:parent-style-name="Default" style:data-style-name="N40">
      <style:table-cell-properties fo:border-top="none" fo:border-bottom="thin solid #000000" fo:border-left="none" fo:border-right="thin solid #000000" fo:background-color="#FFFF00"/>
    </style:style>
    <style:style style:name="ce8" style:family="table-cell" style:parent-style-name="Default" style:data-style-name="N40"/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fo:background-color="#FFFF00"/>
      <style:text-properties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none" fo:border-bottom="thin solid #000000" fo:border-left="none" fo:border-right="none"/>
      <style:text-properties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8"/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fo:border-top="thin solid #000000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39">
      <style:table-cell-properties fo:border-top="thin solid #000000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40">
      <style:table-cell-properties fo:border-top="thin solid #000000" fo:border-bottom="thin solid #000000" fo:border-left="none" fo:border-right="thin solid #000000"/>
      <style:text-properties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41">
      <style:table-cell-properties fo:border-top="none" fo:border-bottom="none" fo:border-left="thin solid #000000" fo:border-right="none" fo:background-color="#FFFF00"/>
    </style:style>
    <style:style style:name="ce18" style:family="table-cell" style:parent-style-name="Default" style:data-style-name="N41">
      <style:table-cell-properties fo:background-color="#FFFF00"/>
    </style:style>
    <style:style style:name="ce19" style:family="table-cell" style:parent-style-name="Default" style:data-style-name="N41"/>
    <style:style style:name="ce20" style:family="table-cell" style:parent-style-name="Default" style:data-style-name="N36">
      <style:table-cell-properties fo:border-top="none" fo:border-bottom="none" fo:border-left="none" fo:border-right="thin solid #000000"/>
      <style:text-properties style:text-underline-style="solid" style:text-underline-type="single"/>
    </style:style>
    <style:style style:name="ce21" style:family="table-cell" style:parent-style-name="Default" style:data-style-name="N42">
      <style:table-cell-properties fo:border-top="none" fo:border-bottom="none" fo:border-left="thin solid #000000" fo:border-right="none"/>
      <style:text-properties fo:font-size="8pt" style:font-size-asian="8pt" style:font-size-complex="8pt"/>
    </style:style>
    <style:style style:name="ce22" style:family="table-cell" style:parent-style-name="Default" style:data-style-name="N43">
      <style:table-cell-properties fo:background-color="#FFFF00"/>
      <style:text-properties fo:font-size="8pt" style:font-size-asian="8pt" style:font-size-complex="8pt"/>
    </style:style>
    <style:style style:name="ce23" style:family="table-cell" style:parent-style-name="Default" style:data-style-name="N36"/>
    <style:style style:name="ce24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6" style:family="table-cell" style:parent-style-name="Default" style:data-style-name="N44">
      <style:table-cell-properties fo:background-color="transparent"/>
    </style:style>
    <style:style style:name="ce27" style:family="table-cell" style:parent-style-name="Default" style:data-style-name="N36">
      <style:table-cell-properties fo:border-top="none" fo:border-bottom="none" fo:border-left="none" fo:border-right="thin solid #000000"/>
      <style:text-properties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45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9" style:family="table-cell" style:parent-style-name="Default" style:data-style-name="N46">
      <style:table-cell-properties fo:background-color="#FFFF00"/>
      <style:text-properties fo:font-size="8pt" style:font-size-asian="8pt" style:font-size-complex="8pt"/>
    </style:style>
    <style:style style:name="ce30" style:family="table-cell" style:parent-style-name="Default" style:data-style-name="N48">
      <style:table-cell-properties fo:background-color="#FFFF00"/>
      <style:text-properties fo:font-size="8pt" style:font-size-asian="8pt" style:font-size-complex="8pt"/>
    </style:style>
    <style:style style:name="ce31" style:family="table-cell" style:parent-style-name="Default" style:data-style-name="N49">
      <style:table-cell-properties fo:border-top="none" fo:border-bottom="thin solid #000000" fo:border-left="none" fo:border-right="thin solid #000000"/>
      <style:text-properties fo:font-size="8pt" style:font-size-asian="8pt" style:font-size-complex="8pt"/>
    </style:style>
    <style:style style:name="ce32" style:family="table-cell" style:parent-style-name="Default" style:data-style-name="N40">
      <style:table-cell-properties fo:border-top="none" fo:border-bottom="none" fo:border-left="thin solid #000000" fo:border-right="none" fo:background-color="#FFFF00"/>
    </style:style>
    <style:style style:name="ce33" style:family="table-cell" style:parent-style-name="Default" style:data-style-name="N40">
      <style:table-cell-properties fo:background-color="#FFFF00"/>
    </style:style>
    <style:style style:name="ce34" style:family="table-cell" style:parent-style-name="Default" style:data-style-name="N36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35" style:family="table-cell" style:parent-style-name="Default" style:data-style-name="N49">
      <style:table-cell-properties fo:border-top="none" fo:border-bottom="thin solid #000000" fo:border-left="none" fo:border-right="thin solid #000000"/>
    </style:style>
    <style:style style:name="ce36" style:family="table-cell" style:parent-style-name="Default" style:data-style-name="N40">
      <style:table-cell-properties fo:border-top="thin solid #000000" fo:border-bottom="none" fo:border-left="thin solid #000000" fo:border-right="none" fo:background-color="#FFFF00"/>
    </style:style>
    <style:style style:name="ce37" style:family="table-cell" style:parent-style-name="Default" style:data-style-name="N40">
      <style:table-cell-properties fo:border-top="thin solid #000000" fo:border-bottom="none" fo:border-left="none" fo:border-right="none" fo:background-color="#FFFF00"/>
    </style:style>
    <style:style style:name="ce38" style:family="table-cell" style:parent-style-name="Default" style:data-style-name="N40">
      <style:table-cell-properties fo:border-top="thin solid #000000" fo:border-bottom="none" fo:border-left="none" fo:border-right="none"/>
    </style:style>
    <style:style style:name="ce39" style:family="table-cell" style:parent-style-name="Default" style:data-style-name="N36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40" style:family="table-cell" style:parent-style-name="Default" style:data-style-name="N46">
      <style:table-cell-properties fo:border-top="none" fo:border-bottom="thin solid #000000" fo:border-left="none" fo:border-right="none" fo:background-color="#FFFF00"/>
      <style:text-properties fo:font-size="8pt" style:font-size-asian="8pt" style:font-size-complex="8pt"/>
    </style:style>
    <style:style style:name="ce41" style:family="table-cell" style:parent-style-name="Default" style:data-style-name="N48">
      <style:table-cell-properties fo:border-top="none" fo:border-bottom="thin solid #000000" fo:border-left="none" fo:border-right="none" fo:background-color="#FFFF00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43" style:family="table-cell" style:parent-style-name="Default" style:data-style-name="N39">
      <style:table-cell-properties fo:border-top="none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40">
      <style:table-cell-properties fo:border-top="none" fo:border-bottom="thin solid #000000" fo:border-left="none" fo:border-right="thin solid #000000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48" style:family="table-cell" style:parent-style-name="Default" style:data-style-name="N50">
      <style:table-cell-properties fo:border-top="none" fo:border-bottom="thin solid #000000" fo:border-left="thin solid #000000" fo:border-right="none" fo:background-color="#FFFF00"/>
    </style:style>
    <style:style style:name="ce49" style:family="table-cell" style:parent-style-name="Default" style:data-style-name="N50">
      <style:table-cell-properties fo:border-top="none" fo:border-bottom="thin solid #000000" fo:border-left="none" fo:border-right="thin solid #000000" fo:background-color="transparent"/>
    </style:style>
    <style:style style:name="ce50" style:family="table-cell" style:parent-style-name="Default" style:data-style-name="N41">
      <style:table-cell-properties fo:background-color="transparent"/>
    </style:style>
    <style:style style:name="ce51" style:family="table-cell" style:parent-style-name="Default" style:data-style-name="N41">
      <style:table-cell-properties fo:border-top="thin solid #000000" fo:border-bottom="none" fo:border-left="thin solid #000000" fo:border-right="none" fo:background-color="transparent"/>
    </style:style>
    <style:style style:name="ce52" style:family="table-cell" style:parent-style-name="Default" style:data-style-name="N41">
      <style:table-cell-properties fo:border-top="thin solid #000000" fo:border-bottom="none" fo:border-left="none" fo:border-right="none" fo:background-color="transparent"/>
    </style:style>
    <style:style style:name="ce53" style:family="table-cell" style:parent-style-name="Default" style:data-style-name="N41">
      <style:table-cell-properties fo:border-top="thin solid #000000" fo:border-bottom="none" fo:border-left="none" fo:border-right="none"/>
    </style:style>
    <style:style style:name="ce54" style:family="table-cell" style:parent-style-name="Default" style:data-style-name="N41">
      <style:table-cell-properties fo:border-top="none" fo:border-bottom="none" fo:border-left="thin solid #000000" fo:border-right="none" fo:background-color="transparent"/>
    </style:style>
    <style:style style:name="ce55" style:family="table-cell" style:parent-style-name="Default" style:data-style-name="N41">
      <style:table-cell-properties fo:border-top="thin solid #000000" fo:border-bottom="none" fo:border-left="thin solid #000000" fo:border-right="none" fo:background-color="#FFFF00"/>
    </style:style>
    <style:style style:name="ce56" style:family="table-cell" style:parent-style-name="Default" style:data-style-name="N40">
      <style:text-properties fo:font-weight="bold" style:font-weight-asian="bold" style:font-weight-complex="bold"/>
    </style:style>
    <style:style style:name="ce57" style:family="table-cell" style:parent-style-name="Default" style:data-style-name="N36">
      <style:table-cell-properties fo:border-top="none" fo:border-bottom="none" fo:border-left="none" fo:border-right="thin solid #000000" fo:background-color="#E8F2A1"/>
      <style:text-properties style:text-underline-style="solid" style:text-underline-type="single" fo:font-weight="bold" style:font-weight-asian="bold" style:font-weight-complex="bold"/>
    </style:style>
    <style:style style:name="ce58" style:family="table-cell" style:parent-style-name="Default" style:data-style-name="N41">
      <style:table-cell-properties fo:border-top="none" fo:border-bottom="none" fo:border-left="thin solid #000000" fo:border-right="none" fo:background-color="#FFD7D7"/>
    </style:style>
    <style:style style:name="ce59" style:family="table-cell" style:parent-style-name="Default" style:data-style-name="N47">
      <style:table-cell-properties style:vertical-align="automatic" style:repeat-content="false"/>
      <style:paragraph-properties fo:text-align="end" fo:margin-right="0cm"/>
    </style:style>
    <style:style style:name="ce60" style:family="table-cell" style:parent-style-name="Default" style:data-style-name="N51"/>
    <style:style style:name="ce6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</style:style>
    <style:style style:name="ce63" style:family="table-cell" style:parent-style-name="Default" style:data-style-name="N4">
      <style:table-cell-properties fo:background-color="transparent"/>
    </style:style>
    <style:style style:name="ce64" style:family="table-cell" style:parent-style-name="Default" style:data-style-name="N37">
      <style:table-cell-properties fo:background-color="transparent"/>
    </style:style>
    <style:style style:name="ce65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66" style:family="table-cell" style:parent-style-name="Default" style:data-style-name="N2">
      <style:table-cell-properties fo:background-color="transparent"/>
    </style:style>
    <style:style style:name="ce67" style:family="table-cell" style:parent-style-name="Default" style:data-style-name="N36">
      <style:table-cell-properties fo:border-top="none" fo:border-bottom="none" fo:border-left="thin solid #000000" fo:border-right="none"/>
      <style:text-properties fo:font-size="8pt" style:font-size-asian="8pt" style:font-size-complex="8pt"/>
    </style:style>
    <style:style style:name="ce68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69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70" style:family="table-cell" style:parent-style-name="Default" style:data-style-name="N46">
      <style:table-cell-properties fo:background-color="#DEE6EF"/>
      <style:text-properties fo:font-size="8pt" style:font-size-asian="8pt" style:font-size-complex="8pt"/>
    </style:style>
    <style:style style:name="ce71" style:family="table-cell" style:parent-style-name="Default" style:data-style-name="N48">
      <style:table-cell-properties fo:background-color="#DEE6EF"/>
      <style:text-properties fo:font-size="8pt" style:font-size-asian="8pt" style:font-size-complex="8pt"/>
    </style:style>
    <style:style style:name="ce72" style:family="table-cell" style:parent-style-name="Default" style:data-style-name="N49">
      <style:table-cell-properties fo:border-top="none" fo:border-bottom="none" fo:border-left="none" fo:border-right="thin solid #000000"/>
      <style:text-properties fo:font-size="8pt" style:font-size-asian="8pt" style:font-size-complex="8pt"/>
    </style:style>
    <style:style style:name="ce73" style:family="table-cell" style:parent-style-name="Default" style:data-style-name="N2">
      <style:table-cell-properties fo:background-color="transparent"/>
      <style:text-properties style:text-underline-style="solid" style:text-underline-type="single"/>
    </style:style>
    <style:style style:name="ce74" style:family="table-cell" style:parent-style-name="Default" style:data-style-name="N52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75" style:family="table-cell" style:parent-style-name="Default" style:data-style-name="N53">
      <style:table-cell-properties fo:background-color="transparent"/>
      <style:text-properties fo:font-size="8pt" style:font-size-asian="8pt" style:font-size-complex="8pt"/>
    </style:style>
    <style:style style:name="ce76" style:family="table-cell" style:parent-style-name="Default" style:data-style-name="N54">
      <style:table-cell-properties fo:background-color="transparent"/>
      <style:text-properties fo:font-size="8pt" style:font-size-asian="8pt" style:font-size-complex="8pt"/>
    </style:style>
    <style:style style:name="ce77" style:family="table-cell" style:parent-style-name="Default" style:data-style-name="N55">
      <style:table-cell-properties fo:border-top="none" fo:border-bottom="none" fo:border-left="none" fo:border-right="thin solid #000000" fo:background-color="#DEE6EF"/>
      <style:text-properties fo:font-size="8pt" style:font-size-asian="8pt" style:font-size-complex="8pt"/>
    </style:style>
    <style:style style:name="ce78" style:family="table-cell" style:parent-style-name="Default" style:data-style-name="N2">
      <style:table-cell-properties fo:background-color="transparent"/>
      <style:text-properties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#FFDBB6"/>
      <style:text-properties fo:font-weight="bold" style:font-weight-asian="bold" style:font-weight-complex="bold"/>
    </style:style>
    <style:style style:name="ce80" style:family="table-cell" style:parent-style-name="Default" style:data-style-name="N44">
      <style:table-cell-properties fo:background-color="#FFDBB6"/>
    </style:style>
    <style:style style:name="ce81" style:family="table-cell" style:parent-style-name="Default" style:data-style-name="N36">
      <style:table-cell-properties fo:border-top="thin solid #000000" fo:border-bottom="none" fo:border-left="none" fo:border-right="thin solid #000000"/>
    </style:style>
    <style:style style:name="ce82" style:family="table-cell" style:parent-style-name="Default" style:data-style-name="N52">
      <style:table-cell-properties fo:border-top="none" fo:border-bottom="thin solid #000000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83" style:family="table-cell" style:parent-style-name="Default" style:data-style-name="N53">
      <style:table-cell-properties fo:border-top="none" fo:border-bottom="thin solid #000000" fo:border-left="none" fo:border-right="none" fo:background-color="transparent"/>
      <style:text-properties fo:font-size="8pt" style:font-size-asian="8pt" style:font-size-complex="8pt"/>
    </style:style>
    <style:style style:name="ce84" style:family="table-cell" style:parent-style-name="Default" style:data-style-name="N54">
      <style:table-cell-properties fo:border-top="none" fo:border-bottom="thin solid #000000" fo:border-left="none" fo:border-right="none"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55">
      <style:table-cell-properties fo:border-top="none" fo:border-bottom="thin solid #000000" fo:border-left="none" fo:border-right="thin solid #000000" fo:background-color="#DEE6EF"/>
      <style:text-properties fo:font-size="8pt" style:font-size-asian="8pt" style:font-size-complex="8pt"/>
    </style:style>
    <style:style style:name="ce86" style:family="table-cell" style:parent-style-name="Default" style:data-style-name="N4"/>
    <style:style style:name="ce87" style:family="table-cell" style:parent-style-name="Default" style:data-style-name="N36">
      <style:table-cell-properties fo:border-top="none" fo:border-bottom="none" fo:border-left="none" fo:border-right="thin solid #000000" fo:background-color="#D4EA6B"/>
      <style:text-properties style:text-underline-style="solid" style:text-underline-type="single" fo:font-weight="bold" style:font-weight-asian="bold" style:font-weight-complex="bold"/>
    </style:style>
    <style:style style:name="ce88" style:family="table-cell" style:parent-style-name="Default" style:data-style-name="N56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8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0" style:family="table-cell" style:parent-style-name="Default" style:data-style-name="N57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91" style:family="table-cell" style:parent-style-name="Default" style:data-style-name="N36">
      <style:table-cell-properties fo:border-top="none" fo:border-bottom="none" fo:border-left="none" fo:border-right="thin solid #000000" fo:background-color="#D4EA6B"/>
      <style:text-properties fo:font-weight="bold" style:font-weight-asian="bold" style:font-weight-complex="bold"/>
    </style:style>
    <style:style style:name="ce92" style:family="table-cell" style:parent-style-name="Default" style:data-style-name="N58"/>
    <style:style style:name="ce93" style:family="table-cell" style:parent-style-name="Default" style:data-style-name="N47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47"/>
    <style:style style:name="ce95" style:family="table-cell" style:parent-style-name="Default" style:data-style-name="N36">
      <style:table-cell-properties fo:background-color="#FFFF00"/>
    </style:style>
    <style:style style:name="ce96" style:family="table-cell" style:parent-style-name="Default" style:data-style-name="N0">
      <style:table-cell-properties fo:background-color="#FFFF00"/>
    </style:style>
    <style:style style:name="ce97" style:family="table-cell" style:parent-style-name="Default" style:data-style-name="N44">
      <style:table-cell-properties fo:background-color="#FFFF00"/>
    </style:style>
    <style:style style:name="ce98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automatic" fo:wrap-option="wrap"/>
    </style:style>
    <style:style style:name="ce100" style:family="table-cell" style:parent-style-name="Default" style:data-style-name="N37"/>
    <style:style style:name="ce101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02" style:family="table-cell" style:parent-style-name="Default" style:data-style-name="N2">
      <style:table-cell-properties fo:background-color="#F6F9D4"/>
    </style:style>
    <style:style style:name="ce103" style:family="table-cell" style:parent-style-name="Default" style:data-style-name="N36">
      <style:table-cell-properties fo:background-color="#F6F9D4"/>
    </style:style>
    <style:style style:name="ce104" style:family="table-cell" style:parent-style-name="Default" style:data-style-name="N0">
      <style:table-cell-properties fo:background-color="#F6F9D4"/>
    </style:style>
    <style:style style:name="ce105" style:family="table-cell" style:parent-style-name="Default" style:data-style-name="N4">
      <style:table-cell-properties fo:background-color="#F6F9D4"/>
    </style:style>
    <style:style style:name="ce106" style:family="table-cell" style:parent-style-name="Default" style:data-style-name="N2"/>
    <style:style style:name="ce107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08" style:family="table-cell" style:parent-style-name="Default" style:data-style-name="N2">
      <style:text-properties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2">
      <style:table-cell-properties fo:background-color="#FFFF00"/>
      <style:text-properties fo:color="#C9211E" style:text-underline-style="solid" style:text-underline-type="single" fo:font-weight="bold" style:font-weight-asian="bold" style:font-weight-complex="bold"/>
    </style:style>
    <style:style style:name="ce110" style:family="table-cell" style:parent-style-name="Default" style:data-style-name="N2">
      <style:table-cell-properties fo:background-color="#DEDCE6"/>
    </style:style>
    <style:style style:name="ce111" style:family="table-cell" style:parent-style-name="Default" style:data-style-name="N2">
      <style:table-cell-properties fo:background-color="#BBE33D"/>
    </style:style>
    <style:style style:name="ce112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ackground-color="#FFFF00"/>
      <style:text-properties style:text-underline-style="solid" style:text-underline-type="single" fo:font-weight="bold" style:font-weight-asian="bold" style:font-weight-complex="bold"/>
    </style:style>
    <style:style style:name="ce114" style:family="table-cell" style:parent-style-name="Default" style:data-style-name="N4">
      <style:table-cell-properties fo:background-color="#FFFF00"/>
      <style:text-properties fo:color="#C9211E"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0"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ackground-color="#DEDCE6"/>
    </style:style>
    <style:style style:name="ce117" style:family="table-cell" style:parent-style-name="Default" style:data-style-name="N0">
      <style:table-cell-properties fo:background-color="#BBE33D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79375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0.661458333333333cm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0.5027083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6958333333333cm"/>
    </style:style>
    <style:style style:name="co19" style:family="table-column">
      <style:table-column-properties fo:break-before="auto" style:column-width="0.767291666666667cm"/>
    </style:style>
    <style:style style:name="co20" style:family="table-column">
      <style:table-column-properties fo:break-before="auto" style:column-width="2.778125cm"/>
    </style:style>
    <style:style style:name="co21" style:family="table-column">
      <style:table-column-properties fo:break-before="auto" style:column-width="2.38125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1.37583333333333cm"/>
    </style:style>
    <style:style style:name="co24" style:family="table-column">
      <style:table-column-properties fo:break-before="auto" style:column-width="1.85208333333333cm"/>
    </style:style>
    <style:style style:name="co25" style:family="table-column">
      <style:table-column-properties fo:break-before="auto" style:column-width="0.899583333333333cm"/>
    </style:style>
    <style:style style:name="co26" style:family="table-column">
      <style:table-column-properties fo:break-before="auto" style:column-width="2.51354166666667cm"/>
    </style:style>
    <style:style style:name="co27" style:family="table-column">
      <style:table-column-properties fo:break-before="auto" style:column-width="2.11666666666667cm"/>
    </style:style>
    <style:style style:name="co28" style:family="table-column">
      <style:table-column-properties fo:break-before="auto" style:column-width="1.42875cm"/>
    </style:style>
    <style:style style:name="co29" style:family="table-column">
      <style:table-column-properties fo:break-before="auto" style:column-width="1.53458333333333cm"/>
    </style:style>
    <style:style style:name="co30" style:family="table-column">
      <style:table-column-properties fo:break-before="auto" style:column-width="0.608541666666667cm"/>
    </style:style>
    <style:style style:name="co31" style:family="table-column">
      <style:table-column-properties fo:break-before="auto" style:column-width="2.80458333333333cm"/>
    </style:style>
    <style:style style:name="co32" style:family="table-column">
      <style:table-column-properties fo:break-before="auto" style:column-width="0.449791666666667cm"/>
    </style:style>
    <style:style style:name="co33" style:family="table-column">
      <style:table-column-properties fo:break-before="auto" style:column-width="2.98979166666667cm"/>
    </style:style>
    <style:style style:name="co34" style:family="table-column">
      <style:table-column-properties fo:break-before="auto" style:column-width="1.666875cm"/>
    </style:style>
    <style:style style:name="co35" style:family="table-column">
      <style:table-column-properties fo:break-before="auto" style:column-width="1.5875cm"/>
    </style:style>
    <style:style style:name="co36" style:family="table-column">
      <style:table-column-properties fo:break-before="auto" style:column-width="1.79916666666667cm"/>
    </style:style>
    <style:style style:name="co37" style:family="table-column">
      <style:table-column-properties fo:break-before="auto" style:column-width="1.905cm"/>
    </style:style>
    <style:style style:name="co38" style:family="table-column">
      <style:table-column-properties fo:break-before="auto" style:column-width="1.32291666666667cm"/>
    </style:style>
    <style:style style:name="co39" style:family="table-column">
      <style:table-column-properties fo:break-before="auto" style:column-width="1.2964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draw:stroke="none"/>
    </style:style>
    <style:style style:family="graphic" style:name="a0" style:parent-style-name="Graphics">
      <style:graphic-properties draw:fill="none" fo:clip="rect(0in, 0in, 4.67049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1-22" table:style-name="ta1">
        <table:shapes>
          <draw:frame draw:z-index="1" draw:id="id0" draw:style-name="a0" draw:transform="translate(-1.07893in -2.89252in) rotate(-0.00436) translate(5.48717in 2.8972in)" draw:name="Image 1" svg:width="2.15787in" svg:height="5.78504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number-columns-repeated="16375" table:default-cell-style-name="ce1"/>
        <table:table-row table:style-name="ro1">
          <table:table-cell/>
          <table:table-cell office:value-type="string" table:style-name="ce2">
            <text:p>20-12-2021 – 31-12-2021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1-12-31T00:00:00" table:style-name="ce3">
            <text:p>31.12.2021</text:p>
          </table:table-cell>
          <table:table-cell office:value-type="date" office:date-value="2021-12-20T00:00:00" table:style-name="ce4">
            <text:p>20.12.2021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39.1289999999999" table:style-name="ce6">
            <text:p>1039,129</text:p>
          </table:table-cell>
          <table:table-cell office:value-type="float" office:value="1023.101" table:style-name="ce7">
            <text:p>1.023,101</text:p>
          </table:table-cell>
          <table:table-cell office:value-type="float" office:value="16.027999999999906" table:formula="of:=[.B3]-[.C3]" table:style-name="ce8">
            <text:p>16,028</text:p>
          </table:table-cell>
          <table:table-cell office:value-type="float" office:value="961.67999999999438" table:formula="of:=[.D3]*[.$E$1]" table:style-name="ce8">
            <text:p>961,6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250.4000000000001" table:style-name="ce10">
            <text:p>₺1.250,40</text:p>
          </table:table-cell>
          <table:table-cell office:value-type="string" table:style-name="ce9">
            <text:p>kw fiyat</text:p>
          </table:table-cell>
          <table:table-cell office:value-type="currency" office:value="1.3002246069378665" table:formula="of:=[.C4]/[.E3]" table:style-name="ce11">
            <text:p>₺1,30</text:p>
          </table:table-cell>
          <table:table-cell table:number-columns-repeated="3" table:style-name="ce1"/>
          <table:table-cell table:style-name="ce5"/>
          <table:table-cell table:number-columns-repeated="16375"/>
        </table:table-row>
        <table:table-row table:style-name="ro2">
          <table:table-cell/>
          <table:table-cell table:style-name="ce1"/>
          <table:table-cell office:value-type="currency" office:value="1312.92" table:formula="of:=[.E9]+[.E14]+[.E19]+[.E24]+[.E29]+[.E34]" table:style-name="ce12">
            <text:p>₺1.312,92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97.727459445969629" table:formula="of:=[.B8]+[.D8]+[.C10]-[.D10]" table:style-name="ce14">
            <text:p>₺97,73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3134" table:style-name="ce17">
            <text:p>3134 kw</text:p>
          </table:table-cell>
          <table:table-cell office:value-type="float" office:value="2915" table:style-name="ce18">
            <text:p>2915 kw</text:p>
          </table:table-cell>
          <table:table-cell office:value-type="float" office:value="219" table:formula="of:=[.B7]-[.C7]" table:style-name="ce19">
            <text:p>219 kw</text:p>
          </table:table-cell>
          <table:table-cell office:value-type="currency" office:value="284.74918891939274" table:formula="of:=[.D7]*[.$E$4]" table:style-name="ce20">
            <text:p>₺284,7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83.49" table:style-name="ce21">
            <text:p>Ö.Ay ₺83,49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14.237459445969638" table:formula="of:=([.D7]*[.$E$4]*[.C8])" table:style-name="ce23">
            <text:p>₺14,24</text:p>
          </table:table-cell>
          <table:table-cell office:value-type="currency" office:value="298.98664836536238" table:formula="of:=[.D8]+[.E7]" table:style-name="ce24">
            <text:p>₺298,9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98.98664836536238" table:formula="of:=[.E8]+[.C10]-[.D10]" table:style-name="ce27">
            <text:p>₺298,9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formula="of:=[.C10]-[.D1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22772647866234225" table:formula="of:=[.D7]/[.$E$3]" table:style-name="ce31">
            <text:p>%22,7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263.31518842026469" table:formula="of:=[.B13]+[.D13]+[.C15]-[.D15]" table:style-name="ce14">
            <text:p>₺263,3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7928" table:style-name="ce32">
            <text:p>7.928,000</text:p>
          </table:table-cell>
          <table:table-cell office:value-type="float" office:value="7466" table:style-name="ce33">
            <text:p>7.466,000</text:p>
          </table:table-cell>
          <table:table-cell office:value-type="float" office:value="462" table:formula="of:=[.B12]-[.C12]" table:style-name="ce8">
            <text:p>462,000</text:p>
          </table:table-cell>
          <table:table-cell office:value-type="currency" office:value="600.70376840529434" table:formula="of:=[.D12]*[.$E$4]" table:style-name="ce34">
            <text:p>₺600,7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233.28" table:style-name="ce21">
            <text:p>Ö.Ay ₺233,28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30.035188420264717" table:formula="of:=([.D12]*[.$E$4]*[.C13])" table:style-name="ce23">
            <text:p>₺30,04</text:p>
          </table:table-cell>
          <table:table-cell office:value-type="currency" office:value="630.73895682555906" table:formula="of:=[.D13]+[.E12]" table:style-name="ce24">
            <text:p>₺630,7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630.73895682555906" table:formula="of:=[.E13]+[.C15]-[.D15]" table:style-name="ce27">
            <text:p>₺630,7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formula="of:=[.C15]-[.D1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48040928375343428" table:formula="of:=[.D12]/[.$E$3]" table:style-name="ce35">
            <text:p>%48,0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30.966094334913599" table:formula="of:=[.B18]+[.D18]+[.C20]-[.D20]" table:style-name="ce14">
            <text:p>₺30,97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961.67999999999438" table:formula="of:=[.E3]" table:style-name="ce36">
            <text:p>961,680</text:p>
          </table:table-cell>
          <table:table-cell office:value-type="float" office:value="793" table:formula="of:=[.D12]+[.D7]+[.D32]" table:style-name="ce37">
            <text:p>793,000</text:p>
          </table:table-cell>
          <table:table-cell office:value-type="float" office:value="168.67999999999438" table:formula="of:=[.B17]-[.C17]" table:style-name="ce38">
            <text:p>168,680</text:p>
          </table:table-cell>
          <table:table-cell office:value-type="currency" office:value="219.32188669827201" table:formula="of:=[.D17]*[.$E$4]" table:style-name="ce39">
            <text:p>₺219,3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0" table:style-name="ce21">
            <text:p>Ö.Ay ₺20,0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10.966094334913601" table:formula="of:=([.D17]*[.$E$4]*[.C18])" table:style-name="ce23">
            <text:p>₺10,97</text:p>
          </table:table-cell>
          <table:table-cell office:value-type="currency" office:value="230.28798103318562" table:formula="of:=[.D18]+[.E17]" table:style-name="ce24">
            <text:p>₺230,29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30.28798103318562" table:formula="of:=[.E18]+[.C20]-[.D20]" table:style-name="ce27">
            <text:p>₺230,2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7540138091672425" table:formula="of:=[.D17]/[.$E$3]" table:style-name="ce35">
            <text:p>%17,54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F-</text:p>
          </table:table-cell>
          <table:table-cell office:value-type="currency" office:value="0" table:formula="of:=[.B23]+[.D23]+[.C25]-[.D25]" table:style-name="ce14">
            <text:p>₺0,00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32">
            <text:p>0,000</text:p>
          </table:table-cell>
          <table:table-cell office:value-type="float" office:value="0" table:style-name="ce33">
            <text:p>0,000</text:p>
          </table:table-cell>
          <table:table-cell office:value-type="float" office:value="0" table:formula="of:=[.B22]-[.C22]" table:style-name="ce8">
            <text:p>0,000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.C25]-[.D2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5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32">
            <text:p>0,000</text:p>
          </table:table-cell>
          <table:table-cell office:value-type="float" office:value="0" table:style-name="ce33">
            <text:p>0,000</text:p>
          </table:table-cell>
          <table:table-cell office:value-type="float" office:value="0" table:formula="of:=[.B27]-[.C27]" table:style-name="ce8">
            <text:p>0,000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.C30]-[.D3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5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H-Hacı</text:p>
          </table:table-cell>
          <table:table-cell office:value-type="currency" office:value="7.2812577988520522" table:formula="of:=[.B33]+[.D33]+[.C35]-[.D35]" table:style-name="ce14">
            <text:p>₺7,28</text:p>
          </table:table-cell>
          <table:table-cell office:value-type="float" office:value="6700" table:style-name="ce43">
            <text:p>+ <text:s/>6.70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18" table:style-name="ce45">
            <text:p>6818</text:p>
          </table:table-cell>
          <table:table-cell office:value-type="float" office:value="6706" table:style-name="ce46">
            <text:p>6706</text:p>
          </table:table-cell>
          <table:table-cell office:value-type="float" office:value="112" table:formula="of:=[.B32]-[.C32]" table:style-name="ce38">
            <text:p>112,000</text:p>
          </table:table-cell>
          <table:table-cell office:value-type="currency" office:value="145.62515597704103" table:formula="of:=[.D32]*[.$E$4]" table:style-name="ce39">
            <text:p>₺145,63</text:p>
          </table:table-cell>
          <table:table-cell table:number-columns-repeated="16379"/>
        </table:table-row>
        <table:table-row table:style-name="ro2">
          <table:table-cell/>
          <table:table-cell table:style-name="ce21"/>
          <table:table-cell office:value-type="percentage" office:value="0.05" table:style-name="ce22">
            <text:p>+ <text:s text:c="6"/>%5,00</text:p>
          </table:table-cell>
          <table:table-cell office:value-type="currency" office:value="7.2812577988520522" table:formula="of:=([.D32]*[.$E$4]*[.C33])" table:style-name="ce23">
            <text:p>₺7,28</text:p>
          </table:table-cell>
          <table:table-cell office:value-type="currency" office:value="152.90641377589307" table:formula="of:=[.D33]+[.E32]" table:style-name="ce24">
            <text:p>₺152,91</text:p>
          </table:table-cell>
          <table:table-cell table:number-columns-repeated="16379"/>
        </table:table-row>
        <table:table-row table:style-name="ro2">
          <table:table-cell/>
          <table:table-cell table:style-name="ce47"/>
          <table:table-cell table:style-name="ce1"/>
          <table:table-cell table:style-name="ce26"/>
          <table:table-cell office:value-type="currency" office:value="152.90641377589307" table:formula="of:=[.E33]+[.C35]-[.D35]" table:style-name="ce27">
            <text:p>₺152,9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1646285666749923" table:formula="of:=[.D32]/[.$E$3]" table:style-name="ce35">
            <text:p>%11,65</text:p>
          </table:table-cell>
          <table:table-cell table:number-columns-repeated="16379"/>
        </table:table-row>
        <table:table-row table:number-rows-repeated="1048541" table:style-name="ro2">
          <table:table-cell table:number-columns-repeated="16384"/>
        </table:table-row>
      </table:table>
      <table:table table:name="02-22" table:style-name="ta1">
        <table:shapes>
          <draw:frame draw:z-index="1" draw:id="id1" draw:style-name="a1" draw:name="Image 2" svg:x="4.29567in" svg:y="0in" svg:width="2.41929in" svg:height="5.80433in" style:rel-width="scale" style:rel-height="scale">
            <draw:image xlink:href="media/image2.png" xlink:type="simple" xlink:show="embed" xlink:actuate="onLoad"/>
            <svg:title/>
            <svg:desc/>
          </draw:frame>
        </table:shapes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5" table:number-columns-repeated="16378" table:default-cell-style-name="ce1"/>
        <table:table-row table:style-name="ro1">
          <table:table-cell/>
          <table:table-cell office:value-type="string" table:style-name="ce2">
            <text:p>31-12-2021 – 31-01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1-31T00:00:00" table:style-name="ce3">
            <text:p>31.01.2022</text:p>
          </table:table-cell>
          <table:table-cell office:value-type="date" office:date-value="2021-12-31T00:00:00" table:style-name="ce4">
            <text:p>31.12.2021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53.2139999999999" table:style-name="ce48">
            <text:p>1.053,214 kw</text:p>
          </table:table-cell>
          <table:table-cell office:value-type="float" office:value="1039.1289999999999" table:formula="of:=['01-22'.B3]" table:style-name="ce49">
            <text:p>1.039,129 kw</text:p>
          </table:table-cell>
          <table:table-cell office:value-type="float" office:value="14.085000000000036" table:formula="of:=[.B3]-[.C3]" table:style-name="ce8">
            <text:p>14,085</text:p>
          </table:table-cell>
          <table:table-cell office:value-type="float" office:value="845.10000000000218" table:formula="of:=[.D3]*[.$E$1]" table:style-name="ce8">
            <text:p>845,1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315" table:style-name="ce10">
            <text:p>₺2.315,00</text:p>
          </table:table-cell>
          <table:table-cell office:value-type="string" table:style-name="ce9">
            <text:p>kw fiyat</text:p>
          </table:table-cell>
          <table:table-cell office:value-type="currency" office:value="2.739320790438994" table:formula="of:=[.C4]/[.E3]" table:style-name="ce11">
            <text:p>₺2,74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currency" office:value="2546.5" table:formula="of:=[.E9]+[.E14]+[.E19]+[.E24]+[.E29]+[.E34]" table:style-name="ce12">
            <text:p>₺2.546,50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144.02198080438865" table:formula="of:=[.B8]+[.D8]+[.C10]-[.D10]" table:style-name="ce14">
            <text:p>₺144,02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303" table:style-name="ce17">
            <text:p>3303 kw</text:p>
          </table:table-cell>
          <table:table-cell office:value-type="float" office:value="3134" table:formula="of:=['01-22'.B7]" table:style-name="ce50">
            <text:p>3134 kw</text:p>
          </table:table-cell>
          <table:table-cell office:value-type="float" office:value="169" table:formula="of:=[.B7]-[.C7]" table:style-name="ce19">
            <text:p>169 kw</text:p>
          </table:table-cell>
          <table:table-cell office:value-type="currency" office:value="462.94521358419001" table:formula="of:=[.D7]*[.$E$4]" table:style-name="ce20">
            <text:p>₺462,9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97.727459445969629" table:formula="of:=['01-22'.C6]" table:style-name="ce21">
            <text:p>Ö.Ay ₺97,73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46.294521358419004" table:formula="of:=([.D7]*[.$E$4]*[.C8])" table:style-name="ce23">
            <text:p>₺46,29</text:p>
          </table:table-cell>
          <table:table-cell office:value-type="currency" office:value="509.239734942609" table:formula="of:=[.D8]+[.E7]" table:style-name="ce24">
            <text:p>₺509,2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509.239734942609" table:formula="of:=[.E8]+[.C10]-[.D10]" table:style-name="ce27">
            <text:p>₺509,2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10]+[.C10]-[.D1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19997633416163715" table:formula="of:=[.D7]/[.$E$3]" table:style-name="ce35">
            <text:p>%2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398.63763546795099" table:formula="of:=[.B13]+[.D13]+[.C15]-[.D15]" table:style-name="ce14">
            <text:p>₺398,6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422" table:style-name="ce17">
            <text:p>8422 kw</text:p>
          </table:table-cell>
          <table:table-cell office:value-type="float" office:value="7928" table:formula="of:=['01-22'.B12]" table:style-name="ce50">
            <text:p>7928 kw</text:p>
          </table:table-cell>
          <table:table-cell office:value-type="float" office:value="494" table:formula="of:=[.B12]-[.C12]" table:style-name="ce19">
            <text:p>494 kw</text:p>
          </table:table-cell>
          <table:table-cell office:value-type="currency" office:value="1353.224470476863" table:formula="of:=[.D12]*[.$E$4]" table:style-name="ce34">
            <text:p>₺1.353,2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63.31518842026469" table:formula="of:=['01-22'.C11]" table:style-name="ce21">
            <text:p>Ö.Ay ₺263,32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35.3224470476863" table:formula="of:=([.D12]*[.$E$4]*[.C13])" table:style-name="ce23">
            <text:p>₺135,32</text:p>
          </table:table-cell>
          <table:table-cell office:value-type="currency" office:value="1488.5469175245494" table:formula="of:=[.D13]+[.E12]" table:style-name="ce24">
            <text:p>₺1.488,5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488.5469175245494" table:formula="of:=[.E13]+[.C15]-[.D15]" table:style-name="ce27">
            <text:p>₺1.488,5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15]+[.C15]-[.D1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5845462075494009" table:formula="of:=[.D12]/[.$E$3]" table:style-name="ce31">
            <text:p>%58,45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75.370484347930301" table:formula="of:=[.B18]+[.D18]+[.C20]-[.D20]" table:style-name="ce14">
            <text:p>₺75,37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45.10000000000218" table:formula="of:=[.E3]" table:style-name="ce51">
            <text:p>845 kw</text:p>
          </table:table-cell>
          <table:table-cell office:value-type="float" office:value="683" table:formula="of:=[.D12]+[.D7]+[.D32]" table:style-name="ce52">
            <text:p>683 kw</text:p>
          </table:table-cell>
          <table:table-cell office:value-type="float" office:value="162.10000000000218" table:formula="of:=[.B17]-[.C17]" table:style-name="ce53">
            <text:p>162 kw</text:p>
          </table:table-cell>
          <table:table-cell office:value-type="currency" office:value="444.04390013016689" table:formula="of:=[.D17]*[.$E$4]" table:style-name="ce39">
            <text:p>₺444,0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.966094334913599" table:formula="of:=['01-22'.C16]" table:style-name="ce21">
            <text:p>Ö.Ay ₺30,9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44.404390013016695" table:formula="of:=([.D17]*[.$E$4]*[.C18])" table:style-name="ce23">
            <text:p>₺44,40</text:p>
          </table:table-cell>
          <table:table-cell office:value-type="currency" office:value="488.44829014318361" table:formula="of:=[.D18]+[.E17]" table:style-name="ce24">
            <text:p>₺488,4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88.44829014318361" table:formula="of:=[.E18]+[.C20]-[.D20]" table:style-name="ce27">
            <text:p>₺488,4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20]+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9181161992663798" table:formula="of:=[.D17]/[.$E$3]" table:style-name="ce31">
            <text:p>%19,18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F-</text:p>
          </table:table-cell>
          <table:table-cell office:value-type="currency" office:value="0" table:formula="of:=[.B23]+[.D23]+[.C25]-[.D25]" table:style-name="ce14">
            <text:p>₺0,00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1-22'.B22]" table:style-name="ce50">
            <text:p>0 kw</text:p>
          </table:table-cell>
          <table:table-cell office:value-type="float" office:value="0" table:formula="of:=[.B22]-[.C22]" table:style-name="ce19">
            <text:p>0 kw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1-22'.C21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25]+[.C25]-[.D2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1-22'.B27]" table:style-name="ce50">
            <text:p>0 kw</text:p>
          </table:table-cell>
          <table:table-cell office:value-type="float" office:value="0" table:formula="of:=[.B27]-[.C27]" table:style-name="ce19">
            <text:p>0 kw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1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12.75989937973004" table:formula="of:=[.B33]+[.D33]+[.C35]-[.D35]" table:style-name="ce14">
            <text:p>₺12,76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38" table:style-name="ce17">
            <text:p>6838 kw</text:p>
          </table:table-cell>
          <table:table-cell office:value-type="float" office:value="6818" table:formula="of:=['01-22'.B32]" table:style-name="ce19">
            <text:p>6818 kw</text:p>
          </table:table-cell>
          <table:table-cell office:value-type="float" office:value="20" table:formula="of:=[.B32]-[.C32]" table:style-name="ce19">
            <text:p>20 kw</text:p>
          </table:table-cell>
          <table:table-cell office:value-type="currency" office:value="54.786415808779878" table:formula="of:=[.D32]*[.$E$4]" table:style-name="ce34">
            <text:p>₺54,7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7.2812577988520522" table:formula="of:=['01-22'.C31]" table:style-name="ce21">
            <text:p>Ö.Ay ₺7,28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5.478641580877988" table:formula="of:=([.D32]*[.$E$4]*[.C33])" table:style-name="ce23">
            <text:p>₺5,48</text:p>
          </table:table-cell>
          <table:table-cell office:value-type="currency" office:value="60.265057389657869" table:formula="of:=[.D33]+[.E32]" table:style-name="ce24">
            <text:p>₺60,2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60.265057389657869" table:formula="of:=[.E33]+[.C35]-[.D35]" table:style-name="ce27">
            <text:p>₺60,2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35]+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2.3665838362323926E-2" table:formula="of:=[.D32]/[.$E$3]" table:style-name="ce31">
            <text:p>%2,37</text:p>
          </table:table-cell>
          <table:table-cell table:number-columns-repeated="16379"/>
        </table:table-row>
        <table:table-row table:number-rows-repeated="1048541" table:style-name="ro2">
          <table:table-cell table:number-columns-repeated="16384"/>
        </table:table-row>
      </table:table>
      <table:table table:name="03-22" table:style-name="ta1">
        <table:shapes>
          <draw:frame draw:z-index="1" draw:id="id2" draw:style-name="a2" draw:name="Image 3" svg:x="4.11063in" svg:y="0in" svg:width="5.90669in" svg:height="5.89724in" style:rel-width="scale" style:rel-height="scale">
            <draw:image xlink:href="media/image3.png" xlink:type="simple" xlink:show="embed" xlink:actuate="onLoad"/>
            <svg:title/>
            <svg:desc/>
          </draw:frame>
        </table:shapes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2" table:default-cell-style-name="ce1"/>
        <table:table-column table:style-name="co5" table:number-columns-repeated="16379" table:default-cell-style-name="ce1"/>
        <table:table-row table:style-name="ro1">
          <table:table-cell/>
          <table:table-cell office:value-type="string" table:style-name="ce2">
            <text:p>31-01-2022 – 28-02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2-28T00:00:00" table:style-name="ce3">
            <text:p>28.02.2022</text:p>
          </table:table-cell>
          <table:table-cell office:value-type="date" office:date-value="2022-01-31T00:00:00" table:style-name="ce4">
            <text:p>31.01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62.999" table:style-name="ce48">
            <text:p>1.062,999 kw</text:p>
          </table:table-cell>
          <table:table-cell office:value-type="float" office:value="1053.2139999999999" table:formula="of:=['02-22'.B3]" table:style-name="ce49">
            <text:p>1.053,214 kw</text:p>
          </table:table-cell>
          <table:table-cell office:value-type="float" office:value="9.7850000000000819" table:formula="of:=[.B3]-[.C3]" table:style-name="ce8">
            <text:p>9,785</text:p>
          </table:table-cell>
          <table:table-cell office:value-type="float" office:value="587.10000000000491" table:formula="of:=[.D3]*[.$E$1]" table:style-name="ce8">
            <text:p>587,1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608.4" table:style-name="ce10">
            <text:p>₺1.608,40</text:p>
          </table:table-cell>
          <table:table-cell office:value-type="string" table:style-name="ce9">
            <text:p>kw fiyat</text:p>
          </table:table-cell>
          <table:table-cell office:value-type="currency" office:value="2.7395673650144552" table:formula="of:=[.C4]/[.E3]" table:style-name="ce11">
            <text:p>₺2,74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currency" office:value="1839.24" table:formula="of:=[.E9]+[.E14]+[.E19]+[.E24]+[.E29]+[.E34]" table:style-name="ce12">
            <text:p>₺1.839,24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196.34887571155923" table:formula="of:=[.B8]+[.D8]+[.C10]-[.D10]" table:style-name="ce14">
            <text:p>₺196,35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421" table:style-name="ce17">
            <text:p>3421 kw</text:p>
          </table:table-cell>
          <table:table-cell office:value-type="float" office:value="3303" table:formula="of:=['02-22'.B7]" table:style-name="ce50">
            <text:p>3303 kw</text:p>
          </table:table-cell>
          <table:table-cell office:value-type="float" office:value="118" table:formula="of:=[.B7]-[.C7]" table:style-name="ce19">
            <text:p>118 kw</text:p>
          </table:table-cell>
          <table:table-cell office:value-type="currency" office:value="323.26894907170572" table:formula="of:=[.D7]*[.$E$4]" table:style-name="ce20">
            <text:p>₺323,2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44.02198080438865" table:formula="of:=['02-22'.C6]" table:style-name="ce21">
            <text:p>Ö.Ay ₺144,02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32.326894907170576" table:formula="of:=([.D7]*[.$E$4]*[.C8])" table:style-name="ce23">
            <text:p>₺32,33</text:p>
          </table:table-cell>
          <table:table-cell office:value-type="currency" office:value="355.5958439788763" table:formula="of:=[.D8]+[.E7]" table:style-name="ce24">
            <text:p>₺355,6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75.5958439788763" table:formula="of:=[.E8]+[.C10]-[.D10]" table:style-name="ce27">
            <text:p>₺375,6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0" table:formula="of:=['02-22'.B10]+[.C10]-[.D10]" table:style-name="ce28">
            <text:p>Toplam Su 20</text:p>
          </table:table-cell>
          <table:table-cell office:value-type="currency" office:value="20" table:style-name="ce29">
            <text:p>+ Su ₺2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20098790665985183" table:formula="of:=[.D7]/[.$E$3]" table:style-name="ce31">
            <text:p>%20,1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547.53601734497283" table:formula="of:=[.B13]+[.D13]+[.C15]-[.D15]" table:style-name="ce14">
            <text:p>₺547,5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783" table:style-name="ce17">
            <text:p>8783 kw</text:p>
          </table:table-cell>
          <table:table-cell office:value-type="float" office:value="8422" table:formula="of:=['02-22'.B12]" table:style-name="ce50">
            <text:p>8422 kw</text:p>
          </table:table-cell>
          <table:table-cell office:value-type="float" office:value="361" table:formula="of:=[.B12]-[.C12]" table:style-name="ce19">
            <text:p>361 kw</text:p>
          </table:table-cell>
          <table:table-cell office:value-type="currency" office:value="988.98381877021836" table:formula="of:=[.D12]*[.$E$4]" table:style-name="ce34">
            <text:p>₺988,9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98.63763546795099" table:formula="of:=['02-22'.C11]" table:style-name="ce21">
            <text:p>Ö.Ay ₺398,64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98.898381877021848" table:formula="of:=([.D12]*[.$E$4]*[.C13])" table:style-name="ce23">
            <text:p>₺98,90</text:p>
          </table:table-cell>
          <table:table-cell office:value-type="currency" office:value="1087.8822006472401" table:formula="of:=[.D13]+[.E12]" table:style-name="ce24">
            <text:p>₺1.087,8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137.8822006472401" table:formula="of:=[.E13]+[.C15]-[.D15]" table:style-name="ce27">
            <text:p>₺1.137,8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0" table:formula="of:=['02-22'.B15]+[.C15]-[.D15]" table:style-name="ce28">
            <text:p>Toplam Su 50</text:p>
          </table:table-cell>
          <table:table-cell office:value-type="currency" office:value="50" table:style-name="ce29">
            <text:p>+ Su ₺5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61488673139158057" table:formula="of:=[.D12]/[.$E$3]" table:style-name="ce31">
            <text:p>%61,49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98.684202624204659" table:formula="of:=[.B18]+[.D18]+[.C20]-[.D20]" table:style-name="ce14">
            <text:p>₺98,68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87.10000000000491" table:formula="of:=[.E3]" table:style-name="ce54">
            <text:p>587 kw</text:p>
          </table:table-cell>
          <table:table-cell office:value-type="float" office:value="502" table:formula="of:=[.D12]+[.D7]+[.D32]" table:style-name="ce50">
            <text:p>502 kw</text:p>
          </table:table-cell>
          <table:table-cell office:value-type="float" office:value="85.100000000004911" table:formula="of:=[.B17]-[.C17]" table:style-name="ce19">
            <text:p>85 kw</text:p>
          </table:table-cell>
          <table:table-cell office:value-type="currency" office:value="233.13718276274358" table:formula="of:=[.D17]*[.$E$4]" table:style-name="ce34">
            <text:p>₺233,1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75.370484347930301" table:formula="of:=['02-22'.C16]" table:style-name="ce21">
            <text:p>Ö.Ay ₺75,3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3.313718276274358" table:formula="of:=([.D17]*[.$E$4]*[.C18])" table:style-name="ce23">
            <text:p>₺23,31</text:p>
          </table:table-cell>
          <table:table-cell office:value-type="currency" office:value="256.45090103901794" table:formula="of:=[.D18]+[.E17]" table:style-name="ce24">
            <text:p>₺256,4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56.45090103901794" table:formula="of:=[.E18]+[.C20]-[.D20]" table:style-name="ce27">
            <text:p>₺256,4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2-22'.B20]+[.C20]-[.D2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14494975302334218" table:formula="of:=[.D17]/[.$E$3]" table:style-name="ce31">
            <text:p>%14,49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</text:p>
          </table:table-cell>
          <table:table-cell office:value-type="currency" office:value="0" table:formula="of:=[.B23]+[.D23]+[.C25]-[.D25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1-22'.B28]" table:style-name="ce50">
            <text:p>0 kw</text:p>
          </table:table-cell>
          <table:table-cell office:value-type="float" office:value="0" table:formula="of:=[.B22]-[.C22]" table:style-name="ce19">
            <text:p>0 kw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2-22'.C21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2-22'.B25]+[.C25]-[.D2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55">
            <text:p>0 kw</text:p>
          </table:table-cell>
          <table:table-cell office:value-type="float" office:value="0" table:formula="of:=['01-22'.B33]" table:style-name="ce52">
            <text:p>0 kw</text:p>
          </table:table-cell>
          <table:table-cell office:value-type="float" office:value="0" table:formula="of:=[.B27]-[.C27]" table:style-name="ce53">
            <text:p>0 kw</text:p>
          </table:table-cell>
          <table:table-cell office:value-type="currency" office:value="0" table:formula="of:=[.D27]*[.$E$4]" table:style-name="ce39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2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2-22'.B30]+[.C30]-[.D3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H-Hacı</text:p>
          </table:table-cell>
          <table:table-cell office:value-type="currency" office:value="19.060904319263287" table:formula="of:=[.B33]+[.D33]+[.C35]-[.D35]" table:style-name="ce14">
            <text:p>₺19,06</text:p>
          </table:table-cell>
          <table:table-cell office:value-type="float" office:value="6700" table:style-name="ce43">
            <text:p>+ <text:s/>6.70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61" table:style-name="ce17">
            <text:p>6861 kw</text:p>
          </table:table-cell>
          <table:table-cell office:value-type="float" office:value="6838" table:formula="of:=['02-22'.B32]" table:style-name="ce19">
            <text:p>6838 kw</text:p>
          </table:table-cell>
          <table:table-cell office:value-type="float" office:value="23" table:formula="of:=[.B32]-[.C32]" table:style-name="ce19">
            <text:p>23 kw</text:p>
          </table:table-cell>
          <table:table-cell office:value-type="currency" office:value="63.010049395332473" table:formula="of:=[.D32]*[.$E$4]" table:style-name="ce34">
            <text:p>₺63,0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2.75989937973004" table:formula="of:=['02-22'.C31]" table:style-name="ce21">
            <text:p>Ö.Ay ₺12,76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6.3010049395332475" table:formula="of:=([.D32]*[.$E$4]*[.C33])" table:style-name="ce23">
            <text:p>₺6,30</text:p>
          </table:table-cell>
          <table:table-cell office:value-type="currency" office:value="69.311054334865716" table:formula="of:=[.D33]+[.E32]" table:style-name="ce24">
            <text:p>₺69,3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69.311054334865716" table:formula="of:=[.E33]+[.C35]-[.D35]" table:style-name="ce27">
            <text:p>₺69,3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2-22'.B35]+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3.9175608925225355E-2" table:formula="of:=[.D32]/[.$E$3]" table:style-name="ce31">
            <text:p>%3,92</text:p>
          </table:table-cell>
          <table:table-cell table:number-columns-repeated="16379"/>
        </table:table-row>
        <table:table-row table:number-rows-repeated="1048541" table:style-name="ro2">
          <table:table-cell table:number-columns-repeated="16384"/>
        </table:table-row>
      </table:table>
      <table:table table:name="04-22" table:style-name="ta1">
        <table:shapes>
          <draw:frame draw:z-index="1" draw:id="id3" draw:style-name="a3" draw:name="Image 4" svg:x="3.94646in" svg:y="0in" svg:width="5.86929in" svg:height="5.85984in" style:rel-width="scale" style:rel-height="scale">
            <draw:image xlink:href="media/image4.png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3" table:default-cell-style-name="ce1"/>
        <table:table-column table:style-name="co5" table:number-columns-repeated="16377" table:default-cell-style-name="ce1"/>
        <table:table-row table:style-name="ro1">
          <table:table-cell/>
          <table:table-cell office:value-type="string" table:style-name="ce2">
            <text:p>28-02-2022 – 31-03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2-03-31T00:00:00" table:style-name="ce3">
            <text:p>31.03.2022</text:p>
          </table:table-cell>
          <table:table-cell office:value-type="date" office:date-value="2022-02-28T00:00:00" table:style-name="ce4">
            <text:p>28.02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75.8030000000001" table:style-name="ce48">
            <text:p>1.075,803 kw</text:p>
          </table:table-cell>
          <table:table-cell office:value-type="float" office:value="1062.999" table:formula="of:=['03-22'.B3]" table:style-name="ce49">
            <text:p>1.062,999 kw</text:p>
          </table:table-cell>
          <table:table-cell office:value-type="float" office:value="12.804000000000087" table:formula="of:=[.B3]-[.C3]" table:style-name="ce8">
            <text:p>12,804</text:p>
          </table:table-cell>
          <table:table-cell office:value-type="float" office:value="768.24000000000524" table:formula="of:=[.D3]*[.$E$1]" table:style-name="ce8">
            <text:p>768,240</text:p>
          </table:table-cell>
          <table:table-cell table:style-name="ce1"/>
          <table:table-cell table:style-name="ce5"/>
          <table:table-cell table:number-columns-repeated="16377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578.43" table:style-name="ce10">
            <text:p>₺1.578,43</text:p>
          </table:table-cell>
          <table:table-cell office:value-type="string" table:style-name="ce9">
            <text:p>kw fiyat</text:p>
          </table:table-cell>
          <table:table-cell office:value-type="currency" office:value="2.0546053316671733" table:formula="of:=[.C4]/[.E3]" table:style-name="ce11">
            <text:p>₺2,0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1"/>
          <table:table-cell office:value-type="currency" office:value="1917.2207590492544" table:formula="of:=[.E9]+[.E14]+[.E19]+[.E24]+[.E29]+[.E34]" table:style-name="ce12">
            <text:p>₺1.917,22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237.92223169406455" table:formula="of:=[.B8]+[.D8]+[.C10]-[.D10]" table:style-name="ce14">
            <text:p>₺237,92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3526" table:style-name="ce17">
            <text:p>3526 kw</text:p>
          </table:table-cell>
          <table:table-cell office:value-type="float" office:value="3421" table:formula="of:=['03-22'.B7]" table:style-name="ce50">
            <text:p>3421 kw</text:p>
          </table:table-cell>
          <table:table-cell office:value-type="float" office:value="105" table:formula="of:=[.B7]-[.C7]" table:style-name="ce19">
            <text:p>105 kw</text:p>
          </table:table-cell>
          <table:table-cell office:value-type="currency" office:value="215.73355982505319" table:formula="of:=[.D7]*[.$E$4]" table:style-name="ce20">
            <text:p>₺215,7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96.34887571155923" table:formula="of:=['03-22'.C6]" table:style-name="ce21">
            <text:p>Ö.Ay ₺196,35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1.573355982505319" table:formula="of:=([.D7]*[.$E$4]*[.C8])" table:style-name="ce23">
            <text:p>₺21,57</text:p>
          </table:table-cell>
          <table:table-cell office:value-type="currency" office:value="237.30691580755851" table:formula="of:=[.D8]+[.E7]" table:style-name="ce24">
            <text:p>₺237,3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57.30691580755854" table:formula="of:=[.E8]+[.C10]-[.D10]" table:style-name="ce27">
            <text:p>₺257,3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40" table:formula="of:=['03-22'.B10]+[.C10]-[.D10]" table:style-name="ce28">
            <text:p>Toplam Su 40</text:p>
          </table:table-cell>
          <table:table-cell office:value-type="currency" office:value="20" table:style-name="ce29">
            <text:p>+ Su ₺2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13667603873789347" table:formula="of:=[.D7]/[.$E$3]" table:style-name="ce31">
            <text:p>%13,6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733.13996923500622" table:formula="of:=[.B13]+[.D13]+[.C15]-[.D15]" table:style-name="ce14">
            <text:p>₺733,1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9223" table:style-name="ce17">
            <text:p>9223 kw</text:p>
          </table:table-cell>
          <table:table-cell office:value-type="float" office:value="8783" table:formula="of:=['03-22'.B12]" table:style-name="ce50">
            <text:p>8783 kw</text:p>
          </table:table-cell>
          <table:table-cell office:value-type="float" office:value="440" table:formula="of:=[.B12]-[.C12]" table:style-name="ce19">
            <text:p>440 kw</text:p>
          </table:table-cell>
          <table:table-cell office:value-type="currency" office:value="904.02634593355629" table:formula="of:=[.D12]*[.$E$4]" table:style-name="ce34">
            <text:p>₺904,0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547.53601734497283" table:formula="of:=['03-22'.C11]" table:style-name="ce21">
            <text:p>Ö.Ay ₺547,54</text:p>
          </table:table-cell>
          <table:table-cell office:value-type="percentage" office:value="0.15" table:style-name="ce22">
            <text:p>+ <text:s text:c="6"/>%15,00</text:p>
          </table:table-cell>
          <table:table-cell office:value-type="currency" office:value="135.60395189003344" table:formula="of:=([.D12]*[.$E$4]*[.C13])" table:style-name="ce23">
            <text:p>₺135,60</text:p>
          </table:table-cell>
          <table:table-cell office:value-type="currency" office:value="1039.6302978235897" table:formula="of:=[.D13]+[.E12]" table:style-name="ce24">
            <text:p>₺1.039,63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089.6302978235897" table:formula="of:=[.E13]+[.C15]-[.D15]" table:style-name="ce27">
            <text:p>₺1.089,6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0" table:formula="of:=['03-22'.B15]+[.C15]-[.D15]" table:style-name="ce28">
            <text:p>Toplam Su 100</text:p>
          </table:table-cell>
          <table:table-cell office:value-type="currency" office:value="50" table:style-name="ce29">
            <text:p>+ Su ₺5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57273768613974407" table:formula="of:=[.D12]/[.$E$3]" table:style-name="ce31">
            <text:p>%57,2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02.49015354058504" table:formula="of:=[.B18]+[.D18]+[.C20]-[.D20]" table:style-name="ce14">
            <text:p>₺102,49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768.24000000000524" table:formula="of:=[.E3]" table:style-name="ce51">
            <text:p>768 kw</text:p>
          </table:table-cell>
          <table:table-cell office:value-type="float" office:value="583" table:formula="of:=[.D12]+[.D7]+[.D32]" table:style-name="ce52">
            <text:p>583 kw</text:p>
          </table:table-cell>
          <table:table-cell office:value-type="float" office:value="185.24000000000524" table:formula="of:=[.B17]-[.C17]" table:style-name="ce53">
            <text:p>185 kw</text:p>
          </table:table-cell>
          <table:table-cell office:value-type="currency" office:value="380.59509163803796" table:formula="of:=[.D17]*[.$E$4]" table:style-name="ce39">
            <text:p>₺380,6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98.684202624204659" table:formula="of:=['03-22'.C16]" table:style-name="ce21">
            <text:p>Ö.Ay ₺98,68</text:p>
          </table:table-cell>
          <table:table-cell office:value-type="percentage" office:value="0.01" table:style-name="ce22">
            <text:p>+ <text:s text:c="6"/>%1,00</text:p>
          </table:table-cell>
          <table:table-cell office:value-type="currency" office:value="3.8059509163803797" table:formula="of:=([.D17]*[.$E$4]*[.C18])" table:style-name="ce23">
            <text:p>₺3,81</text:p>
          </table:table-cell>
          <table:table-cell office:value-type="currency" office:value="384.40104255441832" table:formula="of:=[.D18]+[.E17]" table:style-name="ce24">
            <text:p>₺384,4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84.40104255441832" table:formula="of:=[.E18]+[.C20]-[.D20]" table:style-name="ce27">
            <text:p>₺384,4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3-22'.B20]+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24112256586483907" table:formula="of:=[.D17]/[.$E$3]" table:style-name="ce31">
            <text:p>%24,11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F-Merdal</text:p>
          </table:table-cell>
          <table:table-cell office:value-type="currency" office:value="100" table:formula="of:=[.B23]+[.D23]+[.C25]-[.D25]" table:style-name="ce14">
            <text:p>₺100,00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3-22'.B22]" table:style-name="ce50">
            <text:p>0 kw</text:p>
          </table:table-cell>
          <table:table-cell office:value-type="float" office:value="0" table:formula="of:=[.B22]-[.C22]" table:style-name="ce19">
            <text:p>0 kw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3-22'.C21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00" table:formula="of:=[.E23]+[.C25]-[.D25]" table:style-name="ce27">
            <text:p>₺10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0" table:formula="of:=['03-22'.B25]+[.C25]-[.D25]" table:style-name="ce28">
            <text:p>Toplam Su 100</text:p>
          </table:table-cell>
          <table:table-cell office:value-type="currency" office:value="100" table:style-name="ce29">
            <text:p>+ Su ₺10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3-22'.B27]" table:style-name="ce50">
            <text:p>0 kw</text:p>
          </table:table-cell>
          <table:table-cell office:value-type="float" office:value="0" table:formula="of:=[.B27]-[.C27]" table:style-name="ce19">
            <text:p>0 kw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3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3-22'.B30]+[.C30]-[.D3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26.868404579598547" table:formula="of:=[.B33]+[.D33]+[.C35]-[.D35]" table:style-name="ce14">
            <text:p>₺26,87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99" table:style-name="ce17">
            <text:p>6899 kw</text:p>
          </table:table-cell>
          <table:table-cell office:value-type="float" office:value="6861" table:formula="of:=['03-22'.B32]" table:style-name="ce19">
            <text:p>6861 kw</text:p>
          </table:table-cell>
          <table:table-cell office:value-type="float" office:value="38" table:formula="of:=[.B32]-[.C32]" table:style-name="ce19">
            <text:p>38 kw</text:p>
          </table:table-cell>
          <table:table-cell office:value-type="currency" office:value="78.075002603352587" table:formula="of:=[.D32]*[.$E$4]" table:style-name="ce34">
            <text:p>₺78,0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9.060904319263287" table:formula="of:=['03-22'.C31]" table:style-name="ce21">
            <text:p>Ö.Ay ₺19,06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7.8075002603352592" table:formula="of:=([.D32]*[.$E$4]*[.C33])" table:style-name="ce23">
            <text:p>₺7,81</text:p>
          </table:table-cell>
          <table:table-cell office:value-type="currency" office:value="85.882502863687847" table:formula="of:=[.D33]+[.E32]" table:style-name="ce24">
            <text:p>₺85,8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5.882502863687847" table:formula="of:=[.E33]+[.C35]-[.D35]" table:style-name="ce27">
            <text:p>₺85,8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3-22'.B35]+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4.9463709257523351E-2" table:formula="of:=[.D32]/[.$E$3]" table:style-name="ce31">
            <text:p>%4,95</text:p>
          </table:table-cell>
          <table:table-cell table:number-columns-repeated="16379"/>
        </table:table-row>
        <table:table-row table:number-rows-repeated="1048541" table:style-name="ro2">
          <table:table-cell table:number-columns-repeated="16384"/>
        </table:table-row>
      </table:table>
      <table:table table:name="05-22" table:style-name="ta1">
        <table:shapes>
          <draw:frame draw:z-index="1" draw:id="id4" draw:style-name="a4" draw:name="Image 5" svg:x="4.75669in" svg:y="0.18937in" svg:width="5.52126in" svg:height="6.01457in" style:rel-width="scale" style:rel-height="scale">
            <draw:image xlink:href="media/image5.png" xlink:type="simple" xlink:show="embed" xlink:actuate="onLoad"/>
            <svg:title/>
            <svg:desc/>
          </draw:frame>
        </table:shapes>
        <table:table-column table:style-name="co19" table:default-cell-style-name="ce1"/>
        <table:table-column table:style-name="co12" table:default-cell-style-name="ce1"/>
        <table:table-column table:style-name="co20" table:default-cell-style-name="ce1"/>
        <table:table-column table:style-name="co3" table:default-cell-style-name="ce1"/>
        <table:table-column table:style-name="co21" table:default-cell-style-name="ce1"/>
        <table:table-column table:style-name="co18" table:default-cell-style-name="ce1"/>
        <table:table-column table:style-name="co22" table:default-cell-style-name="ce1"/>
        <table:table-column table:style-name="co23" table:default-cell-style-name="ce1"/>
        <table:table-column table:style-name="co3" table:number-columns-repeated="3" table:default-cell-style-name="ce1"/>
        <table:table-column table:style-name="co24" table:default-cell-style-name="ce1"/>
        <table:table-column table:style-name="co3" table:number-columns-repeated="3" table:default-cell-style-name="ce1"/>
        <table:table-column table:style-name="co5" table:number-columns-repeated="16369" table:default-cell-style-name="ce1"/>
        <table:table-row table:style-name="ro1">
          <table:table-cell/>
          <table:table-cell office:value-type="string" table:style-name="ce2">
            <text:p>31-03-2022 – 30-04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2-04-30T00:00:00" table:style-name="ce3">
            <text:p>30.04.2022</text:p>
          </table:table-cell>
          <table:table-cell office:value-type="date" office:date-value="2022-03-31T00:00:00" table:style-name="ce4">
            <text:p>31.03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86.836" table:style-name="ce48">
            <text:p>1.086,836 kw</text:p>
          </table:table-cell>
          <table:table-cell office:value-type="float" office:value="1075.8030000000001" table:formula="of:=['04-22'.B3]" table:style-name="ce49">
            <text:p>1.075,803 kw</text:p>
          </table:table-cell>
          <table:table-cell office:value-type="float" office:value="11.032999999999902" table:formula="of:=[.B3]-[.C3]" table:style-name="ce8">
            <text:p>11,033</text:p>
          </table:table-cell>
          <table:table-cell office:value-type="float" office:value="661.97999999999411" table:formula="of:=[.D3]*[.$E$1]" table:style-name="ce8">
            <text:p>661,980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360.1" table:style-name="ce10">
            <text:p>₺1.360,10</text:p>
          </table:table-cell>
          <table:table-cell office:value-type="string" table:style-name="ce9">
            <text:p>kw fiyat</text:p>
          </table:table-cell>
          <table:table-cell office:value-type="currency" office:value="2.0545937943744708" table:formula="of:=[.C4]/[.E3]" table:style-name="ce11">
            <text:p>₺2,05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table:style-name="ce1"/>
          <table:table-cell office:value-type="currency" office:value="1658.293751774979" table:formula="of:=[.E9]+[.E14]+[.E19]+[.E24]+[.E29]+[.E34]" table:style-name="ce12">
            <text:p>₺1.658,29</text:p>
          </table:table-cell>
          <table:table-cell office:value-type="string" table:style-name="ce1">
            <text:p>Ödemeler Toplamı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230.24979446031136" table:formula="of:=[.B8]+[.D8]+[.C10]-[.D10]" table:style-name="ce14">
            <text:p>₺230,25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style-name="ce56"/>
          <table:table-cell table:number-columns-repeated="2" table:style-name="ce1"/>
          <table:table-cell table:style-name="ce56"/>
          <table:table-cell table:number-columns-repeated="16375"/>
        </table:table-row>
        <table:table-row table:style-name="ro2">
          <table:table-cell/>
          <table:table-cell office:value-type="float" office:value="3586" table:style-name="ce17">
            <text:p>3586 kw</text:p>
          </table:table-cell>
          <table:table-cell office:value-type="float" office:value="3526" table:formula="of:=['04-22'.B7]" table:style-name="ce50">
            <text:p>3526 kw</text:p>
          </table:table-cell>
          <table:table-cell office:value-type="float" office:value="60" table:formula="of:=[.B7]-[.C7]" table:style-name="ce19">
            <text:p>60 kw</text:p>
          </table:table-cell>
          <table:table-cell office:value-type="currency" office:value="123.27562766246825" table:formula="of:=[.D7]*[.$E$4]" table:style-name="ce20">
            <text:p>₺123,2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237.92223169406455" table:formula="of:=['04-22'.C6]" table:style-name="ce21">
            <text:p>Ö.Ay ₺237,92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2.327562766246826" table:formula="of:=([.D7]*[.$E$4]*[.C8])" table:style-name="ce23">
            <text:p>₺12,33</text:p>
          </table:table-cell>
          <table:table-cell office:value-type="currency" office:value="135.60319042871507" table:formula="of:=[.D8]+[.E7]" table:style-name="ce24">
            <text:p>₺135,60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55.60319042871507" table:formula="of:=[.E8]+[.C10]" table:style-name="ce57">
            <text:p>₺155,60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office:value-type="float" office:value="20" table:formula="of:=['04-22'.B10]+[.C10]-[.D10]" table:style-name="ce28">
            <text:p>Toplam Su 20</text:p>
          </table:table-cell>
          <table:table-cell office:value-type="currency" office:value="20" table:style-name="ce29">
            <text:p>+ Su ₺20,00</text:p>
          </table:table-cell>
          <table:table-cell office:value-type="currency" office:value="40" table:style-name="ce30">
            <text:p>- Su ₺40,00</text:p>
          </table:table-cell>
          <table:table-cell office:value-type="percentage" office:value="9.0637179370978788E-2" table:formula="of:=[.D7]/[.$E$3]" table:style-name="ce31">
            <text:p>%9,06</text:p>
          </table:table-cell>
          <table:table-cell table:style-name="ce56"/>
          <table:table-cell table:number-columns-repeated="2" table:style-name="ce1"/>
          <table:table-cell table:style-name="ce56"/>
          <table:table-cell table:number-columns-repeated="16375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847.50747278496385" table:formula="of:=[.B13]+[.D13]+[.C15]-[.D15]" table:style-name="ce14">
            <text:p>₺847,5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9623" table:style-name="ce17">
            <text:p>9623 kw</text:p>
          </table:table-cell>
          <table:table-cell office:value-type="float" office:value="9223" table:formula="of:=['04-22'.B12]" table:style-name="ce50">
            <text:p>9223 kw</text:p>
          </table:table-cell>
          <table:table-cell office:value-type="float" office:value="400" table:formula="of:=[.B12]-[.C12]" table:style-name="ce19">
            <text:p>400 kw</text:p>
          </table:table-cell>
          <table:table-cell office:value-type="currency" office:value="821.83751774978828" table:formula="of:=[.D12]*[.$E$4]" table:style-name="ce34">
            <text:p>₺821,8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733.13996923500622" table:formula="of:=['04-22'.C11]" table:style-name="ce21">
            <text:p>Ö.Ay ₺733,14</text:p>
          </table:table-cell>
          <table:table-cell office:value-type="percentage" office:value="0.2" table:style-name="ce22">
            <text:p>+ <text:s text:c="6"/>%20,00</text:p>
          </table:table-cell>
          <table:table-cell office:value-type="currency" office:value="164.36750354995766" table:formula="of:=([.D12]*[.$E$4]*[.C13])" table:style-name="ce23">
            <text:p>₺164,37</text:p>
          </table:table-cell>
          <table:table-cell office:value-type="currency" office:value="986.20502129974591" table:formula="of:=[.D13]+[.E12]" table:style-name="ce24">
            <text:p>₺986,21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036.205021299746" table:formula="of:=[.E13]+[.C15]" table:style-name="ce57">
            <text:p>₺1.036,21</text:p>
          </table:table-cell>
          <table:table-cell table:style-name="ce56"/>
          <table:table-cell table:number-columns-repeated="2" table:style-name="ce1"/>
          <table:table-cell table:style-name="ce56"/>
          <table:table-cell table:number-columns-repeated="16375"/>
        </table:table-row>
        <table:table-row table:style-name="ro2">
          <table:table-cell/>
          <table:table-cell office:value-type="float" office:value="50" table:formula="of:=['04-22'.B15]+[.C15]-[.D15]" table:style-name="ce28">
            <text:p>Toplam Su 50</text:p>
          </table:table-cell>
          <table:table-cell office:value-type="currency" office:value="50" table:style-name="ce29">
            <text:p>+ Su ₺50,00</text:p>
          </table:table-cell>
          <table:table-cell office:value-type="currency" office:value="100" table:style-name="ce30">
            <text:p>- Su ₺100,00</text:p>
          </table:table-cell>
          <table:table-cell office:value-type="percentage" office:value="0.60424786247319184" table:formula="of:=[.D12]/[.$E$3]" table:style-name="ce31">
            <text:p>%60,4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16.46139134233144" table:formula="of:=[.B18]+[.D18]+[.C20]-[.D20]" table:style-name="ce14">
            <text:p>₺116,46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68" table:style-name="ce55">
            <text:p>68 kw</text:p>
          </table:table-cell>
          <table:table-cell office:value-type="float" office:value="0" table:style-name="ce52">
            <text:p>0 kw</text:p>
          </table:table-cell>
          <table:table-cell office:value-type="float" office:value="68" table:formula="of:=[.B17]-[.C17]" table:style-name="ce53">
            <text:p>68 kw</text:p>
          </table:table-cell>
          <table:table-cell office:value-type="currency" office:value="139.712378017464" table:formula="of:=[.D17]*[.$E$4]" table:style-name="ce39">
            <text:p>₺139,7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02.49015354058504" table:formula="of:=['04-22'.C16]" table:style-name="ce21">
            <text:p>Ö.Ay ₺102,49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3.971237801746401" table:formula="of:=([.D17]*[.$E$4]*[.C18])" table:style-name="ce23">
            <text:p>₺13,97</text:p>
          </table:table-cell>
          <table:table-cell office:value-type="currency" office:value="153.68361581921042" table:formula="of:=[.D18]+[.E17]" table:style-name="ce24">
            <text:p>₺153,6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53.68361581921042" table:formula="of:=[.E18]+[.C20]" table:style-name="ce57">
            <text:p>₺153,6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formula="of:=['04-22'.B20]+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0272213662044262" table:formula="of:=[.D17]/[.$E$3]" table:style-name="ce31">
            <text:p>%10,2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42">
            <text:p>SnyF-Merdal</text:p>
          </table:table-cell>
          <table:table-cell office:value-type="currency" office:value="40.952747515029642" table:formula="of:=[.B23]+[.D23]+[.C25]-[.D25]" table:style-name="ce14">
            <text:p>₺40,95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1.97999999999411" table:formula="of:=[.E3]-[.D7]-[.D12]-[.D17]-[.D32]" table:style-name="ce58">
            <text:p>102 kw</text:p>
          </table:table-cell>
          <table:table-cell office:value-type="float" office:value="0" table:formula="of:=['04-22'.B22]" table:style-name="ce50">
            <text:p>0 kw</text:p>
          </table:table-cell>
          <table:table-cell office:value-type="float" office:value="101.97999999999411" table:formula="of:=[.B22]-[.C22]" table:style-name="ce19">
            <text:p>102 kw</text:p>
          </table:table-cell>
          <table:table-cell office:value-type="currency" office:value="209.52747515029642" table:formula="of:=[.D22]*[.$E$4]" table:style-name="ce34">
            <text:p>₺209,5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00" table:formula="of:=['04-22'.C21]" table:style-name="ce21">
            <text:p>Ö.Ay ₺100,0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0.952747515029642" table:formula="of:=([.D22]*[.$E$4]*[.C23])" table:style-name="ce23">
            <text:p>₺20,95</text:p>
          </table:table-cell>
          <table:table-cell office:value-type="currency" office:value="230.48022266532607" table:formula="of:=[.D23]+[.E22]" table:style-name="ce24">
            <text:p>₺230,48</text:p>
          </table:table-cell>
          <table:table-cell table:number-columns-repeated="5" table:style-name="ce59"/>
          <table:table-cell table:number-columns-repeated="16374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30.48022266532607" table:formula="of:=[.E23]+[.C25]" table:style-name="ce57">
            <text:p>₺230,48</text:p>
          </table:table-cell>
          <table:table-cell table:number-columns-repeated="3" table:style-name="ce8"/>
          <table:table-cell table:number-columns-repeated="3" table:style-name="ce1"/>
          <table:table-cell table:style-name="ce8"/>
          <table:table-cell table:number-columns-repeated="16372" table:style-name="ce1"/>
        </table:table-row>
        <table:table-row table:style-name="ro2">
          <table:table-cell/>
          <table:table-cell office:value-type="float" office:value="20" table:formula="of:=['04-22'.B25]+[.C25]-[.D25]" table:style-name="ce28">
            <text:p>Toplam Su 2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80" table:style-name="ce30">
            <text:p>- Su ₺80,00</text:p>
          </table:table-cell>
          <table:table-cell office:value-type="percentage" office:value="0.15405299253753138" table:formula="of:=[.D22]/[.$E$3]" table:style-name="ce31">
            <text:p>%15,41</text:p>
          </table:table-cell>
          <table:table-cell table:number-columns-repeated="2" table:style-name="ce1"/>
          <table:table-cell table:number-columns-repeated="3" table:style-name="ce8"/>
          <table:table-cell table:style-name="ce1"/>
          <table:table-cell table:style-name="ce8"/>
          <table:table-cell table:number-columns-repeated="16372" table:style-name="ce1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2" table:style-name="ce1"/>
          <table:table-cell table:number-columns-repeated="3" table:style-name="ce8"/>
          <table:table-cell table:style-name="ce1"/>
          <table:table-cell table:style-name="ce8"/>
          <table:table-cell table:number-columns-repeated="16372" table:style-name="ce1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4-22'.B27]" table:style-name="ce50">
            <text:p>0 kw</text:p>
          </table:table-cell>
          <table:table-cell office:value-type="float" office:value="0" table:formula="of:=[.B27]-[.C27]" table:style-name="ce19">
            <text:p>0 kw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2" table:style-name="ce1"/>
          <table:table-cell table:style-name="ce60"/>
          <table:table-cell table:style-name="ce8"/>
          <table:table-cell table:style-name="ce60"/>
          <table:table-cell table:style-name="ce1"/>
          <table:table-cell table:style-name="ce60"/>
          <table:table-cell table:number-columns-repeated="16372" table:style-name="ce1"/>
        </table:table-row>
        <table:table-row table:style-name="ro2">
          <table:table-cell/>
          <table:table-cell office:value-type="currency" office:value="0" table:formula="of:=['04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8" table:style-name="ce1"/>
          <table:table-cell table:number-columns-repeated="2" table:style-name="ce59"/>
          <table:table-cell table:number-columns-repeated="1636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" table:style-name="ce57">
            <text:p>₺0,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formula="of:=['04-22'.B30]+[.C30]-[.D3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3]+[.D33]+[.C35]-[.D35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style-name="ce1"/>
          <table:table-cell table:number-columns-repeated="4" table:style-name="ce8"/>
          <table:table-cell table:number-columns-repeated="16374" table:style-name="ce1"/>
        </table:table-row>
        <table:table-row table:style-name="ro2">
          <table:table-cell/>
          <table:table-cell office:value-type="float" office:value="6931" table:style-name="ce17">
            <text:p>6931 kw</text:p>
          </table:table-cell>
          <table:table-cell office:value-type="float" office:value="6899" table:formula="of:=['04-22'.B32]" table:style-name="ce19">
            <text:p>6899 kw</text:p>
          </table:table-cell>
          <table:table-cell office:value-type="float" office:value="32" table:formula="of:=[.B32]-[.C32]" table:style-name="ce19">
            <text:p>32 kw</text:p>
          </table:table-cell>
          <table:table-cell office:value-type="currency" office:value="65.747001419983064" table:formula="of:=[.D32]*[.$E$4]" table:style-name="ce34">
            <text:p>₺65,7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26.868404579598547" table:formula="of:=['04-22'.C31]" table:style-name="ce21">
            <text:p>Ö.Ay ₺26,8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6.5747001419983064" table:formula="of:=([.D32]*[.$E$4]*[.C33])" table:style-name="ce23">
            <text:p>₺6,57</text:p>
          </table:table-cell>
          <table:table-cell office:value-type="currency" office:value="72.321701561981371" table:formula="of:=[.D33]+[.E32]" table:style-name="ce24">
            <text:p>₺72,32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2.321701561981371" table:formula="of:=[.E33]+[.C35]" table:style-name="ce57">
            <text:p>₺82,3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" table:formula="of:=['04-22'.B35]+[.C35]-[.D35]" table:style-name="ce28">
            <text:p>Toplam Su 10</text:p>
          </table:table-cell>
          <table:table-cell office:value-type="currency" office:value="10" table:style-name="ce40">
            <text:p>+ Su ₺1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4.8339828997855348E-2" table:formula="of:=[.D32]/[.$E$3]" table:style-name="ce31">
            <text:p>%4,83</text:p>
          </table:table-cell>
          <table:table-cell table:number-columns-repeated="16379"/>
        </table:table-row>
        <table:table-row table:number-rows-repeated="1048541" table:style-name="ro2">
          <table:table-cell table:number-columns-repeated="16384"/>
        </table:table-row>
      </table:table>
      <table:table table:name="06-22" table:style-name="ta1">
        <table:shapes>
          <draw:frame draw:z-index="1" draw:id="id5" draw:style-name="a5" draw:name="Image 6" svg:x="4.04803in" svg:y="0.0378in" svg:width="6.36181in" svg:height="6.40079in" style:rel-width="scale" style:rel-height="scale">
            <draw:image xlink:href="media/image6.png" xlink:type="simple" xlink:show="embed" xlink:actuate="onLoad"/>
            <svg:title/>
            <svg:desc/>
          </draw:frame>
        </table:shapes>
        <table:table-column table:style-name="co25" table:default-cell-style-name="ce1"/>
        <table:table-column table:style-name="co12" table:default-cell-style-name="ce1"/>
        <table:table-column table:style-name="co26" table:default-cell-style-name="ce1"/>
        <table:table-column table:style-name="co27" table:default-cell-style-name="ce1"/>
        <table:table-column table:style-name="co18" table:default-cell-style-name="ce1"/>
        <table:table-column table:style-name="co4" table:default-cell-style-name="ce1"/>
        <table:table-column table:style-name="co28" table:default-cell-style-name="ce1"/>
        <table:table-column table:style-name="co29" table:default-cell-style-name="ce1"/>
        <table:table-column table:style-name="co28" table:default-cell-style-name="ce1"/>
        <table:table-column table:style-name="co29" table:number-columns-repeated="3" table:default-cell-style-name="ce1"/>
        <table:table-column table:style-name="co28" table:default-cell-style-name="ce1"/>
        <table:table-column table:style-name="co3" table:default-cell-style-name="ce1"/>
        <table:table-column table:style-name="co3" table:default-cell-style-name="ce86"/>
        <table:table-column table:style-name="co3" table:default-cell-style-name="ce1"/>
        <table:table-column table:style-name="co5" table:number-columns-repeated="16368" table:default-cell-style-name="ce1"/>
        <table:table-row table:style-name="ro2">
          <table:table-cell/>
          <table:table-cell office:value-type="string" table:style-name="ce61">
            <text:p>30-04-2022 – 31-05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date" office:date-value="2022-05-31T00:00:00" table:style-name="ce3">
            <text:p>31.05.2022</text:p>
          </table:table-cell>
          <table:table-cell office:value-type="date" office:date-value="2022-04-30T00:00:00" table:style-name="ce4">
            <text:p>30.04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9" table:style-name="ce64"/>
          <table:table-cell table:style-name="ce65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1097.521" table:style-name="ce48">
            <text:p>1.097,521 kw</text:p>
          </table:table-cell>
          <table:table-cell office:value-type="float" office:value="1086.836" table:formula="of:=['05-22'.B3]" table:style-name="ce49">
            <text:p>1.086,836 kw</text:p>
          </table:table-cell>
          <table:table-cell office:value-type="float" office:value="10.684999999999945" table:formula="of:=[.B3]-[.C3]" table:style-name="ce8">
            <text:p>10,685</text:p>
          </table:table-cell>
          <table:table-cell office:value-type="float" office:value="641.09999999999673" table:formula="of:=[.D3]*[.$E$1]" table:style-name="ce8">
            <text:p>641,100</text:p>
          </table:table-cell>
          <table:table-cell table:style-name="ce66"/>
          <table:table-cell table:number-columns-repeated="8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317.2" table:style-name="ce10">
            <text:p>₺1.317,20</text:p>
          </table:table-cell>
          <table:table-cell office:value-type="string" table:style-name="ce9">
            <text:p>kw fiyat</text:p>
          </table:table-cell>
          <table:table-cell office:value-type="currency" office:value="2.0545936671346228" table:formula="of:=[.C4]/[.E3]" table:style-name="ce11">
            <text:p>₺2,05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230.24979446031136" table:formula="of:=[.B7]+[.D7]" table:style-name="ce14">
            <text:p>₺230,25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586" table:formula="of:=['05-22'.B7]" table:style-name="ce50">
            <text:p>3586 kw</text:p>
          </table:table-cell>
          <table:table-cell office:value-type="float" office:value="89" table:formula="of:=[.B6]-[.C6]" table:style-name="ce19">
            <text:p>89 kw</text:p>
          </table:table-cell>
          <table:table-cell office:value-type="currency" office:value="182.85883637498142" table:formula="of:=[.D6]*[.$E$4]" table:style-name="ce20">
            <text:p>₺182,86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230.24979446031136" table:formula="of:=['05-22'.C6]" table:style-name="ce67">
            <text:p>₺230,25</text:p>
          </table:table-cell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182.85883637498142" table:formula="of:=[.D7]+[.E6]" table:style-name="ce24">
            <text:p>₺182,86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82.85883637498142" table:formula="of:=[.E7]+[.C9]" table:style-name="ce27">
            <text:p>₺182,86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office:value-type="currency" office:value="0" table:style-name="ce70">
            <text:p>+ Su ₺0,00</text:p>
          </table:table-cell>
          <table:table-cell office:value-type="currency" office:value="0" table:formula="of:=[.D10]*[.E10]" table:style-name="ce71">
            <text:p>- Su ₺0,00</text:p>
          </table:table-cell>
          <table:table-cell office:value-type="percentage" office:value="0.13882389642801507" table:formula="of:=[.D6]/[.$E$3]" table:style-name="ce72">
            <text:p>%13,88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0]-[.C10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075.1564511034801" table:formula="of:=[.B13]+[.D13]" table:style-name="ce14">
            <text:p>₺1.075,1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7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9900" table:formula="of:=[.B14]+53+[.C12]" table:style-name="ce17">
            <text:p>9900 kw</text:p>
          </table:table-cell>
          <table:table-cell office:value-type="float" office:value="9623" table:formula="of:=['05-22'.B12]" table:style-name="ce50">
            <text:p>9623 kw</text:p>
          </table:table-cell>
          <table:table-cell office:value-type="float" office:value="277" table:formula="of:=[.B12]-[.C12]" table:style-name="ce19">
            <text:p>277 kw</text:p>
          </table:table-cell>
          <table:table-cell office:value-type="currency" office:value="569.12244579629055" table:formula="of:=[.D12]*[.$E$4]" table:style-name="ce24">
            <text:p>₺569,1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847.50747278496385" table:formula="of:=['05-22'.C11]" table:style-name="ce67">
            <text:p>₺847,51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227.64897831851624" table:formula="of:=([.D12]*[.$E$4]*[.C13])" table:style-name="ce23">
            <text:p>₺227,65</text:p>
          </table:table-cell>
          <table:table-cell office:value-type="currency" office:value="796.77142411480679" table:formula="of:=[.D13]+[.E12]" table:style-name="ce24">
            <text:p>₺796,77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224" table:style-name="ce25">
            <text:p>224</text:p>
          </table:table-cell>
          <table:table-cell office:value-type="string" table:style-name="ce79">
            <text:p>YENİ SAYAÇ YAZAR 53</text:p>
          </table:table-cell>
          <table:table-cell table:style-name="ce80"/>
          <table:table-cell office:value-type="currency" office:value="996.77142411480679" table:formula="of:=[.E13]+[.C15]" table:style-name="ce27">
            <text:p>₺996,77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200" table:formula="of:=[.C15]-[.D15]" table:style-name="ce69">
            <text:p>₺200,00</text:p>
          </table:table-cell>
          <table:table-cell office:value-type="currency" office:value="200" table:style-name="ce70">
            <text:p>+ Su ₺200,00</text:p>
          </table:table-cell>
          <table:table-cell office:value-type="currency" office:value="0" table:formula="of:=[.D16]*[.E16]" table:style-name="ce71">
            <text:p>- Su ₺0,00</text:p>
          </table:table-cell>
          <table:table-cell office:value-type="percentage" office:value="0.43206987989393453" table:formula="of:=[.D12]/[.$E$3]" table:style-name="ce72">
            <text:p>%43,21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18.92690374289299" table:formula="of:=[.B19]+[.D19]" table:style-name="ce14">
            <text:p>₺118,93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188" table:style-name="ce55">
            <text:p>188 kw</text:p>
          </table:table-cell>
          <table:table-cell office:value-type="float" office:value="68" table:formula="of:=['05-22'.B17]" table:style-name="ce52">
            <text:p>68 kw</text:p>
          </table:table-cell>
          <table:table-cell office:value-type="float" office:value="120" table:formula="of:=[.B18]-[.C18]" table:style-name="ce53">
            <text:p>120 kw</text:p>
          </table:table-cell>
          <table:table-cell office:value-type="currency" office:value="246.55124005615474" table:formula="of:=[.D18]*[.$E$4]" table:style-name="ce39">
            <text:p>₺246,55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116.46139134233144" table:formula="of:=['05-22'.C16]" table:style-name="ce67">
            <text:p>₺116,46</text:p>
          </table:table-cell>
          <table:table-cell office:value-type="percentage" office:value="0.01" table:style-name="ce22">
            <text:p>+ <text:s text:c="6"/>%1,00</text:p>
          </table:table-cell>
          <table:table-cell office:value-type="currency" office:value="2.4655124005615474" table:formula="of:=([.D18]*[.$E$4]*[.C19])" table:style-name="ce23">
            <text:p>₺2,47</text:p>
          </table:table-cell>
          <table:table-cell office:value-type="currency" office:value="249.01675245671629" table:formula="of:=[.D19]+[.E18]" table:style-name="ce24">
            <text:p>₺249,0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49.01675245671629" table:formula="of:=[.E19]" table:style-name="ce27">
            <text:p>₺249,0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52" table:formula="of:=[.C21]-[.D21]" table:style-name="ce69">
            <text:p>₺52,00</text:p>
          </table:table-cell>
          <table:table-cell office:value-type="currency" office:value="80" table:style-name="ce70">
            <text:p>+ Su ₺80,00</text:p>
          </table:table-cell>
          <table:table-cell office:value-type="currency" office:value="28" table:formula="of:=[.D22]*[.E22]" table:style-name="ce71">
            <text:p>- Su ₺28,00</text:p>
          </table:table-cell>
          <table:table-cell office:value-type="percentage" office:value="0.18717828731867198" table:formula="of:=[.D18]/[.$E$3]" table:style-name="ce72">
            <text:p>%18,7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9" table:style-name="ce74">
            <text:p>Yzr 9 Ton</text:p>
          </table:table-cell>
          <table:table-cell office:value-type="float" office:value="5" table:style-name="ce75">
            <text:p>GçnAy 5 Ton</text:p>
          </table:table-cell>
          <table:table-cell office:value-type="float" office:value="4" table:formula="of:=[.B22]-[.C22]" table:style-name="ce76">
            <text:p>Hrcm 4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50.09895928853902" table:formula="of:=[.B25]+[.D25]" table:style-name="ce14">
            <text:p>₺250,1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115.09999999999673" table:formula="of:=[.E3]-[.D6]-[.D12]-[.D18]-[.D36]+[.B26]" table:style-name="ce58">
            <text:p>115 kw</text:p>
          </table:table-cell>
          <table:table-cell table:style-name="ce50"/>
          <table:table-cell office:value-type="float" office:value="115.09999999999673" table:formula="of:=[.B24]-[.C24]" table:style-name="ce19">
            <text:p>115 kw</text:p>
          </table:table-cell>
          <table:table-cell office:value-type="currency" office:value="236.48373108718835" table:formula="of:=[.D24]*[.$E$4]" table:style-name="ce34">
            <text:p>₺236,48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40.952747515029642" table:formula="of:=['05-22'.C21]" table:style-name="ce67">
            <text:p>₺40,95</text:p>
          </table:table-cell>
          <table:table-cell office:value-type="percentage" office:value="0.88439999999999996" table:style-name="ce22">
            <text:p>+ <text:s text:c="6"/>%88,44</text:p>
          </table:table-cell>
          <table:table-cell office:value-type="currency" office:value="209.14621177350938" table:formula="of:=([.D24]*[.$E$4]*[.C25])" table:style-name="ce23">
            <text:p>₺209,15</text:p>
          </table:table-cell>
          <table:table-cell office:value-type="currency" office:value="445.62994286069772" table:formula="of:=[.D25]+[.E24]" table:style-name="ce24">
            <text:p>₺445,63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45.62994286069772" table:formula="of:=[.E25]+[.C27]" table:style-name="ce27">
            <text:p>₺445,63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1795351739198211" table:formula="of:=[.D24]/[.$E$3]" table:style-name="ce72">
            <text:p>%17,95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954" table:style-name="ce74">
            <text:p>Yzr 954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4" table:formula="of:=[.B28]-[.C28]" table:style-name="ce76">
            <text:p>Hrcm 4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31]+[.D31]+[.C33]-[.D33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9" table:style-name="ce7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27">
            <text:p>₺0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office:value-type="currency" office:value="0" table:style-name="ce70">
            <text:p>+ Su ₺0,00</text:p>
          </table:table-cell>
          <table:table-cell office:value-type="currency" office:value="0" table:formula="of:=[.D34]*[.E34]" table:style-name="ce71">
            <text:p>- Su ₺0,00</text:p>
          </table:table-cell>
          <table:table-cell office:value-type="percentage" office:value="0" table:formula="of:=[.D30]/[.$E$3]" table:style-name="ce72">
            <text:p>%0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51.661479390135341" table:formula="of:=[.B37]+[.D37]+[.C39]-[.D39]" table:style-name="ce14">
            <text:p>₺51,66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6971" table:style-name="ce55">
            <text:p>6971 kw</text:p>
          </table:table-cell>
          <table:table-cell office:value-type="float" office:value="6931" table:formula="of:=['05-22'.B32]" table:style-name="ce53">
            <text:p>6931 kw</text:p>
          </table:table-cell>
          <table:table-cell office:value-type="float" office:value="40" table:formula="of:=[.B36]-[.C36]" table:style-name="ce53">
            <text:p>40 kw</text:p>
          </table:table-cell>
          <table:table-cell office:value-type="currency" office:value="82.183746685384904" table:formula="of:=[.D36]*[.$E$4]" table:style-name="ce81">
            <text:p>₺82,18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8.2183746685384911" table:formula="of:=([.D36]*[.$E$4]*[.C37])" table:style-name="ce23">
            <text:p>₺8,22</text:p>
          </table:table-cell>
          <table:table-cell office:value-type="currency" office:value="90.402121353923391" table:formula="of:=[.D37]+[.E36]" table:style-name="ce34">
            <text:p>₺90,4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80" table:formula="of:=[.C38]-[.D38]+80" table:style-name="ce69">
            <text:p>₺80,00</text:p>
          </table:table-cell>
          <table:table-cell office:value-type="currency" office:value="0" table:style-name="ce70">
            <text:p>+ Su ₺0,00</text:p>
          </table:table-cell>
          <table:table-cell office:value-type="currency" office:value="0" table:formula="of:=[.D39]*[.E39]" table:style-name="ce71">
            <text:p>- Su ₺0,00</text:p>
          </table:table-cell>
          <table:table-cell table:style-name="ce72"/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number-columns-repeated="2" table:style-name="ce1"/>
          <table:table-cell office:value-type="currency" office:value="1874.2769558072023" table:formula="of:=[.E8]+[.E14]+[.E20]+[.E26]+[.E32]+[.E38]" table:style-name="ce12">
            <text:p>₺1.874,28</text:p>
          </table:table-cell>
          <table:table-cell office:value-type="float" office:value="1317.1999999999998" table:formula="of:=[.E36]+[.E30]+[.E24]+[.E18]+[.E12]+[.E6]" table:style-name="ce86">
            <text:p>1.317,20</text:p>
          </table:table-cell>
          <table:table-cell table:number-columns-repeated="9" table:style-name="ce1"/>
          <table:table-cell table:style-name="ce86"/>
          <table:table-cell table:number-columns-repeated="16369" table:style-name="ce1"/>
        </table:table-row>
        <table:table-row table:number-rows-repeated="1048536" table:style-name="ro2">
          <table:table-cell table:number-columns-repeated="16384"/>
        </table:table-row>
      </table:table>
      <table:table table:name="07-22" table:style-name="ta1">
        <table:shapes>
          <draw:frame draw:z-index="1" draw:id="id6" draw:style-name="a6" draw:name="Image 7" svg:x="4.19685in" svg:y="0.6in" svg:width="5.97795in" svg:height="6.24882in" style:rel-width="scale" style:rel-height="scale">
            <draw:image xlink:href="media/image7.png" xlink:type="simple" xlink:show="embed" xlink:actuate="onLoad"/>
            <svg:title/>
            <svg:desc/>
          </draw:frame>
        </table:shapes>
        <table:table-column table:style-name="co30" table:default-cell-style-name="ce1"/>
        <table:table-column table:style-name="co31" table:default-cell-style-name="ce1"/>
        <table:table-column table:style-name="co12" table:default-cell-style-name="ce1"/>
        <table:table-column table:style-name="co3" table:number-columns-repeated="2" table:default-cell-style-name="ce1"/>
        <table:table-column table:style-name="co5" table:number-columns-repeated="16379" table:default-cell-style-name="ce1"/>
        <table:table-row table:style-name="ro2">
          <table:table-cell/>
          <table:table-cell office:value-type="string" table:style-name="ce61">
            <text:p>31-05-2022 – 30-06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6-30T00:00:00" table:style-name="ce3">
            <text:p>30.06.2022</text:p>
          </table:table-cell>
          <table:table-cell office:value-type="date" office:date-value="2022-05-31T00:00:00" table:style-name="ce4">
            <text:p>31.05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06.796" table:style-name="ce48">
            <text:p>1.106,796 kw</text:p>
          </table:table-cell>
          <table:table-cell office:value-type="float" office:value="1097.521" table:formula="of:=['06-22'.B3]" table:style-name="ce49">
            <text:p>1.097,521 kw</text:p>
          </table:table-cell>
          <table:table-cell office:value-type="float" office:value="9.2750000000000909" table:formula="of:=[.B3]-[.C3]" table:style-name="ce8">
            <text:p>9,275</text:p>
          </table:table-cell>
          <table:table-cell office:value-type="float" office:value="556.50000000000546" table:formula="of:=[.D3]*[.$E$1]" table:style-name="ce8">
            <text:p>556,5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429.2" table:style-name="ce10">
            <text:p>₺1.429,20</text:p>
          </table:table-cell>
          <table:table-cell office:value-type="string" table:style-name="ce9">
            <text:p>kw fiyat</text:p>
          </table:table-cell>
          <table:table-cell office:value-type="currency" office:value="2.5681940700808372" table:formula="of:=[.C4]/[.E3]" table:style-name="ce11">
            <text:p>₺2,57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675" table:formula="of:=['06-22'.B6]" table:style-name="ce50">
            <text:p>3675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321.7030818312405" table:formula="of:=[.B13]+[.D13]" table:style-name="ce14">
            <text:p>₺1.321,7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93" table:style-name="ce17">
            <text:p>293 kw</text:p>
          </table:table-cell>
          <table:table-cell office:value-type="float" office:value="53" table:style-name="ce50">
            <text:p>53 kw</text:p>
          </table:table-cell>
          <table:table-cell office:value-type="float" office:value="240" table:formula="of:=[.B12]-[.C12]" table:style-name="ce19">
            <text:p>240 kw</text:p>
          </table:table-cell>
          <table:table-cell office:value-type="currency" office:value="616.36657681940096" table:formula="of:=[.D12]*[.$E$4]" table:style-name="ce24">
            <text:p>₺616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075.1564511034801" table:formula="of:=['06-22'.C11]" table:style-name="ce67">
            <text:p>₺1.075,16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246.5466307277604" table:formula="of:=([.D12]*[.$E$4]*[.C13])" table:style-name="ce23">
            <text:p>₺246,55</text:p>
          </table:table-cell>
          <table:table-cell office:value-type="currency" office:value="862.91320754716139" table:formula="of:=[.D13]+[.E12]" table:style-name="ce24">
            <text:p>₺862,9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062.9132075471614" table:formula="of:=[.E13]+[.C15]" table:style-name="ce87">
            <text:p>₺1.062,9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00" table:formula="of:=[.C15]-[.D15]" table:style-name="ce69">
            <text:p>₺200,00</text:p>
          </table:table-cell>
          <table:table-cell office:value-type="currency" office:value="200" table:style-name="ce70">
            <text:p>+ Su ₺200,00</text:p>
          </table:table-cell>
          <table:table-cell table:style-name="ce71"/>
          <table:table-cell office:value-type="percentage" office:value="0.43126684636118173" table:formula="of:=[.D12]/[.$E$3]" table:style-name="ce72">
            <text:p>%43,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13" table:style-name="ce55">
            <text:p>313 kw</text:p>
          </table:table-cell>
          <table:table-cell office:value-type="float" office:value="188" table:formula="of:=['06-22'.B18]" table:style-name="ce52">
            <text:p>188 kw</text:p>
          </table:table-cell>
          <table:table-cell office:value-type="float" office:value="125" table:formula="of:=[.B18]-[.C18]" table:style-name="ce53">
            <text:p>125 kw</text:p>
          </table:table-cell>
          <table:table-cell office:value-type="currency" office:value="321.02425876010466" table:formula="of:=[.D18]*[.$E$4]" table:style-name="ce39">
            <text:p>₺321,0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6.46139134233144" table:formula="of:=['05-22'.C16]" table:style-name="ce67">
            <text:p>₺116,46</text:p>
          </table:table-cell>
          <table:table-cell office:value-type="percentage" office:value="0.01" table:style-name="ce22">
            <text:p>+ <text:s text:c="6"/>%1,00</text:p>
          </table:table-cell>
          <table:table-cell office:value-type="currency" office:value="3.2102425876010465" table:formula="of:=([.D18]*[.$E$4]*[.C19])" table:style-name="ce23">
            <text:p>₺3,21</text:p>
          </table:table-cell>
          <table:table-cell office:value-type="currency" office:value="324.2345013477057" table:formula="of:=[.D19]+[.E18]" table:style-name="ce24">
            <text:p>₺324,23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24.2345013477057" table:formula="of:=[.E19]" table:style-name="ce87">
            <text:p>₺324,2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21]-[.D21]" table:style-name="ce69">
            <text:p>₺0,00</text:p>
          </table:table-cell>
          <table:table-cell table:style-name="ce70"/>
          <table:table-cell table:style-name="ce71"/>
          <table:table-cell office:value-type="percentage" office:value="0.22461814914644884" table:formula="of:=[.D18]/[.$E$3]" table:style-name="ce72">
            <text:p>%22,4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72.24963314298697" table:formula="of:=[.B25]+[.D25]" table:style-name="ce14">
            <text:p>₺272,25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2.50000000000546" table:formula="of:=[.E3]-[.D6]-[.D12]-[.D18]-[.D36]+[.B26]" table:style-name="ce58">
            <text:p>173 kw</text:p>
          </table:table-cell>
          <table:table-cell table:style-name="ce50"/>
          <table:table-cell office:value-type="float" office:value="172.50000000000546" table:formula="of:=[.B24]-[.C24]" table:style-name="ce19">
            <text:p>173 kw</text:p>
          </table:table-cell>
          <table:table-cell office:value-type="currency" office:value="443.01347708895844" table:formula="of:=[.D24]*[.$E$4]" table:style-name="ce34">
            <text:p>₺443,0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22.150673854447923" table:formula="of:=([.D24]*[.$E$4]*[.C25])" table:style-name="ce23">
            <text:p>₺22,15</text:p>
          </table:table-cell>
          <table:table-cell office:value-type="currency" office:value="465.16415094340636" table:formula="of:=[.D25]+[.E24]" table:style-name="ce24">
            <text:p>₺465,1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65.16415094340636" table:formula="of:=[.E25]+[.C27]" table:style-name="ce87">
            <text:p>₺465,1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80" table:formula="of:=[.C27]-[.D27]+80" table:style-name="ce69">
            <text:p>₺80,00</text:p>
          </table:table-cell>
          <table:table-cell table:style-name="ce70"/>
          <table:table-cell table:style-name="ce71"/>
          <table:table-cell office:value-type="percentage" office:value="0.30997304582210922" table:formula="of:=[.D24]/[.$E$3]" table:style-name="ce72">
            <text:p>%31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30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990" table:style-name="ce55">
            <text:p>6990 kw</text:p>
          </table:table-cell>
          <table:table-cell office:value-type="float" office:value="6971" table:formula="of:=['06-22'.B36]" table:style-name="ce53">
            <text:p>6971 kw</text:p>
          </table:table-cell>
          <table:table-cell office:value-type="float" office:value="19" table:formula="of:=[.B36]-[.C36]" table:style-name="ce53">
            <text:p>19 kw</text:p>
          </table:table-cell>
          <table:table-cell office:value-type="currency" office:value="48.795687331535909" table:formula="of:=[.D36]*[.$E$4]" table:style-name="ce81">
            <text:p>₺48,8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8.795687331535909" table:formula="of:=[.D37]+[.E36]" table:style-name="ce91">
            <text:p>₺48,8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556.50000000000546" table:formula="of:=[.D6]+[.D12]+[.D18]+[.D24]+[.D30]+[.D36]" table:style-name="ce92">
            <text:p>KW 556,50</text:p>
          </table:table-cell>
          <table:table-cell office:value-type="currency" office:value="1852.3118598382734" table:formula="of:=[.E8]+[.E14]+[.E20]+[.E26]+[.E32]+[.E38]" table:style-name="ce12">
            <text:p>₺1.852,31</text:p>
          </table:table-cell>
          <table:table-cell office:value-type="float" office:value="1429.2" table:formula="of:=[.E36]+[.E30]+[.E24]+[.E18]+[.E12]+[.E6]" table:style-name="ce86">
            <text:p>1.429,20</text:p>
          </table:table-cell>
          <table:table-cell table:number-columns-repeated="16379"/>
        </table:table-row>
        <table:table-row table:number-rows-repeated="1048536" table:style-name="ro2">
          <table:table-cell table:number-columns-repeated="16384"/>
        </table:table-row>
      </table:table>
      <table:table table:name="08-22" table:style-name="ta1">
        <table:shapes>
          <draw:frame draw:z-index="1" draw:id="id7" draw:style-name="a7" draw:name="Image 10" svg:x="4.03976in" svg:y="0in" svg:width="6.05748in" svg:height="6.26654in" style:rel-width="scale" style:rel-height="scale">
            <draw:image xlink:href="media/image8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2" table:default-cell-style-name="ce1"/>
        <table:table-column table:style-name="co5" table:number-columns-repeated="16379" table:default-cell-style-name="ce1"/>
        <table:table-row table:style-name="ro2">
          <table:table-cell/>
          <table:table-cell office:value-type="date" office:date-value="2022-06-30T00:00:00" table:style-name="ce93">
            <text:p>30.06.2022</text:p>
          </table:table-cell>
          <table:table-cell office:value-type="date" office:date-value="2022-07-31T00:00:00" table:style-name="ce94">
            <text:p>31.07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6-30T00:00:00" table:style-name="ce3">
            <text:p>30.06.2022</text:p>
          </table:table-cell>
          <table:table-cell office:value-type="date" office:date-value="2022-05-31T00:00:00" table:style-name="ce4">
            <text:p>31.05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15.3" table:style-name="ce48">
            <text:p>1.115,300 kw</text:p>
          </table:table-cell>
          <table:table-cell office:value-type="float" office:value="1106.796" table:style-name="ce49">
            <text:p>1.106,796 kw</text:p>
          </table:table-cell>
          <table:table-cell office:value-type="float" office:value="8.5039999999999054" table:formula="of:=[.B3]-[.C3]" table:style-name="ce8">
            <text:p>8,504</text:p>
          </table:table-cell>
          <table:table-cell office:value-type="float" office:value="510.23999999999432" table:formula="of:=[.D3]*[.$E$1]" table:style-name="ce8">
            <text:p>510,24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311.2" table:style-name="ce10">
            <text:p>₺1.311,20</text:p>
          </table:table-cell>
          <table:table-cell office:value-type="string" table:style-name="ce9">
            <text:p>kw fiyat</text:p>
          </table:table-cell>
          <table:table-cell office:value-type="currency" office:value="2.5697710881154254" table:formula="of:=[.C4]/[.E3]" table:style-name="ce11">
            <text:p>₺2,57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675" table:formula="of:=['06-22'.B6]" table:style-name="ce50">
            <text:p>3675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605.6627870679949" table:formula="of:=[.B13]+[.D13]" table:style-name="ce14">
            <text:p>₺1.605,6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14" table:style-name="ce17">
            <text:p>514 kw</text:p>
          </table:table-cell>
          <table:table-cell office:value-type="float" office:value="293" table:style-name="ce50">
            <text:p>293 kw</text:p>
          </table:table-cell>
          <table:table-cell office:value-type="float" office:value="221" table:formula="of:=[.B12]-[.C12]" table:style-name="ce19">
            <text:p>221 kw</text:p>
          </table:table-cell>
          <table:table-cell office:value-type="currency" office:value="567.91941047350906" table:formula="of:=[.D12]*[.$E$4]" table:style-name="ce24">
            <text:p>₺567,9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5" table:style-name="ce22">
            <text:p>+ <text:s text:c="6"/>%50,00</text:p>
          </table:table-cell>
          <table:table-cell office:value-type="currency" office:value="283.95970523675453" table:formula="of:=([.D12]*[.$E$4]*[.C13])" table:style-name="ce23">
            <text:p>₺283,96</text:p>
          </table:table-cell>
          <table:table-cell office:value-type="currency" office:value="851.87911571026359" table:formula="of:=[.D13]+[.E12]" table:style-name="ce24">
            <text:p>₺851,8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01.87911571026359" table:formula="of:=[.E13]+[.C15]" table:style-name="ce87">
            <text:p>₺901,8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50" table:formula="of:=[.C15]-[.D15]" table:style-name="ce69">
            <text:p>₺50,00</text:p>
          </table:table-cell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43312950768266395" table:formula="of:=[.D12]/[.$E$3]" table:style-name="ce72">
            <text:p>%43,3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94.27" table:style-name="ce55">
            <text:p>394 kw</text:p>
          </table:table-cell>
          <table:table-cell office:value-type="float" office:value="313" table:style-name="ce52">
            <text:p>313 kw</text:p>
          </table:table-cell>
          <table:table-cell office:value-type="float" office:value="81.269999999999982" table:formula="of:=[.B18]-[.C18]" table:style-name="ce53">
            <text:p>81 kw</text:p>
          </table:table-cell>
          <table:table-cell office:value-type="currency" office:value="208.84529633114059" table:formula="of:=[.D18]*[.$E$4]" table:style-name="ce39">
            <text:p>₺208,8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208.84529633114059" table:formula="of:=[.D19]+[.E18]" table:style-name="ce24">
            <text:p>₺208,8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08.84529633114059" table:formula="of:=[.E19]" table:style-name="ce87">
            <text:p>₺208,8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21]-[.D21]" table:style-name="ce69">
            <text:p>₺0,00</text:p>
          </table:table-cell>
          <table:table-cell table:style-name="ce70"/>
          <table:table-cell table:style-name="ce71"/>
          <table:table-cell office:value-type="percentage" office:value="0.15927798682972893" table:formula="of:=[.D18]/[.$E$3]" table:style-name="ce72">
            <text:p>%15,9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73.35153297935074" table:formula="of:=[.B25]+[.D25]" table:style-name="ce14">
            <text:p>₺273,35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0.96999999999434" table:formula="of:=[.E3]-[.D6]-[.D12]-[.D18]-[.D36]+[.B26]" table:style-name="ce58">
            <text:p>181 kw</text:p>
          </table:table-cell>
          <table:table-cell table:style-name="ce50"/>
          <table:table-cell office:value-type="float" office:value="180.96999999999434" table:formula="of:=[.B24]-[.C24]" table:style-name="ce19">
            <text:p>181 kw</text:p>
          </table:table-cell>
          <table:table-cell office:value-type="currency" office:value="465.05147381623402" table:formula="of:=[.D24]*[.$E$4]" table:style-name="ce34">
            <text:p>₺465,0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23.252573690811701" table:formula="of:=([.D24]*[.$E$4]*[.C25])" table:style-name="ce23">
            <text:p>₺23,25</text:p>
          </table:table-cell>
          <table:table-cell office:value-type="currency" office:value="488.30404750704571" table:formula="of:=[.D25]+[.E24]" table:style-name="ce24">
            <text:p>₺488,3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88.30404750704571" table:formula="of:=[.E25]+[.C27]" table:style-name="ce87">
            <text:p>₺488,3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80" table:formula="of:=[.C27]-[.D27]+80" table:style-name="ce69">
            <text:p>₺80,00</text:p>
          </table:table-cell>
          <table:table-cell table:style-name="ce70"/>
          <table:table-cell table:style-name="ce71"/>
          <table:table-cell office:value-type="percentage" office:value="0.35467623079334498" table:formula="of:=[.D24]/[.$E$3]" table:style-name="ce72">
            <text:p>%35,4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30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017" table:style-name="ce55">
            <text:p>7017 kw</text:p>
          </table:table-cell>
          <table:table-cell office:value-type="float" office:value="6990" table:style-name="ce53">
            <text:p>6990 kw</text:p>
          </table:table-cell>
          <table:table-cell office:value-type="float" office:value="27" table:formula="of:=[.B36]-[.C36]" table:style-name="ce53">
            <text:p>27 kw</text:p>
          </table:table-cell>
          <table:table-cell office:value-type="currency" office:value="69.383819379116488" table:formula="of:=[.D36]*[.$E$4]" table:style-name="ce81">
            <text:p>₺69,3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69.383819379116488" table:formula="of:=[.D37]+[.E36]" table:style-name="ce91">
            <text:p>₺69,38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510.23999999999432" table:formula="of:=[.D6]+[.D12]+[.D18]+[.D24]+[.D30]+[.D36]" table:style-name="ce92">
            <text:p>KW 510,24</text:p>
          </table:table-cell>
          <table:table-cell office:value-type="currency" office:value="1599.0284595484497" table:formula="of:=[.E8]+[.E14]+[.E20]+[.E26]+[.E32]+[.E38]" table:style-name="ce12">
            <text:p>₺1.599,03</text:p>
          </table:table-cell>
          <table:table-cell office:value-type="float" office:value="1311.2000000000003" table:formula="of:=[.E36]+[.E30]+[.E24]+[.E18]+[.E12]+[.E6]" table:style-name="ce86">
            <text:p>1.311,20</text:p>
          </table:table-cell>
          <table:table-cell table:number-columns-repeated="16379"/>
        </table:table-row>
        <table:table-row table:number-rows-repeated="1048536" table:style-name="ro2">
          <table:table-cell table:number-columns-repeated="16384"/>
        </table:table-row>
      </table:table>
      <table:table table:name="09-22" table:style-name="ta1">
        <table:shapes>
          <draw:frame draw:z-index="1" draw:id="id8" draw:style-name="a8" draw:name="Image 8" svg:x="4.18504in" svg:y="0.01457in" svg:width="5.88583in" svg:height="6.04409in" style:rel-width="scale" style:rel-height="scale">
            <draw:image xlink:href="media/image9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2" table:default-cell-style-name="ce1"/>
        <table:table-column table:style-name="co5" table:number-columns-repeated="16379" table:default-cell-style-name="ce1"/>
        <table:table-row table:style-name="ro2">
          <table:table-cell/>
          <table:table-cell office:value-type="date" office:date-value="2022-07-30T00:00:00" table:style-name="ce93">
            <text:p>30.07.2022</text:p>
          </table:table-cell>
          <table:table-cell office:value-type="date" office:date-value="2022-08-31T00:00:00" table:style-name="ce94">
            <text:p>31.08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26.7380000000001" table:style-name="ce48">
            <text:p>1.126,738 kw</text:p>
          </table:table-cell>
          <table:table-cell office:value-type="float" office:value="1115.3" table:style-name="ce49">
            <text:p>1.115,300 kw</text:p>
          </table:table-cell>
          <table:table-cell office:value-type="float" office:value="11.438000000000102" table:formula="of:=[.B3]-[.C3]" table:style-name="ce8">
            <text:p>11,438</text:p>
          </table:table-cell>
          <table:table-cell office:value-type="float" office:value="686.28000000000611" table:formula="of:=[.D3]*[.$E$1]" table:style-name="ce8">
            <text:p>686,28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762" table:style-name="ce10">
            <text:p>₺1.762,00</text:p>
          </table:table-cell>
          <table:table-cell office:value-type="string" table:style-name="ce9">
            <text:p>kw fiyat</text:p>
          </table:table-cell>
          <table:table-cell office:value-type="currency" office:value="2.5674651745642949" table:formula="of:=[.C4]/[.E3]" table:style-name="ce11">
            <text:p>₺2,57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675" table:formula="of:=['06-22'.B6]" table:style-name="ce50">
            <text:p>3675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96.216458295655" table:formula="of:=[.B13]+[.D13]" table:style-name="ce14">
            <text:p>₺1.596,2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38" table:style-name="ce17">
            <text:p>838 kw</text:p>
          </table:table-cell>
          <table:table-cell office:value-type="float" office:value="514" table:style-name="ce50">
            <text:p>514 kw</text:p>
          </table:table-cell>
          <table:table-cell office:value-type="float" office:value="324" table:formula="of:=[.B12]-[.C12]" table:style-name="ce19">
            <text:p>324 kw</text:p>
          </table:table-cell>
          <table:table-cell office:value-type="currency" office:value="831.85871655883159" table:formula="of:=[.D12]*[.$E$4]" table:style-name="ce24">
            <text:p>₺831,8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3" table:style-name="ce22">
            <text:p>+ <text:s text:c="6"/>%33,00</text:p>
          </table:table-cell>
          <table:table-cell office:value-type="currency" office:value="274.51337646441442" table:formula="of:=([.D12]*[.$E$4]*[.C13])" table:style-name="ce23">
            <text:p>₺274,51</text:p>
          </table:table-cell>
          <table:table-cell office:value-type="currency" office:value="1106.372093023246" table:formula="of:=[.D13]+[.E12]" table:style-name="ce24">
            <text:p>₺1.106,3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156.372093023246" table:formula="of:=[.E13]+[.C15]" table:style-name="ce87">
            <text:p>₺1.156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50" table:formula="of:=[.C15]-[.D15]" table:style-name="ce69">
            <text:p>₺50,00</text:p>
          </table:table-cell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47211050883021088" table:formula="of:=[.D12]/[.$E$3]" table:style-name="ce72">
            <text:p>%47,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52.02169512944261" table:formula="of:=[.B19]+[.D19]" table:style-name="ce14">
            <text:p>₺152,02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12" table:style-name="ce55">
            <text:p>412 kw</text:p>
          </table:table-cell>
          <table:table-cell office:value-type="float" office:value="394" table:style-name="ce52">
            <text:p>394 kw</text:p>
          </table:table-cell>
          <table:table-cell office:value-type="float" office:value="18" table:formula="of:=[.B18]-[.C18]" table:style-name="ce53">
            <text:p>18 kw</text:p>
          </table:table-cell>
          <table:table-cell office:value-type="currency" office:value="46.214373142157307" table:formula="of:=[.D18]*[.$E$4]" table:style-name="ce39">
            <text:p>₺46,2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7" table:style-name="ce22">
            <text:p>+ <text:s text:c="6"/>%70,00</text:p>
          </table:table-cell>
          <table:table-cell office:value-type="currency" office:value="32.350061199510115" table:formula="of:=([.D18]*[.$E$4]*[.C19])" table:style-name="ce23">
            <text:p>₺32,35</text:p>
          </table:table-cell>
          <table:table-cell office:value-type="currency" office:value="78.564434341667422" table:formula="of:=[.D19]+[.E18]" table:style-name="ce24">
            <text:p>₺78,5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8.564434341667422" table:formula="of:=[.E19]+[.C21]" table:style-name="ce87">
            <text:p>₺88,5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0" table:formula="of:=[.C21]-[.D21]" table:style-name="ce69">
            <text:p>₺10,00</text:p>
          </table:table-cell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2.6228361601678383E-2" table:formula="of:=[.D18]/[.$E$3]" table:style-name="ce72">
            <text:p>%2,6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92.24133266383814" table:formula="of:=[.B25]+[.D25]" table:style-name="ce14">
            <text:p>₺292,2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28.28000000000611" table:formula="of:=[.E3]-[.D6]-[.D12]-[.D18]-[.D36]-[.D30]" table:style-name="ce58">
            <text:p>328 kw</text:p>
          </table:table-cell>
          <table:table-cell table:style-name="ce50"/>
          <table:table-cell office:value-type="float" office:value="328.28000000000611" table:formula="of:=[.B24]-[.C24]" table:style-name="ce19">
            <text:p>328 kw</text:p>
          </table:table-cell>
          <table:table-cell office:value-type="currency" office:value="842.84746750598242" table:formula="of:=[.D24]*[.$E$4]" table:style-name="ce34">
            <text:p>₺842,8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42.142373375299123" table:formula="of:=([.D24]*[.$E$4]*[.C25])" table:style-name="ce23">
            <text:p>₺42,14</text:p>
          </table:table-cell>
          <table:table-cell office:value-type="currency" office:value="884.98984088128157" table:formula="of:=[.D25]+[.E24]" table:style-name="ce24">
            <text:p>₺884,99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904.98984088128157" table:formula="of:=[.E25]+[.C27]" table:style-name="ce87">
            <text:p>₺904,99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47834703036661885" table:formula="of:=[.D24]/[.$E$3]" table:style-name="ce72">
            <text:p>%47,8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0" table:formula="of:=[.E31]+[.C33]" table:style-name="ce87">
            <text:p>₺2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0" table:formula="of:=[.C33]-[.D33]" table:style-name="ce69">
            <text:p>₺20,00</text:p>
          </table:table-cell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" table:formula="of:=[.D30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033" table:style-name="ce55">
            <text:p>7033 kw</text:p>
          </table:table-cell>
          <table:table-cell office:value-type="float" office:value="7017" table:style-name="ce53">
            <text:p>7017 kw</text:p>
          </table:table-cell>
          <table:table-cell office:value-type="float" office:value="16" table:formula="of:=[.B36]-[.C36]" table:style-name="ce53">
            <text:p>16 kw</text:p>
          </table:table-cell>
          <table:table-cell office:value-type="currency" office:value="41.079442793028718" table:formula="of:=[.D36]*[.$E$4]" table:style-name="ce81">
            <text:p>₺41,0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51.079442793028718" table:formula="of:=[.E36]+[.C38]" table:style-name="ce87">
            <text:p>₺51,08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686.28000000000611" table:formula="of:=[.D6]+[.D12]+[.D18]+[.D24]+[.D30]+[.D36]" table:style-name="ce92">
            <text:p>KW 686,28</text:p>
          </table:table-cell>
          <table:table-cell office:value-type="currency" office:value="2169.9263682461951" table:formula="of:=[.E8]+[.E14]+[.E20]+[.E26]+[.E32]+[.E38]" table:style-name="ce12">
            <text:p>₺2.169,93</text:p>
          </table:table-cell>
          <table:table-cell office:value-type="float" office:value="1762" table:formula="of:=[.E36]+[.E30]+[.E24]+[.E18]+[.E12]+[.E6]" table:style-name="ce86">
            <text:p>1.762,00</text:p>
          </table:table-cell>
          <table:table-cell table:number-columns-repeated="16379"/>
        </table:table-row>
        <table:table-row table:number-rows-repeated="1048536" table:style-name="ro2">
          <table:table-cell table:number-columns-repeated="16384"/>
        </table:table-row>
      </table:table>
      <table:table table:name="10-22" table:style-name="ta1">
        <table:shapes>
          <draw:frame draw:z-index="1" draw:id="id9" draw:style-name="a9" draw:name="Image 9" svg:x="4.07087in" svg:y="0.19961in" svg:width="6.04724in" svg:height="6.2in" style:rel-width="scale" style:rel-height="scale">
            <draw:image xlink:href="media/image10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7" table:default-cell-style-name="ce1"/>
        <table:table-column table:style-name="co5" table:number-columns-repeated="16374" table:default-cell-style-name="ce1"/>
        <table:table-row table:style-name="ro2">
          <table:table-cell/>
          <table:table-cell office:value-type="date" office:date-value="2022-08-31T00:00:00" table:style-name="ce93">
            <text:p>31.08.2022</text:p>
          </table:table-cell>
          <table:table-cell office:value-type="date" office:date-value="2022-09-30T00:00:00" table:style-name="ce94">
            <text:p>30.09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36.75" table:style-name="ce48">
            <text:p>1.136,750 kw</text:p>
          </table:table-cell>
          <table:table-cell office:value-type="float" office:value="1126.7380000000001" table:style-name="ce49">
            <text:p>1.126,738 kw</text:p>
          </table:table-cell>
          <table:table-cell office:value-type="float" office:value="10.011999999999944" table:formula="of:=[.B3]-[.C3]" table:style-name="ce8">
            <text:p>10,012</text:p>
          </table:table-cell>
          <table:table-cell office:value-type="float" office:value="600.71999999999662" table:formula="of:=[.D3]*[.$E$1]" table:style-name="ce8">
            <text:p>600,72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998" table:style-name="ce10">
            <text:p>₺1.998,00</text:p>
          </table:table-cell>
          <table:table-cell office:value-type="string" table:style-name="ce9">
            <text:p>kw fiyat</text:p>
          </table:table-cell>
          <table:table-cell office:value-type="currency" office:value="3.3260087894526755" table:formula="of:=[.C4]/[.E3]" table:style-name="ce11">
            <text:p>₺3,33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style-name="ce50">
            <text:p>0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652.9735572607269" table:formula="of:=[.B13]+[.D13]" table:style-name="ce14">
            <text:p>₺1.652,97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04" table:style-name="ce17">
            <text:p>1004 kw</text:p>
          </table:table-cell>
          <table:table-cell office:value-type="float" office:value="838" table:style-name="ce50">
            <text:p>838 kw</text:p>
          </table:table-cell>
          <table:table-cell office:value-type="float" office:value="166" table:formula="of:=[.B12]-[.C12]" table:style-name="ce19">
            <text:p>166 kw</text:p>
          </table:table-cell>
          <table:table-cell office:value-type="currency" office:value="552.11745904914414" table:formula="of:=[.D12]*[.$E$4]" table:style-name="ce24">
            <text:p>₺552,1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6" table:style-name="ce22">
            <text:p>+ <text:s text:c="6"/>%60,00</text:p>
          </table:table-cell>
          <table:table-cell office:value-type="currency" office:value="331.27047542948645" table:formula="of:=([.D12]*[.$E$4]*[.C13])" table:style-name="ce23">
            <text:p>₺331,27</text:p>
          </table:table-cell>
          <table:table-cell office:value-type="currency" office:value="883.38793447863054" table:formula="of:=[.D13]+[.E12]" table:style-name="ce24">
            <text:p>₺883,39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33.38793447863054" table:formula="of:=[.E13]+[.C15]" table:style-name="ce87">
            <text:p>₺933,3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50" table:formula="of:=[.C15]-[.D15]" table:style-name="ce69">
            <text:p>₺50,00</text:p>
          </table:table-cell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7633506458916124" table:formula="of:=[.D12]/[.$E$3]" table:style-name="ce72">
            <text:p>%27,6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59.5837394033646" table:formula="of:=[.B19]+[.D19]" table:style-name="ce14">
            <text:p>₺159,58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27" table:style-name="ce55">
            <text:p>427 kw</text:p>
          </table:table-cell>
          <table:table-cell office:value-type="float" office:value="412" table:style-name="ce52">
            <text:p>412 kw</text:p>
          </table:table-cell>
          <table:table-cell office:value-type="float" office:value="15" table:formula="of:=[.B18]-[.C18]" table:style-name="ce53">
            <text:p>15 kw</text:p>
          </table:table-cell>
          <table:table-cell office:value-type="currency" office:value="49.890131841790136" table:formula="of:=[.D18]*[.$E$4]" table:style-name="ce39">
            <text:p>₺49,8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8" table:style-name="ce22">
            <text:p>+ <text:s text:c="6"/>%80,00</text:p>
          </table:table-cell>
          <table:table-cell office:value-type="currency" office:value="39.912105473432113" table:formula="of:=([.D18]*[.$E$4]*[.C19])" table:style-name="ce23">
            <text:p>₺39,91</text:p>
          </table:table-cell>
          <table:table-cell office:value-type="currency" office:value="89.802237315222243" table:formula="of:=[.D19]+[.E18]" table:style-name="ce24">
            <text:p>₺89,8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99.802237315222243" table:formula="of:=[.E19]+[.C21]" table:style-name="ce87">
            <text:p>₺99,8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0" table:formula="of:=[.C21]-[.D21]" table:style-name="ce69">
            <text:p>₺10,00</text:p>
          </table:table-cell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2.4970035956851919E-2" table:formula="of:=[.D18]/[.$E$3]" table:style-name="ce72">
            <text:p>%2,5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89.46559932050036" table:formula="of:=[.B25]+[.D25]" table:style-name="ce14">
            <text:p>₺289,47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36.71999999999662" table:formula="of:=[.E3]-[.D6]-[.D12]-[.D18]-[.D36]-[.D30]" table:style-name="ce58">
            <text:p>237 kw</text:p>
          </table:table-cell>
          <table:table-cell table:style-name="ce50"/>
          <table:table-cell office:value-type="float" office:value="236.71999999999662" table:formula="of:=[.B24]-[.C24]" table:style-name="ce19">
            <text:p>237 kw</text:p>
          </table:table-cell>
          <table:table-cell office:value-type="currency" office:value="787.33280063922609" table:formula="of:=[.D24]*[.$E$4]" table:style-name="ce34">
            <text:p>₺787,3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39.36664003196131" table:formula="of:=([.D24]*[.$E$4]*[.C25])" table:style-name="ce23">
            <text:p>₺39,37</text:p>
          </table:table-cell>
          <table:table-cell office:value-type="currency" office:value="826.6994406711874" table:formula="of:=[.D25]+[.E24]" table:style-name="ce24">
            <text:p>₺826,7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46.6994406711874" table:formula="of:=[.E25]+[.C27]" table:style-name="ce87">
            <text:p>₺846,7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9406046078039342" table:formula="of:=[.D24]/[.$E$3]" table:style-name="ce72">
            <text:p>%39,4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550" table:style-name="ce50">
            <text:p>3550 kw</text:p>
          </table:table-cell>
          <table:table-cell office:value-type="float" office:value="125" table:formula="of:=[.B30]-[.C30]" table:style-name="ce19">
            <text:p>125 kw</text:p>
          </table:table-cell>
          <table:table-cell office:value-type="currency" office:value="415.75109868158444" table:formula="of:=[.D30]*[.$E$4]" table:style-name="ce34">
            <text:p>₺415,7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415.75109868158444" table:formula="of:=[.D31]+[.E30]" table:style-name="ce24">
            <text:p>₺415,7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15.75109868158444" table:formula="of:=[.E31]+[.C33]" table:style-name="ce87">
            <text:p>₺415,7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.20808363297376598" table:formula="of:=[.D30]/[.$E$3]" table:style-name="ce72">
            <text:p>%20,8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7048" table:style-name="ce55">
            <text:p>7048 kw</text:p>
          </table:table-cell>
          <table:table-cell office:value-type="float" office:value="7033" table:style-name="ce53">
            <text:p>7033 kw</text:p>
          </table:table-cell>
          <table:table-cell office:value-type="float" office:value="58" table:formula="of:=[.B36]-[.C36]+[.J39]" table:style-name="ce53">
            <text:p>58 kw</text:p>
          </table:table-cell>
          <table:table-cell office:value-type="currency" office:value="192.90850978825517" table:formula="of:=[.D36]*[.$E$4]" table:style-name="ce81">
            <text:p>₺192,9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202.90850978825517" table:formula="of:=[.E36]+[.C38]" table:style-name="ce87">
            <text:p>₺202,9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 table:style-name="ce1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style-name="ce1"/>
          <table:table-cell office:value-type="string" table:style-name="ce1">
            <text:p>hacı snyG kaynak işleri için eklenen KW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2">
          <table:table-cell/>
          <table:table-cell table:style-name="ce1"/>
          <table:table-cell office:value-type="float" office:value="600.71999999999662" table:formula="of:=[.D6]+[.D12]+[.D18]+[.D24]+[.D30]+[.D36]" table:style-name="ce92">
            <text:p>KW 600,72</text:p>
          </table:table-cell>
          <table:table-cell office:value-type="currency" office:value="2498.5492209348799" table:formula="of:=[.E8]+[.E14]+[.E20]+[.E26]+[.E32]+[.E37]" table:style-name="ce12">
            <text:p>₺2.498,55</text:p>
          </table:table-cell>
          <table:table-cell office:value-type="float" office:value="1998" table:formula="of:=[.E36]+[.E30]+[.E24]+[.E18]+[.E12]+[.E6]" table:style-name="ce86">
            <text:p>1.998,00</text:p>
          </table:table-cell>
          <table:table-cell table:number-columns-repeated="16379" table:style-name="ce1"/>
        </table:table-row>
        <table:table-row table:number-rows-repeated="1048536" table:style-name="ro2">
          <table:table-cell table:number-columns-repeated="16384"/>
        </table:table-row>
      </table:table>
      <table:table table:name="11-22" table:style-name="ta1">
        <table:shapes>
          <draw:frame draw:z-index="1" draw:id="id10" draw:style-name="a10" draw:name="Image 11" svg:x="3.99843in" svg:y="0.07126in" svg:width="6.09252in" svg:height="6.22874in" style:rel-width="scale" style:rel-height="scale">
            <draw:image xlink:href="media/image11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09-30T00:00:00" table:style-name="ce93">
            <text:p>30.09.2022</text:p>
          </table:table-cell>
          <table:table-cell office:value-type="date" office:date-value="2022-10-30T00:00:00" table:style-name="ce94">
            <text:p>30.10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48.432" table:style-name="ce48">
            <text:p>1.148,432 kw</text:p>
          </table:table-cell>
          <table:table-cell office:value-type="float" office:value="1136.75" table:style-name="ce49">
            <text:p>1.136,750 kw</text:p>
          </table:table-cell>
          <table:table-cell office:value-type="float" office:value="11.682000000000016" table:formula="of:=[.B3]-[.C3]" table:style-name="ce8">
            <text:p>11,682</text:p>
          </table:table-cell>
          <table:table-cell office:value-type="float" office:value="700.92000000000098" table:formula="of:=[.D3]*[.$E$1]" table:style-name="ce8">
            <text:p>700,92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334" table:style-name="ce10">
            <text:p>₺2.334,00</text:p>
          </table:table-cell>
          <table:table-cell office:value-type="string" table:style-name="ce9">
            <text:p>kw fiyat</text:p>
          </table:table-cell>
          <table:table-cell office:value-type="currency" office:value="3.3299092621126474" table:formula="of:=[.C4]/[.E3]" table:style-name="ce11">
            <text:p>₺3,33</text:p>
          </table:table-cell>
          <table:table-cell office:value-type="currency" office:value="5.8468468468468551E-2" table:formula="of:=[.D3]/3.33/60" table:style-name="ce23">
            <text:p>₺0,06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023" table:style-name="ce17">
            <text:p>119023 kw</text:p>
          </table:table-cell>
          <table:table-cell office:value-type="float" office:value="119023" table:style-name="ce50">
            <text:p>119023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670.677572500646" table:formula="of:=[.B13]+[.D13]" table:style-name="ce14">
            <text:p>₺1.670,68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66" table:style-name="ce17">
            <text:p>1266 kw</text:p>
          </table:table-cell>
          <table:table-cell office:value-type="float" office:value="1004" table:style-name="ce50">
            <text:p>1004 kw</text:p>
          </table:table-cell>
          <table:table-cell office:value-type="float" office:value="262" table:formula="of:=[.B12]-[.C12]" table:style-name="ce19">
            <text:p>262 kw</text:p>
          </table:table-cell>
          <table:table-cell office:value-type="currency" office:value="872.4362266735136" table:formula="of:=[.D12]*[.$E$4]" table:style-name="ce24">
            <text:p>₺872,4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348.97449066940544" table:formula="of:=([.D12]*[.$E$4]*[.C13])" table:style-name="ce23">
            <text:p>₺348,97</text:p>
          </table:table-cell>
          <table:table-cell office:value-type="currency" office:value="1221.410717342919" table:formula="of:=[.D13]+[.E12]" table:style-name="ce24">
            <text:p>₺1.221,4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221.410717342919" table:formula="of:=[.E13]+[.C15]" table:style-name="ce87">
            <text:p>₺1.221,4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37379444159105124" table:formula="of:=[.D12]/[.$E$3]" table:style-name="ce72">
            <text:p>%37,3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28.66238893763662" table:formula="of:=[.B19]+[.D19]" table:style-name="ce14">
            <text:p>₺128,66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54" table:style-name="ce55">
            <text:p>454 kw</text:p>
          </table:table-cell>
          <table:table-cell office:value-type="float" office:value="427" table:style-name="ce52">
            <text:p>427 kw</text:p>
          </table:table-cell>
          <table:table-cell office:value-type="float" office:value="27" table:formula="of:=[.B18]-[.C18]" table:style-name="ce53">
            <text:p>27 kw</text:p>
          </table:table-cell>
          <table:table-cell office:value-type="currency" office:value="89.907550077041478" table:formula="of:=[.D18]*[.$E$4]" table:style-name="ce39">
            <text:p>₺89,9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8.9907550077041485" table:formula="of:=([.D18]*[.$E$4]*[.C19])" table:style-name="ce23">
            <text:p>₺8,99</text:p>
          </table:table-cell>
          <table:table-cell office:value-type="currency" office:value="98.89830508474563" table:formula="of:=[.D19]+[.E18]" table:style-name="ce24">
            <text:p>₺98,9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98.89830508474563" table:formula="of:=[.E19]+[.C21]" table:style-name="ce87">
            <text:p>₺98,9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3.8520801232665589E-2" table:formula="of:=[.D18]/[.$E$3]" table:style-name="ce72">
            <text:p>%3,85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400.25575641231944" table:formula="of:=[.B25]+[.D25]" table:style-name="ce14">
            <text:p>₺400,2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09.92000000000098" table:formula="of:=[.E3]-[.D6]-[.D12]-[.D18]-[.D36]-[.D30]" table:style-name="ce58">
            <text:p>310 kw</text:p>
          </table:table-cell>
          <table:table-cell table:style-name="ce50"/>
          <table:table-cell office:value-type="float" office:value="309.92000000000098" table:formula="of:=[.B24]-[.C24]" table:style-name="ce19">
            <text:p>310 kw</text:p>
          </table:table-cell>
          <table:table-cell office:value-type="currency" office:value="1032.005478513955" table:formula="of:=[.D24]*[.$E$4]" table:style-name="ce34">
            <text:p>₺1.032,0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4549999999999999" table:style-name="ce22">
            <text:p>+ <text:s text:c="6"/>%14,55</text:p>
          </table:table-cell>
          <table:table-cell office:value-type="currency" office:value="150.15679712378045" table:formula="of:=([.D24]*[.$E$4]*[.C25])" table:style-name="ce95">
            <text:p>₺150,16</text:p>
          </table:table-cell>
          <table:table-cell office:value-type="currency" office:value="1182.1622756377355" table:formula="of:=[.D25]+[.E24]" table:style-name="ce24">
            <text:p>₺1.182,1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office:value-type="string" table:style-name="ce96">
            <text:p>önceki ay yanlışlıkla düşülen</text:p>
          </table:table-cell>
          <table:table-cell table:style-name="ce97"/>
          <table:table-cell office:value-type="currency" office:value="1182.1622756377355" table:formula="of:=[.E25]+[.C27]" table:style-name="ce87">
            <text:p>₺1.182,16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44216173029732431" table:formula="of:=[.D24]/[.$E$3]" table:style-name="ce72">
            <text:p>%44,22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762" table:style-name="ce17">
            <text:p>3762 kw</text:p>
          </table:table-cell>
          <table:table-cell office:value-type="float" office:value="3675" table:style-name="ce50">
            <text:p>3675 kw</text:p>
          </table:table-cell>
          <table:table-cell office:value-type="float" office:value="87" table:formula="of:=[.B30]-[.C30]" table:style-name="ce19">
            <text:p>87 kw</text:p>
          </table:table-cell>
          <table:table-cell office:value-type="currency" office:value="289.70210580380029" table:formula="of:=[.D30]*[.$E$4]" table:style-name="ce34">
            <text:p>₺289,7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289.70210580380029" table:formula="of:=[.D31]+[.E30]" table:style-name="ce24">
            <text:p>₺289,7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89.70210580380029" table:formula="of:=[.E31]+[.C33]" table:style-name="ce87">
            <text:p>₺289,7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.12412258174970021" table:formula="of:=[.D30]/[.$E$3]" table:style-name="ce72">
            <text:p>%12,41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063" table:style-name="ce55">
            <text:p>7063 kw</text:p>
          </table:table-cell>
          <table:table-cell office:value-type="float" office:value="7048" table:style-name="ce53">
            <text:p>7048 kw</text:p>
          </table:table-cell>
          <table:table-cell office:value-type="float" office:value="15" table:formula="of:=[.B36]-[.C36]+[.J39]" table:style-name="ce53">
            <text:p>15 kw</text:p>
          </table:table-cell>
          <table:table-cell office:value-type="currency" office:value="49.948638931689707" table:formula="of:=[.D36]*[.$E$4]" table:style-name="ce81">
            <text:p>₺49,9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9.948638931689707" table:formula="of:=[.E36]+[.C38]" table:style-name="ce87">
            <text:p>₺49,95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700.92000000000098" table:formula="of:=[.D6]+[.D12]+[.D18]+[.D24]+[.D30]+[.D36]" table:style-name="ce92">
            <text:p>KW 700,92</text:p>
          </table:table-cell>
          <table:table-cell office:value-type="currency" office:value="2842.1220428008905" table:formula="of:=[.E8]+[.E14]+[.E20]+[.E26]+[.E32]+[.E37]" table:style-name="ce12">
            <text:p>₺2.842,12</text:p>
          </table:table-cell>
          <table:table-cell office:value-type="float" office:value="2334" table:formula="of:=[.E36]+[.E30]+[.E24]+[.E18]+[.E12]+[.E6]" table:style-name="ce86">
            <text:p>2.334,00</text:p>
          </table:table-cell>
          <table:table-cell table:number-columns-repeated="16379"/>
        </table:table-row>
        <table:table-row table:number-rows-repeated="1048536" table:style-name="ro2">
          <table:table-cell table:number-columns-repeated="16384"/>
        </table:table-row>
      </table:table>
      <table:table table:name="12-22" table:style-name="ta1">
        <table:shapes>
          <draw:frame draw:z-index="1" draw:id="id11" draw:style-name="a11" draw:name="Image 12" svg:x="3.94803in" svg:y="0.17795in" svg:width="6.06299in" svg:height="6.05551in" style:rel-width="scale" style:rel-height="scale">
            <draw:image xlink:href="media/image12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1-30T00:00:00" table:style-name="ce94">
            <text:p>30.11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69.069" table:style-name="ce48">
            <text:p>1.169,069 kw</text:p>
          </table:table-cell>
          <table:table-cell office:value-type="float" office:value="1148.432" table:style-name="ce49">
            <text:p>1.148,432 kw</text:p>
          </table:table-cell>
          <table:table-cell office:value-type="float" office:value="20.636999999999944" table:formula="of:=[.B3]-[.C3]" table:style-name="ce8">
            <text:p>20,637</text:p>
          </table:table-cell>
          <table:table-cell office:value-type="float" office:value="1238.2199999999966" table:formula="of:=[.D3]*[.$E$1]" table:style-name="ce8">
            <text:p>1.238,22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4516" table:style-name="ce10">
            <text:p>₺4.516,00</text:p>
          </table:table-cell>
          <table:table-cell office:value-type="string" table:style-name="ce9">
            <text:p>kw fiyat</text:p>
          </table:table-cell>
          <table:table-cell office:value-type="currency" office:value="3.6471709389284719" table:formula="of:=[.C4]/[.E3]" table:style-name="ce11">
            <text:p>₺3,65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205" table:style-name="ce17">
            <text:p>119205 kw</text:p>
          </table:table-cell>
          <table:table-cell office:value-type="float" office:value="119023" table:style-name="ce50">
            <text:p>119023 kw</text:p>
          </table:table-cell>
          <table:table-cell office:value-type="float" office:value="182" table:formula="of:=[.B6]-[.C6]" table:style-name="ce19">
            <text:p>182 kw</text:p>
          </table:table-cell>
          <table:table-cell office:value-type="currency" office:value="663.78511088498192" table:formula="of:=[.D6]*[.$E$4]" table:style-name="ce20">
            <text:p>₺663,7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663.78511088498192" table:formula="of:=[.D7]+[.E6]" table:style-name="ce24">
            <text:p>₺663,7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693.78511088498192" table:formula="of:=[.E7]+[.C9]" table:style-name="ce87">
            <text:p>₺693,7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469851884156293" table:formula="of:=[.D6]/[.$E$3]" table:style-name="ce72">
            <text:p>%14,7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734.125171605272" table:formula="of:=[.B13]+[.D13]" table:style-name="ce14">
            <text:p>₺1.734,13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523" table:style-name="ce17">
            <text:p>1523 kw</text:p>
          </table:table-cell>
          <table:table-cell office:value-type="float" office:value="1266" table:style-name="ce50">
            <text:p>1266 kw</text:p>
          </table:table-cell>
          <table:table-cell office:value-type="float" office:value="257" table:formula="of:=[.B12]-[.C12]" table:style-name="ce19">
            <text:p>257 kw</text:p>
          </table:table-cell>
          <table:table-cell office:value-type="currency" office:value="937.32293130461733" table:formula="of:=[.D12]*[.$E$4]" table:style-name="ce24">
            <text:p>₺937,3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44" table:style-name="ce22">
            <text:p>+ <text:s text:c="6"/>%44,00</text:p>
          </table:table-cell>
          <table:table-cell office:value-type="currency" office:value="412.42208977403163" table:formula="of:=([.D12]*[.$E$4]*[.C13])" table:style-name="ce23">
            <text:p>₺412,42</text:p>
          </table:table-cell>
          <table:table-cell office:value-type="currency" office:value="1349.745021078649" table:formula="of:=[.D13]+[.E12]" table:style-name="ce24">
            <text:p>₺1.349,7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1399.745021078649" table:formula="of:=[.E13]+[.C15]" table:style-name="ce87">
            <text:p>₺1.399,7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0755600781767433" table:formula="of:=[.D12]/[.$E$3]" table:style-name="ce72">
            <text:p>%20,7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40.09579118793192" table:formula="of:=[.B19]+[.D19]" table:style-name="ce14">
            <text:p>₺140,1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10" table:style-name="ce55">
            <text:p>510 kw</text:p>
          </table:table-cell>
          <table:table-cell office:value-type="float" office:value="454" table:style-name="ce52">
            <text:p>454 kw</text:p>
          </table:table-cell>
          <table:table-cell office:value-type="float" office:value="56" table:formula="of:=[.B18]-[.C18]" table:style-name="ce53">
            <text:p>56 kw</text:p>
          </table:table-cell>
          <table:table-cell office:value-type="currency" office:value="204.24157257999443" table:formula="of:=[.D18]*[.$E$4]" table:style-name="ce39">
            <text:p>₺204,2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0.424157257999443" table:formula="of:=([.D18]*[.$E$4]*[.C19])" table:style-name="ce23">
            <text:p>₺20,42</text:p>
          </table:table-cell>
          <table:table-cell office:value-type="currency" office:value="224.66572983799387" table:formula="of:=[.D19]+[.E18]" table:style-name="ce24">
            <text:p>₺224,6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44.66572983799387" table:formula="of:=[.E19]+[.C21]" table:style-name="ce87">
            <text:p>₺244,67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4.5226211820193631E-2" table:formula="of:=[.D18]/[.$E$3]" table:style-name="ce72">
            <text:p>%4,52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466.86126970187303" table:formula="of:=[.B25]+[.D25]" table:style-name="ce14">
            <text:p>₺466,8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96.21999999999662" table:formula="of:=[.E3]-[.D6]-[.D12]-[.D18]-[.D36]-[.D30]" table:style-name="ce58">
            <text:p>396 kw</text:p>
          </table:table-cell>
          <table:table-cell table:style-name="ce50"/>
          <table:table-cell office:value-type="float" office:value="396.21999999999662" table:formula="of:=[.B24]-[.C24]" table:style-name="ce19">
            <text:p>396 kw</text:p>
          </table:table-cell>
          <table:table-cell office:value-type="currency" office:value="1445.0820694222268" table:formula="of:=[.D24]*[.$E$4]" table:style-name="ce34">
            <text:p>₺1.445,0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5" table:style-name="ce22">
            <text:p>+ <text:s text:c="6"/>%15,00</text:p>
          </table:table-cell>
          <table:table-cell office:value-type="currency" office:value="216.76231041333401" table:formula="of:=([.D24]*[.$E$4]*[.C25])" table:style-name="ce95">
            <text:p>₺216,76</text:p>
          </table:table-cell>
          <table:table-cell office:value-type="currency" office:value="1661.8443798355609" table:formula="of:=[.D25]+[.E24]" table:style-name="ce24">
            <text:p>₺1.661,8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681.8443798355609" table:formula="of:=[.E25]+[.C27]" table:style-name="ce87">
            <text:p>₺1.681,8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99916008463744" table:formula="of:=[.D24]/[.$E$3]" table:style-name="ce72">
            <text:p>%32,00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052" table:style-name="ce17">
            <text:p>4052 kw</text:p>
          </table:table-cell>
          <table:table-cell office:value-type="float" office:value="3762" table:style-name="ce50">
            <text:p>3762 kw</text:p>
          </table:table-cell>
          <table:table-cell office:value-type="float" office:value="290" table:formula="of:=[.B30]-[.C30]" table:style-name="ce19">
            <text:p>290 kw</text:p>
          </table:table-cell>
          <table:table-cell office:value-type="currency" office:value="1057.6795722892568" table:formula="of:=[.D30]*[.$E$4]" table:style-name="ce34">
            <text:p>₺1.057,6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1057.6795722892568" table:formula="of:=[.D31]+[.E30]" table:style-name="ce24">
            <text:p>₺1.057,6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087.6795722892568" table:formula="of:=[.E31]+[.C33]" table:style-name="ce87">
            <text:p>₺1.087,6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23420716835457414" table:formula="of:=[.D30]/[.$E$3]" table:style-name="ce72">
            <text:p>%23,42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120" table:style-name="ce55">
            <text:p>7120 kw</text:p>
          </table:table-cell>
          <table:table-cell office:value-type="float" office:value="7063" table:style-name="ce53">
            <text:p>7063 kw</text:p>
          </table:table-cell>
          <table:table-cell office:value-type="float" office:value="57" table:formula="of:=[.B36]-[.C36]+[.J39]" table:style-name="ce53">
            <text:p>57 kw</text:p>
          </table:table-cell>
          <table:table-cell office:value-type="currency" office:value="207.88874351892289" table:formula="of:=[.D36]*[.$E$4]" table:style-name="ce81">
            <text:p>₺207,8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217.88874351892289" table:formula="of:=[.E36]+[.C38]" table:style-name="ce87">
            <text:p>₺217,89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1238.2199999999966" table:formula="of:=[.D6]+[.D12]+[.D18]+[.D24]+[.D30]+[.D36]" table:style-name="ce92">
            <text:p>KW 1238,22</text:p>
          </table:table-cell>
          <table:table-cell office:value-type="currency" office:value="5325.6085574453646" table:formula="of:=[.E8]+[.E14]+[.E20]+[.E26]+[.E32]+[.E37]" table:style-name="ce12">
            <text:p>₺5.325,61</text:p>
          </table:table-cell>
          <table:table-cell office:value-type="float" office:value="4516" table:formula="of:=[.E36]+[.E30]+[.E24]+[.E18]+[.E12]+[.E6]" table:style-name="ce86">
            <text:p>4.516,00</text:p>
          </table:table-cell>
          <table:table-cell table:number-columns-repeated="16379"/>
        </table:table-row>
        <table:table-row table:number-rows-repeated="1048536" table:style-name="ro2">
          <table:table-cell table:number-columns-repeated="16384"/>
        </table:table-row>
      </table:table>
      <table:table table:name="Sheet7" table:style-name="ta1">
        <table:table-column table:style-name="co33" table:default-cell-style-name="ce1"/>
        <table:table-column table:style-name="co4" table:default-cell-style-name="ce1"/>
        <table:table-column table:style-name="co34" table:number-columns-repeated="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4" table:default-cell-style-name="ce1"/>
        <table:table-column table:style-name="co38" table:default-cell-style-name="ce1"/>
        <table:table-column table:style-name="co39" table:default-cell-style-name="ce1"/>
        <table:table-column table:style-name="co28" table:default-cell-style-name="ce1"/>
        <table:table-column table:style-name="co23" table:default-cell-style-name="ce1"/>
        <table:table-column table:style-name="co4" table:default-cell-style-name="ce1"/>
        <table:table-column table:style-name="co36" table:default-cell-style-name="ce86"/>
        <table:table-column table:style-name="co3" table:number-columns-repeated="1008" table:default-cell-style-name="ce1"/>
        <table:table-column table:style-name="co5" table:number-columns-repeated="15361" table:default-cell-style-name="ce1"/>
        <table:table-row table:style-name="ro2">
          <table:table-cell table:number-columns-repeated="2" table:style-name="ce1"/>
          <table:table-cell office:value-type="float" office:value="2022" table:style-name="ce98">
            <text:p>2022</text:p>
          </table:table-cell>
          <table:table-cell table:number-columns-repeated="10" table:style-name="ce1"/>
          <table:table-cell office:value-type="float" office:value="2023" table:style-name="ce1">
            <text:p>2023</text:p>
          </table:table-cell>
          <table:table-cell table:style-name="ce86"/>
          <table:table-cell table:number-columns-repeated="16369"/>
        </table:table-row>
        <table:table-row table:style-name="ro3">
          <table:table-cell table:style-name="ce1"/>
          <table:table-cell office:value-type="string" table:style-name="ce99">
            <text:p>2021 bakiye</text:p>
          </table:table-cell>
          <table:table-cell office:value-type="date" office:date-value="2021-02-11T00:00:00" table:style-name="ce100">
            <text:p>11.Şub</text:p>
          </table:table-cell>
          <table:table-cell office:value-type="date" office:date-value="2021-03-11T00:00:00" table:style-name="ce100">
            <text:p>11.Mar</text:p>
          </table:table-cell>
          <table:table-cell office:value-type="date" office:date-value="2022-04-12T00:00:00" table:style-name="ce100">
            <text:p>12.Nis</text:p>
          </table:table-cell>
          <table:table-cell office:value-type="date" office:date-value="2022-05-11T00:00:00" table:style-name="ce100">
            <text:p>11.May</text:p>
          </table:table-cell>
          <table:table-cell office:value-type="date" office:date-value="2022-06-11T00:00:00" table:style-name="ce100">
            <text:p>11.Haz</text:p>
          </table:table-cell>
          <table:table-cell office:value-type="date" office:date-value="2021-07-12T00:00:00" table:style-name="ce100">
            <text:p>12.Tem</text:p>
          </table:table-cell>
          <table:table-cell office:value-type="date" office:date-value="2022-08-11T00:00:00" table:style-name="ce100">
            <text:p>11.Ağu</text:p>
          </table:table-cell>
          <table:table-cell office:value-type="date" office:date-value="2022-09-13T00:00:00" table:style-name="ce100">
            <text:p>13.Eyl</text:p>
          </table:table-cell>
          <table:table-cell office:value-type="date" office:date-value="2022-10-11T00:00:00" table:style-name="ce100">
            <text:p>11.Eki</text:p>
          </table:table-cell>
          <table:table-cell office:value-type="date" office:date-value="2022-11-11T00:00:00" table:style-name="ce100">
            <text:p>11.Kas</text:p>
          </table:table-cell>
          <table:table-cell office:value-type="date" office:date-value="2022-12-13T00:00:00" table:style-name="ce100">
            <text:p>13.Ara</text:p>
          </table:table-cell>
          <table:table-cell office:value-type="date" office:date-value="2022-01-11T00:00:00" table:style-name="ce100">
            <text:p>11.Oca</text:p>
          </table:table-cell>
          <table:table-cell office:value-type="string" table:style-name="ce101">
            <text:p>TOPLAM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fatura bedeli</text:p>
          </table:table-cell>
          <table:table-cell table:style-name="ce1"/>
          <table:table-cell office:value-type="float" office:value="2315" table:formula="of:=['02-22'.C4]" table:style-name="ce102">
            <text:p>2315,00</text:p>
          </table:table-cell>
          <table:table-cell office:value-type="float" office:value="1608.4" table:formula="of:=['03-22'.C4]" table:style-name="ce102">
            <text:p>1608,40</text:p>
          </table:table-cell>
          <table:table-cell office:value-type="float" office:value="1578.43" table:formula="of:=['04-22'.C4]" table:style-name="ce102">
            <text:p>1578,43</text:p>
          </table:table-cell>
          <table:table-cell office:value-type="float" office:value="1360.1" table:formula="of:=['05-22'.C4]" table:style-name="ce102">
            <text:p>1360,10</text:p>
          </table:table-cell>
          <table:table-cell office:value-type="currency" office:value="1317.2" table:formula="of:=['06-22'.C4]" table:style-name="ce103">
            <text:p>₺1.317,20</text:p>
          </table:table-cell>
          <table:table-cell office:value-type="currency" office:value="1429.2" table:formula="of:=['07-22'.C4]" table:style-name="ce103">
            <text:p>₺1.429,20</text:p>
          </table:table-cell>
          <table:table-cell table:number-columns-repeated="6" table:style-name="ce104"/>
          <table:table-cell office:value-type="float" office:value="9608.33" table:formula="of:=SUM([.C3:.M3])" table:style-name="ce105">
            <text:p>9.608,3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</text:p>
          </table:table-cell>
          <table:table-cell table:style-name="ce1"/>
          <table:table-cell office:value-type="float" office:value="845.10000000000218" table:formula="of:=['02-22'.E3]" table:style-name="ce102">
            <text:p>845,10</text:p>
          </table:table-cell>
          <table:table-cell office:value-type="float" office:value="587.10000000000491" table:formula="of:=['03-22'.E3]" table:style-name="ce102">
            <text:p>587,10</text:p>
          </table:table-cell>
          <table:table-cell office:value-type="float" office:value="768.24000000000524" table:formula="of:=['04-22'.E3]" table:style-name="ce102">
            <text:p>768,24</text:p>
          </table:table-cell>
          <table:table-cell office:value-type="float" office:value="661.97999999999411" table:formula="of:=['05-22'.E3]" table:style-name="ce102">
            <text:p>661,98</text:p>
          </table:table-cell>
          <table:table-cell office:value-type="float" office:value="641.09999999999673" table:formula="of:=['06-22'.E3]" table:style-name="ce102">
            <text:p>641,10</text:p>
          </table:table-cell>
          <table:table-cell office:value-type="float" office:value="556.50000000000546" table:formula="of:=['07-22'.E3]" table:style-name="ce102">
            <text:p>556,5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4065.0200000000086" table:formula="of:=SUM([.C4:.M4])" table:style-name="ce105">
            <text:p>4.065,0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l/kw</text:p>
          </table:table-cell>
          <table:table-cell table:style-name="ce1"/>
          <table:table-cell office:value-type="float" office:value="2.739320790438994" table:formula="of:=[.C3]/[.C4]" table:style-name="ce106">
            <text:p>2,74</text:p>
          </table:table-cell>
          <table:table-cell office:value-type="float" office:value="2.7395673650144552" table:formula="of:=[.D3]/[.D4]" table:style-name="ce106">
            <text:p>2,74</text:p>
          </table:table-cell>
          <table:table-cell office:value-type="float" office:value="2.0546053316671733" table:formula="of:=[.E3]/[.E4]" table:style-name="ce106">
            <text:p>2,05</text:p>
          </table:table-cell>
          <table:table-cell office:value-type="float" office:value="2.0545937943744708" table:formula="of:=[.F3]/[.F4]" table:style-name="ce106">
            <text:p>2,05</text:p>
          </table:table-cell>
          <table:table-cell office:value-type="float" office:value="2.0545936671346228" table:formula="of:=[.G3]/[.G4]" table:style-name="ce106">
            <text:p>2,05</text:p>
          </table:table-cell>
          <table:table-cell office:value-type="float" office:value="2.5681940700808372" table:formula="of:=[.H3]/[.H4]" table:style-name="ce106">
            <text:p>2,57</text:p>
          </table:table-cell>
          <table:table-cell office:value-type="float" office:value="0" table:formula="of:=[.I3]/[.I4]" table:style-name="ce106">
            <text:p>0,00</text:p>
          </table:table-cell>
          <table:table-cell office:value-type="float" office:value="0" table:formula="of:=[.J3]/[.J4]" table:style-name="ce106">
            <text:p>0,00</text:p>
          </table:table-cell>
          <table:table-cell office:value-type="float" office:value="0" table:formula="of:=[.K3]/[.K4]" table:style-name="ce106">
            <text:p>0,00</text:p>
          </table:table-cell>
          <table:table-cell office:value-type="float" office:value="0" table:formula="of:=[.L3]/[.L4]" table:style-name="ce106">
            <text:p>0,00</text:p>
          </table:table-cell>
          <table:table-cell office:value-type="float" office:value="0" table:formula="of:=[.M3]/[.M4]" table:style-name="ce106">
            <text:p>0,00</text:p>
          </table:table-cell>
          <table:table-cell office:value-type="float" office:value="0" table:formula="of:=[.N3]/[.N4]" table:style-name="ce106">
            <text:p>0,00</text:p>
          </table:table-cell>
          <table:table-cell table:style-name="ce86"/>
          <table:table-cell table:number-columns-repeated="16369"/>
        </table:table-row>
        <table:table-row table:style-name="ro2">
          <table:table-cell table:number-columns-repeated="2" table:style-name="ce1"/>
          <table:table-cell table:number-columns-repeated="12" table:style-name="ce106"/>
          <table:table-cell table:style-name="ce86"/>
          <table:table-cell table:number-columns-repeated="16369"/>
        </table:table-row>
        <table:table-row table:style-name="ro2">
          <table:table-cell office:value-type="string" table:style-name="ce107">
            <text:p>motorcu mesut</text:p>
          </table:table-cell>
          <table:table-cell office:value-type="float" office:value="97.73" table:style-name="ce107">
            <text:p>97,73</text:p>
          </table:table-cell>
          <table:table-cell office:value-type="float" office:value="46.044786415809995" table:formula="of:=[.C10]-[.C9]" table:style-name="ce108">
            <text:p>46,04</text:p>
          </table:table-cell>
          <table:table-cell office:value-type="float" office:value="52.331050928294303" table:formula="of:=[.D10]-[.D9]" table:style-name="ce108">
            <text:p>52,33</text:p>
          </table:table-cell>
          <table:table-cell office:value-type="float" office:value="41.266440174946808" table:formula="of:=[.E10]-[.E9]" table:style-name="ce108">
            <text:p>41,27</text:p>
          </table:table-cell>
          <table:table-cell office:value-type="float" office:value="32.324372337531742" table:formula="of:=[.F10]-[.F9]" table:style-name="ce108">
            <text:p>32,32</text:p>
          </table:table-cell>
          <table:table-cell office:value-type="float" office:value="1.1636250185915742E-3" table:formula="of:=[.G10]-[.G9]" table:style-name="ce108">
            <text:p>0,00</text:p>
          </table:table-cell>
          <table:table-cell office:value-type="float" office:value="0" table:formula="of:=[.H10]-[.H9]" table:style-name="ce108">
            <text:p>0,00</text:p>
          </table:table-cell>
          <table:table-cell office:value-type="float" office:value="0" table:formula="of:=[.I10]-[.I9]" table:style-name="ce108">
            <text:p>0,00</text:p>
          </table:table-cell>
          <table:table-cell office:value-type="float" office:value="0" table:formula="of:=[.J10]-[.J9]" table:style-name="ce108">
            <text:p>0,00</text:p>
          </table:table-cell>
          <table:table-cell office:value-type="float" office:value="0" table:formula="of:=[.K10]-[.K9]" table:style-name="ce108">
            <text:p>0,00</text:p>
          </table:table-cell>
          <table:table-cell office:value-type="float" office:value="0" table:formula="of:=[.L10]-[.L9]" table:style-name="ce108">
            <text:p>0,00</text:p>
          </table:table-cell>
          <table:table-cell office:value-type="float" office:value="0" table:formula="of:=[.M10]-[.M9]" table:style-name="ce108">
            <text:p>0,00</text:p>
          </table:table-cell>
          <table:table-cell office:value-type="float" office:value="0" table:formula="of:=[.N10]-[.N9]" table:style-name="ce108">
            <text:p>0,00</text:p>
          </table:table-cell>
          <table:table-cell office:value-type="float" office:value="269.69781348160177" table:formula="of:=[.O10]-[.O9]+[.B7]" table:style-name="ce109">
            <text:p>269,7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office:value-type="float" office:value="169" table:style-name="ce110">
            <text:p>169,00</text:p>
          </table:table-cell>
          <table:table-cell office:value-type="float" office:value="118" table:style-name="ce110">
            <text:p>118,00</text:p>
          </table:table-cell>
          <table:table-cell office:value-type="float" office:value="105" table:style-name="ce110">
            <text:p>105,00</text:p>
          </table:table-cell>
          <table:table-cell office:value-type="float" office:value="60" table:style-name="ce110">
            <text:p>60,00</text:p>
          </table:table-cell>
          <table:table-cell office:value-type="float" office:value="89" table:style-name="ce110">
            <text:p>89,00</text:p>
          </table:table-cell>
          <table:table-cell table:number-columns-repeated="7" table:style-name="ce110"/>
          <table:table-cell office:value-type="float" office:value="541" table:formula="of:=SUM([.C8:.M8])" table:style-name="ce86">
            <text:p>541,0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office:value-type="float" office:value="462.94521358419001" table:formula="of:=[.C5]*[.C8]" table:style-name="ce106">
            <text:p>462,95</text:p>
          </table:table-cell>
          <table:table-cell office:value-type="float" office:value="323.26894907170572" table:formula="of:=[.D5]*[.D8]" table:style-name="ce106">
            <text:p>323,27</text:p>
          </table:table-cell>
          <table:table-cell office:value-type="float" office:value="215.73355982505319" table:formula="of:=[.E5]*[.E8]" table:style-name="ce106">
            <text:p>215,73</text:p>
          </table:table-cell>
          <table:table-cell office:value-type="float" office:value="123.27562766246825" table:formula="of:=[.F5]*[.F8]" table:style-name="ce106">
            <text:p>123,28</text:p>
          </table:table-cell>
          <table:table-cell office:value-type="float" office:value="182.85883637498142" table:formula="of:=[.G5]*[.G8]" table:style-name="ce106">
            <text:p>182,86</text:p>
          </table:table-cell>
          <table:table-cell office:value-type="float" office:value="0" table:formula="of:=[.H5]*[.H8]" table:style-name="ce106">
            <text:p>0,00</text:p>
          </table:table-cell>
          <table:table-cell office:value-type="float" office:value="0" table:formula="of:=[.I5]*[.I8]" table:style-name="ce106">
            <text:p>0,00</text:p>
          </table:table-cell>
          <table:table-cell office:value-type="float" office:value="0" table:formula="of:=[.J5]*[.J8]" table:style-name="ce106">
            <text:p>0,00</text:p>
          </table:table-cell>
          <table:table-cell office:value-type="float" office:value="0" table:formula="of:=[.K5]*[.K8]" table:style-name="ce106">
            <text:p>0,00</text:p>
          </table:table-cell>
          <table:table-cell office:value-type="float" office:value="0" table:formula="of:=[.L5]*[.L8]" table:style-name="ce106">
            <text:p>0,00</text:p>
          </table:table-cell>
          <table:table-cell office:value-type="float" office:value="0" table:formula="of:=[.M5]*[.M8]" table:style-name="ce106">
            <text:p>0,00</text:p>
          </table:table-cell>
          <table:table-cell office:value-type="float" office:value="0" table:formula="of:=[.N5]*[.N8]" table:style-name="ce106">
            <text:p>0,00</text:p>
          </table:table-cell>
          <table:table-cell office:value-type="float" office:value="1308.0821865183984" table:formula="of:=SUM([.C9:.M9])" table:style-name="ce86">
            <text:p>1.308,08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ödeme</text:p>
          </table:table-cell>
          <table:table-cell table:style-name="ce1"/>
          <table:table-cell office:value-type="float" office:value="508.99" table:style-name="ce111">
            <text:p>508,99</text:p>
          </table:table-cell>
          <table:table-cell office:value-type="float" office:value="375.6" table:style-name="ce111">
            <text:p>375,60</text:p>
          </table:table-cell>
          <table:table-cell office:value-type="float" office:value="257" table:style-name="ce112">
            <text:p>257,00</text:p>
          </table:table-cell>
          <table:table-cell office:value-type="float" office:value="155.6" table:style-name="ce111">
            <text:p>155,60</text:p>
          </table:table-cell>
          <table:table-cell office:value-type="float" office:value="182.86" table:style-name="ce111">
            <text:p>182,86</text:p>
          </table:table-cell>
          <table:table-cell table:number-columns-repeated="7" table:style-name="ce111"/>
          <table:table-cell office:value-type="float" office:value="1480.0500000000002" table:formula="of:=SUM([.C10:.M10])" table:style-name="ce86">
            <text:p>1.480,05</text:p>
          </table:table-cell>
          <table:table-cell table:number-columns-repeated="16369"/>
        </table:table-row>
        <table:table-row table:style-name="ro2">
          <table:table-cell table:number-columns-repeated="2" table:style-name="ce62"/>
          <table:table-cell table:number-columns-repeated="12" table:style-name="ce66"/>
          <table:table-cell table:style-name="ce63"/>
          <table:table-cell table:number-columns-repeated="16369" table:style-name="ce62"/>
        </table:table-row>
        <table:table-row table:style-name="ro2">
          <table:table-cell office:value-type="string" table:style-name="ce107">
            <text:p>hurdacı ali</text:p>
          </table:table-cell>
          <table:table-cell office:value-type="float" office:value="285.13" table:style-name="ce107">
            <text:p>285,13</text:p>
          </table:table-cell>
          <table:table-cell office:value-type="float" office:value="134.60552952313697" table:formula="of:=[.C15]-[.C14]" table:style-name="ce108">
            <text:p>134,61</text:p>
          </table:table-cell>
          <table:table-cell office:value-type="float" office:value="148.89618122978175" table:formula="of:=[.D15]-[.D14]" table:style-name="ce108">
            <text:p>148,90</text:p>
          </table:table-cell>
          <table:table-cell office:value-type="float" office:value="185.97365406644371" table:formula="of:=[.E15]-[.E14]" table:style-name="ce108">
            <text:p>185,97</text:p>
          </table:table-cell>
          <table:table-cell office:value-type="float" office:value="214.37248225021176" table:formula="of:=[.F15]-[.F14]" table:style-name="ce108">
            <text:p>214,37</text:p>
          </table:table-cell>
          <table:table-cell office:value-type="float" office:value="427.64755420370943" table:formula="of:=[.G15]-[.G14]" table:style-name="ce108">
            <text:p>427,65</text:p>
          </table:table-cell>
          <table:table-cell office:value-type="float" office:value="446.54342318059912" table:formula="of:=[.H15]-[.H14]" table:style-name="ce108">
            <text:p>446,54</text:p>
          </table:table-cell>
          <table:table-cell office:value-type="float" office:value="0" table:formula="of:=[.I15]-[.I14]" table:style-name="ce108">
            <text:p>0,00</text:p>
          </table:table-cell>
          <table:table-cell office:value-type="float" office:value="0" table:formula="of:=[.J15]-[.J14]" table:style-name="ce108">
            <text:p>0,00</text:p>
          </table:table-cell>
          <table:table-cell office:value-type="float" office:value="0" table:formula="of:=[.K15]-[.K14]" table:style-name="ce108">
            <text:p>0,00</text:p>
          </table:table-cell>
          <table:table-cell office:value-type="float" office:value="0" table:formula="of:=[.L15]-[.L14]" table:style-name="ce108">
            <text:p>0,00</text:p>
          </table:table-cell>
          <table:table-cell office:value-type="float" office:value="0" table:formula="of:=[.M15]-[.M14]" table:style-name="ce108">
            <text:p>0,00</text:p>
          </table:table-cell>
          <table:table-cell office:value-type="float" office:value="0" table:formula="of:=[.N15]-[.N14]" table:style-name="ce108">
            <text:p>0,00</text:p>
          </table:table-cell>
          <table:table-cell office:value-type="float" office:value="1843.1688244538827" table:formula="of:=SUM([.B12:.M12])" table:style-name="ce113">
            <text:p>1.843,17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office:value-type="float" office:value="494" table:style-name="ce110">
            <text:p>494,00</text:p>
          </table:table-cell>
          <table:table-cell office:value-type="float" office:value="361" table:style-name="ce110">
            <text:p>361,00</text:p>
          </table:table-cell>
          <table:table-cell office:value-type="float" office:value="440" table:style-name="ce110">
            <text:p>440,00</text:p>
          </table:table-cell>
          <table:table-cell office:value-type="float" office:value="400" table:style-name="ce110">
            <text:p>400,00</text:p>
          </table:table-cell>
          <table:table-cell office:value-type="float" office:value="277" table:style-name="ce110">
            <text:p>277,00</text:p>
          </table:table-cell>
          <table:table-cell office:value-type="float" office:value="240" table:style-name="ce110">
            <text:p>240,00</text:p>
          </table:table-cell>
          <table:table-cell table:number-columns-repeated="6" table:style-name="ce110"/>
          <table:table-cell office:value-type="float" office:value="2212" table:formula="of:=SUM([.C13:.M13])" table:style-name="ce86">
            <text:p>2.212,0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office:value-type="float" office:value="1353.224470476863" table:formula="of:=[.C5]*[.C13]" table:style-name="ce106">
            <text:p>1353,22</text:p>
          </table:table-cell>
          <table:table-cell office:value-type="float" office:value="988.98381877021836" table:formula="of:=[.D5]*[.D13]" table:style-name="ce106">
            <text:p>988,98</text:p>
          </table:table-cell>
          <table:table-cell office:value-type="float" office:value="904.02634593355629" table:formula="of:=[.E5]*[.E13]" table:style-name="ce106">
            <text:p>904,03</text:p>
          </table:table-cell>
          <table:table-cell office:value-type="float" office:value="821.83751774978828" table:formula="of:=[.F5]*[.F13]" table:style-name="ce106">
            <text:p>821,84</text:p>
          </table:table-cell>
          <table:table-cell office:value-type="float" office:value="569.12244579629055" table:formula="of:=[.G5]*[.G13]" table:style-name="ce106">
            <text:p>569,12</text:p>
          </table:table-cell>
          <table:table-cell office:value-type="float" office:value="616.36657681940096" table:formula="of:=[.H5]*[.H13]" table:style-name="ce106">
            <text:p>616,37</text:p>
          </table:table-cell>
          <table:table-cell office:value-type="float" office:value="0" table:formula="of:=[.I5]*[.I13]" table:style-name="ce106">
            <text:p>0,00</text:p>
          </table:table-cell>
          <table:table-cell office:value-type="float" office:value="0" table:formula="of:=[.J5]*[.J13]" table:style-name="ce106">
            <text:p>0,00</text:p>
          </table:table-cell>
          <table:table-cell office:value-type="float" office:value="0" table:formula="of:=[.K5]*[.K13]" table:style-name="ce106">
            <text:p>0,00</text:p>
          </table:table-cell>
          <table:table-cell office:value-type="float" office:value="0" table:formula="of:=[.L5]*[.L13]" table:style-name="ce106">
            <text:p>0,00</text:p>
          </table:table-cell>
          <table:table-cell office:value-type="float" office:value="0" table:formula="of:=[.M5]*[.M13]" table:style-name="ce106">
            <text:p>0,00</text:p>
          </table:table-cell>
          <table:table-cell office:value-type="float" office:value="0" table:formula="of:=[.N5]*[.N13]" table:style-name="ce106">
            <text:p>0,00</text:p>
          </table:table-cell>
          <table:table-cell office:value-type="float" office:value="5253.5611755461177" table:formula="of:=SUM([.C14:.M14])" table:style-name="ce86">
            <text:p>5.253,5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ödeme</text:p>
          </table:table-cell>
          <table:table-cell table:style-name="ce1"/>
          <table:table-cell office:value-type="float" office:value="1487.83" table:style-name="ce111">
            <text:p>1487,83</text:p>
          </table:table-cell>
          <table:table-cell office:value-type="float" office:value="1137.8800000000001" table:style-name="ce111">
            <text:p>1137,88</text:p>
          </table:table-cell>
          <table:table-cell office:value-type="float" office:value="1090" table:style-name="ce112">
            <text:p>1090,00</text:p>
          </table:table-cell>
          <table:table-cell office:value-type="float" office:value="1036.21" table:style-name="ce112">
            <text:p>1036,21</text:p>
          </table:table-cell>
          <table:table-cell office:value-type="float" office:value="996.77" table:style-name="ce112">
            <text:p>996,77</text:p>
          </table:table-cell>
          <table:table-cell office:value-type="float" office:value="1062.9100000000001" table:style-name="ce112">
            <text:p>1062,91</text:p>
          </table:table-cell>
          <table:table-cell table:number-columns-repeated="6" table:style-name="ce112"/>
          <table:table-cell office:value-type="float" office:value="6811.6" table:formula="of:=SUM([.C15:.M15])" table:style-name="ce86">
            <text:p>6.811,60</text:p>
          </table:table-cell>
          <table:table-cell table:number-columns-repeated="16369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07">
            <text:p>motorcu emre</text:p>
          </table:table-cell>
          <table:table-cell office:value-type="float" office:value="28.49" table:style-name="ce107">
            <text:p>28,49</text:p>
          </table:table-cell>
          <table:table-cell office:value-type="float" office:value="44.301225890428327" table:formula="of:=[.C20]-[.C19]" table:style-name="ce108">
            <text:p>44,30</text:p>
          </table:table-cell>
          <table:table-cell office:value-type="float" office:value="23.312817237269854" table:formula="of:=[.D20]-[.D19]" table:style-name="ce108">
            <text:p>23,31</text:p>
          </table:table-cell>
          <table:table-cell office:value-type="float" office:value="4.4049083619727867" table:formula="of:=[.E20]-[.E19]" table:style-name="ce108">
            <text:p>4,40</text:p>
          </table:table-cell>
          <table:table-cell office:value-type="float" office:value="13.967621982536002" table:formula="of:=[.F20]-[.F19]" table:style-name="ce108">
            <text:p>13,97</text:p>
          </table:table-cell>
          <table:table-cell office:value-type="float" office:value="2.4687599438452708" table:formula="of:=[.G20]-[.G19]" table:style-name="ce108">
            <text:p>2,47</text:p>
          </table:table-cell>
          <table:table-cell office:value-type="float" office:value="3.975741239895342" table:formula="of:=[.H20]-[.H19]" table:style-name="ce108">
            <text:p>3,98</text:p>
          </table:table-cell>
          <table:table-cell office:value-type="float" office:value="0" table:formula="of:=[.I20]-[.I19]" table:style-name="ce108">
            <text:p>0,00</text:p>
          </table:table-cell>
          <table:table-cell office:value-type="float" office:value="0" table:formula="of:=[.J20]-[.J19]" table:style-name="ce108">
            <text:p>0,00</text:p>
          </table:table-cell>
          <table:table-cell office:value-type="float" office:value="0" table:formula="of:=[.K20]-[.K19]" table:style-name="ce108">
            <text:p>0,00</text:p>
          </table:table-cell>
          <table:table-cell office:value-type="float" office:value="0" table:formula="of:=[.L20]-[.L19]" table:style-name="ce108">
            <text:p>0,00</text:p>
          </table:table-cell>
          <table:table-cell office:value-type="float" office:value="0" table:formula="of:=[.M20]-[.M19]" table:style-name="ce108">
            <text:p>0,00</text:p>
          </table:table-cell>
          <table:table-cell office:value-type="float" office:value="0" table:formula="of:=[.N20]-[.N19]" table:style-name="ce108">
            <text:p>0,00</text:p>
          </table:table-cell>
          <table:table-cell office:value-type="float" office:value="120.92107465594758" table:formula="of:=SUM([.B17:.M17])" table:style-name="ce114">
            <text:p>120,9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office:value-type="float" office:value="162.58000000000001" table:style-name="ce110">
            <text:p>162,58</text:p>
          </table:table-cell>
          <table:table-cell office:value-type="float" office:value="85.1" table:style-name="ce110">
            <text:p>85,10</text:p>
          </table:table-cell>
          <table:table-cell office:value-type="float" office:value="185.24" table:style-name="ce110">
            <text:p>185,24</text:p>
          </table:table-cell>
          <table:table-cell office:value-type="float" office:value="68" table:style-name="ce110">
            <text:p>68,00</text:p>
          </table:table-cell>
          <table:table-cell office:value-type="float" office:value="120" table:style-name="ce110">
            <text:p>120,00</text:p>
          </table:table-cell>
          <table:table-cell office:value-type="float" office:value="125" table:style-name="ce110">
            <text:p>125,00</text:p>
          </table:table-cell>
          <table:table-cell table:number-columns-repeated="6" table:style-name="ce110"/>
          <table:table-cell office:value-type="float" office:value="745.92000000000007" table:formula="of:=SUM([.C18:.M18])" table:style-name="ce86">
            <text:p>745,9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office:value-type="float" office:value="445.3587741095717" table:formula="of:=[.C5]*[.C18]" table:style-name="ce106">
            <text:p>445,36</text:p>
          </table:table-cell>
          <table:table-cell office:value-type="float" office:value="233.13718276273013" table:formula="of:=[.D5]*[.D18]" table:style-name="ce106">
            <text:p>233,14</text:p>
          </table:table-cell>
          <table:table-cell office:value-type="float" office:value="380.59509163802721" table:formula="of:=[.E5]*[.E18]" table:style-name="ce106">
            <text:p>380,60</text:p>
          </table:table-cell>
          <table:table-cell office:value-type="float" office:value="139.712378017464" table:formula="of:=[.F5]*[.F18]" table:style-name="ce106">
            <text:p>139,71</text:p>
          </table:table-cell>
          <table:table-cell office:value-type="float" office:value="246.55124005615474" table:formula="of:=[.G5]*[.G18]" table:style-name="ce106">
            <text:p>246,55</text:p>
          </table:table-cell>
          <table:table-cell office:value-type="float" office:value="321.02425876010466" table:formula="of:=[.H5]*[.H18]" table:style-name="ce106">
            <text:p>321,02</text:p>
          </table:table-cell>
          <table:table-cell office:value-type="float" office:value="0" table:formula="of:=[.I5]*[.I18]" table:style-name="ce106">
            <text:p>0,00</text:p>
          </table:table-cell>
          <table:table-cell office:value-type="float" office:value="0" table:formula="of:=[.J5]*[.J18]" table:style-name="ce106">
            <text:p>0,00</text:p>
          </table:table-cell>
          <table:table-cell office:value-type="float" office:value="0" table:formula="of:=[.K5]*[.K18]" table:style-name="ce106">
            <text:p>0,00</text:p>
          </table:table-cell>
          <table:table-cell office:value-type="float" office:value="0" table:formula="of:=[.L5]*[.L18]" table:style-name="ce106">
            <text:p>0,00</text:p>
          </table:table-cell>
          <table:table-cell office:value-type="float" office:value="0" table:formula="of:=[.M5]*[.M18]" table:style-name="ce106">
            <text:p>0,00</text:p>
          </table:table-cell>
          <table:table-cell office:value-type="float" office:value="0" table:formula="of:=[.N5]*[.N18]" table:style-name="ce106">
            <text:p>0,00</text:p>
          </table:table-cell>
          <table:table-cell office:value-type="float" office:value="1766.3789253440525" table:formula="of:=SUM([.C19:.M19])" table:style-name="ce86">
            <text:p>1.766,38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ödeme</text:p>
          </table:table-cell>
          <table:table-cell table:style-name="ce1"/>
          <table:table-cell office:value-type="float" office:value="489.66" table:style-name="ce111">
            <text:p>489,66</text:p>
          </table:table-cell>
          <table:table-cell office:value-type="float" office:value="256.45" table:style-name="ce111">
            <text:p>256,45</text:p>
          </table:table-cell>
          <table:table-cell office:value-type="float" office:value="385" table:style-name="ce111">
            <text:p>385,00</text:p>
          </table:table-cell>
          <table:table-cell office:value-type="float" office:value="153.68" table:style-name="ce112">
            <text:p>153,68</text:p>
          </table:table-cell>
          <table:table-cell office:value-type="float" office:value="249.02" table:style-name="ce112">
            <text:p>249,02</text:p>
          </table:table-cell>
          <table:table-cell office:value-type="float" office:value="325" table:style-name="ce112">
            <text:p>325,00</text:p>
          </table:table-cell>
          <table:table-cell table:number-columns-repeated="6" table:style-name="ce112"/>
          <table:table-cell office:value-type="float" office:value="1858.8100000000002" table:formula="of:=SUM([.C20:.M20])" table:style-name="ce86">
            <text:p>1.858,81</text:p>
          </table:table-cell>
          <table:table-cell table:number-columns-repeated="16369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15">
            <text:p>Demirci Merdal</text:p>
          </table:table-cell>
          <table:table-cell table:number-columns-repeated="3" table:style-name="ce1"/>
          <table:table-cell office:value-type="float" office:value="0" table:formula="of:=[.E25]-[.E24]" table:style-name="ce108">
            <text:p>0,00</text:p>
          </table:table-cell>
          <table:table-cell office:value-type="float" office:value="20.911432973803983" table:formula="of:=[.F25]-[.F24]" table:style-name="ce108">
            <text:p>20,91</text:p>
          </table:table-cell>
          <table:table-cell office:value-type="float" office:value="12.177134612383753" table:formula="of:=[.G25]-[.G24]" table:style-name="ce108">
            <text:p>12,18</text:p>
          </table:table-cell>
          <table:table-cell office:value-type="float" office:value="-1.2257681940656653" table:formula="of:=[.H25]-[.H24]" table:style-name="ce108">
            <text:p>-1,23</text:p>
          </table:table-cell>
          <table:table-cell office:value-type="float" office:value="0" table:formula="of:=[.I25]-[.I24]" table:style-name="ce108">
            <text:p>0,00</text:p>
          </table:table-cell>
          <table:table-cell office:value-type="float" office:value="0" table:formula="of:=[.J25]-[.J24]" table:style-name="ce108">
            <text:p>0,00</text:p>
          </table:table-cell>
          <table:table-cell office:value-type="float" office:value="0" table:formula="of:=[.K25]-[.K24]" table:style-name="ce108">
            <text:p>0,00</text:p>
          </table:table-cell>
          <table:table-cell office:value-type="float" office:value="0" table:formula="of:=[.L25]-[.L24]" table:style-name="ce108">
            <text:p>0,00</text:p>
          </table:table-cell>
          <table:table-cell office:value-type="float" office:value="0" table:formula="of:=[.M25]-[.M24]" table:style-name="ce108">
            <text:p>0,00</text:p>
          </table:table-cell>
          <table:table-cell office:value-type="float" office:value="0" table:formula="of:=[.N25]-[.N24]" table:style-name="ce108">
            <text:p>0,00</text:p>
          </table:table-cell>
          <table:table-cell office:value-type="float" office:value="31.862799392122071" table:formula="of:=SUM([.B22:.M22])" table:style-name="ce113">
            <text:p>31,8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table:number-columns-repeated="2" table:style-name="ce116"/>
          <table:table-cell office:value-type="float" office:value="0" table:style-name="ce116">
            <text:p>0</text:p>
          </table:table-cell>
          <table:table-cell office:value-type="float" office:value="102" table:style-name="ce116">
            <text:p>102</text:p>
          </table:table-cell>
          <table:table-cell office:value-type="float" office:value="116" table:style-name="ce116">
            <text:p>116</text:p>
          </table:table-cell>
          <table:table-cell office:value-type="float" office:value="174" table:style-name="ce116">
            <text:p>174</text:p>
          </table:table-cell>
          <table:table-cell table:number-columns-repeated="6" table:style-name="ce116"/>
          <table:table-cell table:style-name="ce86"/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table:number-columns-repeated="2" table:style-name="ce106"/>
          <table:table-cell office:value-type="float" office:value="0" table:formula="of:=[.E10]*[.E23]" table:style-name="ce106">
            <text:p>0,00</text:p>
          </table:table-cell>
          <table:table-cell office:value-type="float" office:value="209.56856702619601" table:formula="of:=[.F5]*[.F23]" table:style-name="ce106">
            <text:p>209,57</text:p>
          </table:table-cell>
          <table:table-cell office:value-type="float" office:value="238.33286538761624" table:formula="of:=[.G5]*[.G23]" table:style-name="ce106">
            <text:p>238,33</text:p>
          </table:table-cell>
          <table:table-cell office:value-type="float" office:value="446.86576819406565" table:formula="of:=[.H5]*[.H23]" table:style-name="ce106">
            <text:p>446,87</text:p>
          </table:table-cell>
          <table:table-cell office:value-type="float" office:value="0" table:formula="of:=[.I10]*[.I23]" table:style-name="ce106">
            <text:p>0,00</text:p>
          </table:table-cell>
          <table:table-cell office:value-type="float" office:value="0" table:formula="of:=[.J10]*[.J23]" table:style-name="ce106">
            <text:p>0,00</text:p>
          </table:table-cell>
          <table:table-cell office:value-type="float" office:value="0" table:formula="of:=[.K10]*[.K23]" table:style-name="ce106">
            <text:p>0,00</text:p>
          </table:table-cell>
          <table:table-cell office:value-type="float" office:value="0" table:formula="of:=[.L10]*[.L23]" table:style-name="ce106">
            <text:p>0,00</text:p>
          </table:table-cell>
          <table:table-cell office:value-type="float" office:value="0" table:formula="of:=[.M10]*[.M23]" table:style-name="ce106">
            <text:p>0,00</text:p>
          </table:table-cell>
          <table:table-cell office:value-type="float" office:value="0" table:formula="of:=[.N10]*[.N23]" table:style-name="ce106">
            <text:p>0,00</text:p>
          </table:table-cell>
          <table:table-cell office:value-type="float" office:value="894.76720060787784" table:formula="of:=SUM([.C24:.M24])" table:style-name="ce86">
            <text:p>894,77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ödeme</text:p>
          </table:table-cell>
          <table:table-cell table:style-name="ce1"/>
          <table:table-cell table:number-columns-repeated="3" table:style-name="ce117"/>
          <table:table-cell office:value-type="float" office:value="230.48" table:style-name="ce117">
            <text:p>230,48</text:p>
          </table:table-cell>
          <table:table-cell office:value-type="float" office:value="250.51" table:style-name="ce117">
            <text:p>250,51</text:p>
          </table:table-cell>
          <table:table-cell office:value-type="float" office:value="445.64" table:style-name="ce117">
            <text:p>445,64</text:p>
          </table:table-cell>
          <table:table-cell table:number-columns-repeated="6" table:style-name="ce117"/>
          <table:table-cell table:style-name="ce86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07">
            <text:p>hacı</text:p>
          </table:table-cell>
          <table:table-cell office:value-type="float" office:value="7.28" table:style-name="ce107">
            <text:p>7,28</text:p>
          </table:table-cell>
          <table:table-cell office:value-type="float" office:value="5.4835841912201246" table:formula="of:=[.C30]-[.C29]" table:style-name="ce108">
            <text:p>5,48</text:p>
          </table:table-cell>
          <table:table-cell office:value-type="float" office:value="6.2999506046675293" table:formula="of:=[.D30]-[.D29]" table:style-name="ce108">
            <text:p>6,30</text:p>
          </table:table-cell>
          <table:table-cell office:value-type="float" office:value="7.8049973966474084" table:formula="of:=[.E30]-[.E29]" table:style-name="ce108">
            <text:p>7,80</text:p>
          </table:table-cell>
          <table:table-cell office:value-type="float" office:value="16.572998580016929" table:formula="of:=[.F30]-[.F29]" table:style-name="ce108">
            <text:p>16,57</text:p>
          </table:table-cell>
          <table:table-cell office:value-type="float" office:value="8.216253314615102" table:formula="of:=[.G30]-[.G29]" table:style-name="ce108">
            <text:p>8,22</text:p>
          </table:table-cell>
          <table:table-cell office:value-type="float" office:value="4.3126684640881763E-3" table:formula="of:=[.H30]-[.H29]" table:style-name="ce108">
            <text:p>0,00</text:p>
          </table:table-cell>
          <table:table-cell office:value-type="float" office:value="0" table:formula="of:=[.I30]-[.I29]" table:style-name="ce108">
            <text:p>0,00</text:p>
          </table:table-cell>
          <table:table-cell office:value-type="float" office:value="0" table:formula="of:=[.J30]-[.J29]" table:style-name="ce108">
            <text:p>0,00</text:p>
          </table:table-cell>
          <table:table-cell office:value-type="float" office:value="0" table:formula="of:=[.K30]-[.K29]" table:style-name="ce108">
            <text:p>0,00</text:p>
          </table:table-cell>
          <table:table-cell office:value-type="float" office:value="0" table:formula="of:=[.L30]-[.L29]" table:style-name="ce108">
            <text:p>0,00</text:p>
          </table:table-cell>
          <table:table-cell office:value-type="float" office:value="0" table:formula="of:=[.M30]-[.M29]" table:style-name="ce108">
            <text:p>0,00</text:p>
          </table:table-cell>
          <table:table-cell office:value-type="float" office:value="0" table:formula="of:=[.N30]-[.N29]" table:style-name="ce108">
            <text:p>0,00</text:p>
          </table:table-cell>
          <table:table-cell office:value-type="float" office:value="51.662096755631183" table:formula="of:=SUM([.B27:.M27])" table:style-name="ce113">
            <text:p>51,6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office:value-type="float" office:value="20" table:style-name="ce110">
            <text:p>20,00</text:p>
          </table:table-cell>
          <table:table-cell office:value-type="float" office:value="23" table:style-name="ce110">
            <text:p>23,00</text:p>
          </table:table-cell>
          <table:table-cell office:value-type="float" office:value="38" table:style-name="ce110">
            <text:p>38,00</text:p>
          </table:table-cell>
          <table:table-cell office:value-type="float" office:value="32" table:style-name="ce110">
            <text:p>32,00</text:p>
          </table:table-cell>
          <table:table-cell office:value-type="float" office:value="40" table:style-name="ce110">
            <text:p>40,00</text:p>
          </table:table-cell>
          <table:table-cell office:value-type="float" office:value="19" table:style-name="ce110">
            <text:p>19,00</text:p>
          </table:table-cell>
          <table:table-cell table:number-columns-repeated="6" table:style-name="ce110"/>
          <table:table-cell office:value-type="float" office:value="172" table:formula="of:=SUM([.C28:.M28])" table:style-name="ce86">
            <text:p>172,0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office:value-type="float" office:value="54.786415808779878" table:formula="of:=[.C5]*[.C28]" table:style-name="ce106">
            <text:p>54,79</text:p>
          </table:table-cell>
          <table:table-cell office:value-type="float" office:value="63.010049395332473" table:formula="of:=[.D5]*[.D28]" table:style-name="ce106">
            <text:p>63,01</text:p>
          </table:table-cell>
          <table:table-cell office:value-type="float" office:value="78.075002603352587" table:formula="of:=[.E5]*[.E28]" table:style-name="ce106">
            <text:p>78,08</text:p>
          </table:table-cell>
          <table:table-cell office:value-type="float" office:value="65.747001419983064" table:formula="of:=[.F5]*[.F28]" table:style-name="ce106">
            <text:p>65,75</text:p>
          </table:table-cell>
          <table:table-cell office:value-type="float" office:value="82.183746685384904" table:formula="of:=[.G5]*[.G28]" table:style-name="ce106">
            <text:p>82,18</text:p>
          </table:table-cell>
          <table:table-cell office:value-type="float" office:value="48.795687331535909" table:formula="of:=[.H5]*[.H28]" table:style-name="ce106">
            <text:p>48,80</text:p>
          </table:table-cell>
          <table:table-cell office:value-type="float" office:value="0" table:formula="of:=[.I5]*[.I28]" table:style-name="ce106">
            <text:p>0,00</text:p>
          </table:table-cell>
          <table:table-cell office:value-type="float" office:value="0" table:formula="of:=[.J5]*[.J28]" table:style-name="ce106">
            <text:p>0,00</text:p>
          </table:table-cell>
          <table:table-cell office:value-type="float" office:value="0" table:formula="of:=[.K5]*[.K28]" table:style-name="ce106">
            <text:p>0,00</text:p>
          </table:table-cell>
          <table:table-cell office:value-type="float" office:value="0" table:formula="of:=[.L5]*[.L28]" table:style-name="ce106">
            <text:p>0,00</text:p>
          </table:table-cell>
          <table:table-cell office:value-type="float" office:value="0" table:formula="of:=[.M5]*[.M28]" table:style-name="ce106">
            <text:p>0,00</text:p>
          </table:table-cell>
          <table:table-cell office:value-type="float" office:value="0" table:formula="of:=[.N5]*[.N28]" table:style-name="ce106">
            <text:p>0,00</text:p>
          </table:table-cell>
          <table:table-cell office:value-type="float" office:value="392.59790324436887" table:formula="of:=SUM([.C29:.M29])" table:style-name="ce86">
            <text:p>392,60</text:p>
          </table:table-cell>
          <table:table-cell table:number-columns-repeated="16369"/>
        </table:table-row>
        <table:table-row table:style-name="ro2">
          <table:table-cell table:number-columns-repeated="2" table:style-name="ce1"/>
          <table:table-cell office:value-type="float" office:value="60.27" table:style-name="ce117">
            <text:p>60,27</text:p>
          </table:table-cell>
          <table:table-cell office:value-type="float" office:value="69.31" table:style-name="ce117">
            <text:p>69,31</text:p>
          </table:table-cell>
          <table:table-cell office:value-type="float" office:value="85.88" table:style-name="ce117">
            <text:p>85,88</text:p>
          </table:table-cell>
          <table:table-cell office:value-type="float" office:value="82.32" table:style-name="ce117">
            <text:p>82,32</text:p>
          </table:table-cell>
          <table:table-cell office:value-type="float" office:value="90.4" table:style-name="ce117">
            <text:p>90,4</text:p>
          </table:table-cell>
          <table:table-cell office:value-type="float" office:value="48.8" table:style-name="ce117">
            <text:p>48,8</text:p>
          </table:table-cell>
          <table:table-cell table:number-columns-repeated="6" table:style-name="ce117"/>
          <table:table-cell table:style-name="ce86"/>
          <table:table-cell table:number-columns-repeated="16369"/>
        </table:table-row>
        <table:table-row table:number-rows-repeated="1048546" table:style-name="ro2">
          <table:table-cell table:number-columns-repeated="16384"/>
        </table:table-row>
      </table:table>
      <table:table table:name="01-23" table:style-name="ta1">
        <table:shapes>
          <draw:frame draw:z-index="1" draw:id="id12" draw:style-name="a12" draw:name="Image 13" svg:x="4.04094in" svg:y="0.07795in" svg:width="6.74606in" svg:height="6.94606in" style:rel-width="scale" style:rel-height="scale">
            <draw:image xlink:href="media/image13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1.5530000000001" table:style-name="ce48">
            <text:p>1.191,553 kw</text:p>
          </table:table-cell>
          <table:table-cell office:value-type="float" office:value="1169.069" table:style-name="ce49">
            <text:p>1.169,069 kw</text:p>
          </table:table-cell>
          <table:table-cell office:value-type="float" office:value="22.484000000000151" table:formula="of:=[.B3]-[.C3]" table:style-name="ce8">
            <text:p>22,484</text:p>
          </table:table-cell>
          <table:table-cell office:value-type="float" office:value="1349.0400000000091" table:formula="of:=[.D3]*[.$E$1]" table:style-name="ce8">
            <text:p>1.349,04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4973" table:style-name="ce10">
            <text:p>₺4.973,00</text:p>
          </table:table-cell>
          <table:table-cell office:value-type="string" table:style-name="ce9">
            <text:p>kw fiyat</text:p>
          </table:table-cell>
          <table:table-cell office:value-type="currency" office:value="3.6863250904346545" table:formula="of:=[.C4]/[.E3]" table:style-name="ce11">
            <text:p>₺3,6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531" table:style-name="ce17">
            <text:p>119531 kw</text:p>
          </table:table-cell>
          <table:table-cell office:value-type="float" office:value="119205" table:style-name="ce50">
            <text:p>119205 kw</text:p>
          </table:table-cell>
          <table:table-cell office:value-type="float" office:value="326" table:formula="of:=[.B6]-[.C6]" table:style-name="ce19">
            <text:p>326 kw</text:p>
          </table:table-cell>
          <table:table-cell office:value-type="currency" office:value="1201.7419794816974" table:formula="of:=[.D6]*[.$E$4]" table:style-name="ce20">
            <text:p>₺1.201,7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1201.7419794816974" table:formula="of:=[.D7]+[.E6]" table:style-name="ce24">
            <text:p>₺1.201,7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21.7419794816974" table:formula="of:=[.E7]+[.C9]" table:style-name="ce87">
            <text:p>₺1.221,7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4165332384510305" table:formula="of:=[.D6]/[.$E$3]" table:style-name="ce72">
            <text:p>%24,1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747.6948092818693" table:formula="of:=[.B13]+[.D13]" table:style-name="ce14">
            <text:p>₺1.747,69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737" table:style-name="ce17">
            <text:p>1737 kw</text:p>
          </table:table-cell>
          <table:table-cell office:value-type="float" office:value="1523" table:style-name="ce50">
            <text:p>1523 kw</text:p>
          </table:table-cell>
          <table:table-cell office:value-type="float" office:value="214" table:formula="of:=[.B12]-[.C12]" table:style-name="ce19">
            <text:p>214 kw</text:p>
          </table:table-cell>
          <table:table-cell office:value-type="currency" office:value="788.87356935301602" table:formula="of:=[.D12]*[.$E$4]" table:style-name="ce24">
            <text:p>₺788,8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54" table:style-name="ce22">
            <text:p>+ <text:s text:c="6"/>%54,00</text:p>
          </table:table-cell>
          <table:table-cell office:value-type="currency" office:value="425.99172745062867" table:formula="of:=([.D12]*[.$E$4]*[.C13])" table:style-name="ce23">
            <text:p>₺425,99</text:p>
          </table:table-cell>
          <table:table-cell office:value-type="currency" office:value="1214.8652968036447" table:formula="of:=[.D13]+[.E12]" table:style-name="ce24">
            <text:p>₺1.214,8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1264.8652968036447" table:formula="of:=[.E13]+[.C15]" table:style-name="ce87">
            <text:p>₺1.264,8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15863132301488359" table:formula="of:=[.D12]/[.$E$3]" table:style-name="ce72">
            <text:p>%15,8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78.15591875469636" table:formula="of:=[.B19]+[.D19]" table:style-name="ce14">
            <text:p>₺178,16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88" table:style-name="ce55">
            <text:p>588 kw</text:p>
          </table:table-cell>
          <table:table-cell office:value-type="float" office:value="510" table:style-name="ce52">
            <text:p>510 kw</text:p>
          </table:table-cell>
          <table:table-cell office:value-type="float" office:value="78" table:formula="of:=[.B18]-[.C18]" table:style-name="ce53">
            <text:p>78 kw</text:p>
          </table:table-cell>
          <table:table-cell office:value-type="currency" office:value="287.53335705390305" table:formula="of:=[.D18]*[.$E$4]" table:style-name="ce39">
            <text:p>₺287,5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2034" table:style-name="ce22">
            <text:p>+ <text:s text:c="6"/>%20,34</text:p>
          </table:table-cell>
          <table:table-cell office:value-type="currency" office:value="58.484284824763876" table:formula="of:=([.D18]*[.$E$4]*[.C19])" table:style-name="ce23">
            <text:p>₺58,48</text:p>
          </table:table-cell>
          <table:table-cell office:value-type="currency" office:value="346.01764187866695" table:formula="of:=[.D19]+[.E18]" table:style-name="ce24">
            <text:p>₺346,02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66.01764187866695" table:formula="of:=[.E19]+[.C21]" table:style-name="ce87">
            <text:p>₺366,02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5.7818893435331406E-2" table:formula="of:=[.D18]/[.$E$3]" table:style-name="ce72">
            <text:p>%5,78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382.82140784455169" table:formula="of:=[.B25]+[.D25]" table:style-name="ce14">
            <text:p>₺382,8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0.04000000000906" table:formula="of:=[.E3]-[.D6]-[.D12]-[.D18]-[.D36]-[.D30]" table:style-name="ce58">
            <text:p>360 kw</text:p>
          </table:table-cell>
          <table:table-cell table:style-name="ce50"/>
          <table:table-cell office:value-type="float" office:value="360.04000000000906" table:formula="of:=[.B24]-[.C24]" table:style-name="ce19">
            <text:p>360 kw</text:p>
          </table:table-cell>
          <table:table-cell office:value-type="currency" office:value="1327.2244855601264" table:formula="of:=[.D24]*[.$E$4]" table:style-name="ce34">
            <text:p>₺1.327,2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32.72244855601264" table:formula="of:=([.D24]*[.$E$4]*[.C25])" table:style-name="ce95">
            <text:p>₺132,72</text:p>
          </table:table-cell>
          <table:table-cell office:value-type="currency" office:value="1459.9469341161389" table:formula="of:=[.D25]+[.E24]" table:style-name="ce24">
            <text:p>₺1.459,9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479.9469341161389" table:formula="of:=[.E25]+[.C27]" table:style-name="ce87">
            <text:p>₺1.479,95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6688608195458002" table:formula="of:=[.D24]/[.$E$3]" table:style-name="ce72">
            <text:p>%26,6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376" table:style-name="ce17">
            <text:p>4376 kw</text:p>
          </table:table-cell>
          <table:table-cell office:value-type="float" office:value="4052" table:style-name="ce50">
            <text:p>4052 kw</text:p>
          </table:table-cell>
          <table:table-cell office:value-type="float" office:value="324" table:formula="of:=[.B30]-[.C30]" table:style-name="ce19">
            <text:p>324 kw</text:p>
          </table:table-cell>
          <table:table-cell office:value-type="currency" office:value="1194.369329300828" table:formula="of:=[.D30]*[.$E$4]" table:style-name="ce34">
            <text:p>₺1.194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1194.369329300828" table:formula="of:=[.D31]+[.E30]" table:style-name="ce24">
            <text:p>₺1.194,3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14.369329300828" table:formula="of:=[.E31]+[.C33]" table:style-name="ce87">
            <text:p>₺1.214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0" table:formula="of:=[.C33]-[.D33]" table:style-name="ce69">
            <text:p>₺20,00</text:p>
          </table:table-cell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4017078811599199" table:formula="of:=[.D30]/[.$E$3]" table:style-name="ce72">
            <text:p>%24,02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167" table:style-name="ce55">
            <text:p>7167 kw</text:p>
          </table:table-cell>
          <table:table-cell office:value-type="float" office:value="7120" table:style-name="ce53">
            <text:p>7120 kw</text:p>
          </table:table-cell>
          <table:table-cell office:value-type="float" office:value="47" table:formula="of:=[.B36]-[.C36]+[.J39]" table:style-name="ce53">
            <text:p>47 kw</text:p>
          </table:table-cell>
          <table:table-cell office:value-type="currency" office:value="173.25727925042875" table:formula="of:=[.D36]*[.$E$4]" table:style-name="ce81">
            <text:p>₺173,2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183.25727925042875" table:formula="of:=[.E36]+[.C38]" table:style-name="ce87">
            <text:p>₺183,26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1349.0400000000091" table:formula="of:=[.D6]+[.D12]+[.D18]+[.D24]+[.D30]+[.D36]" table:style-name="ce92">
            <text:p>KW 1349,04</text:p>
          </table:table-cell>
          <table:table-cell office:value-type="currency" office:value="5730.1984608314042" table:formula="of:=[.E8]+[.E14]+[.E20]+[.E26]+[.E32]+[.E37]" table:style-name="ce12">
            <text:p>₺5.730,20</text:p>
          </table:table-cell>
          <table:table-cell office:value-type="float" office:value="4973" table:formula="of:=[.E36]+[.E30]+[.E24]+[.E18]+[.E12]+[.E6]" table:style-name="ce86">
            <text:p>4.973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23_2" table:style-name="ta1">
        <table:shapes>
          <draw:frame draw:z-index="1" draw:id="id13" draw:style-name="a13" draw:name="Image 14" svg:x="4.03386in" svg:y="0.08543in" svg:width="6.76024in" svg:height="6.94567in" style:rel-width="scale" style:rel-height="scale">
            <draw:image xlink:href="media/image14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9.8230000000001" table:style-name="ce48">
            <text:p>1.209,823 kw</text:p>
          </table:table-cell>
          <table:table-cell office:value-type="float" office:value="1191.5530000000001" table:style-name="ce49">
            <text:p>1.191,553 kw</text:p>
          </table:table-cell>
          <table:table-cell office:value-type="float" office:value="18.269999999999982" table:formula="of:=[.B3]-[.C3]" table:style-name="ce8">
            <text:p>18,270</text:p>
          </table:table-cell>
          <table:table-cell office:value-type="float" office:value="1096.1999999999989" table:formula="of:=[.D3]*[.$E$1]" table:style-name="ce8">
            <text:p>1.096,2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3845" table:style-name="ce10">
            <text:p>₺3.845,00</text:p>
          </table:table-cell>
          <table:table-cell office:value-type="string" table:style-name="ce9">
            <text:p>kw fiyat</text:p>
          </table:table-cell>
          <table:table-cell office:value-type="currency" office:value="3.5075716110198902" table:formula="of:=[.C4]/[.E3]" table:style-name="ce11">
            <text:p>₺3,51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886" table:style-name="ce17">
            <text:p>119886 kw</text:p>
          </table:table-cell>
          <table:table-cell office:value-type="float" office:value="119531" table:style-name="ce50">
            <text:p>119531 kw</text:p>
          </table:table-cell>
          <table:table-cell office:value-type="float" office:value="355" table:formula="of:=[.B6]-[.C6]" table:style-name="ce19">
            <text:p>355 kw</text:p>
          </table:table-cell>
          <table:table-cell office:value-type="currency" office:value="1245.187921912061" table:formula="of:=[.D6]*[.$E$4]" table:style-name="ce20">
            <text:p>₺1.245,1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1245.187921912061" table:formula="of:=[.D7]+[.E6]" table:style-name="ce24">
            <text:p>₺1.245,1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45.187921912061" table:formula="of:=[.E7]+[.C9]" table:style-name="ce87">
            <text:p>₺1.245,1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32384601350118625" table:formula="of:=[.D6]/[.$E$3]" table:style-name="ce72">
            <text:p>%32,3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499.8915779998231" table:formula="of:=[.B13]+[.D13]" table:style-name="ce14">
            <text:p>₺1.499,89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947" table:style-name="ce17">
            <text:p>1947 kw</text:p>
          </table:table-cell>
          <table:table-cell office:value-type="float" office:value="1737" table:style-name="ce50">
            <text:p>1737 kw</text:p>
          </table:table-cell>
          <table:table-cell office:value-type="float" office:value="210" table:formula="of:=[.B12]-[.C12]" table:style-name="ce19">
            <text:p>210 kw</text:p>
          </table:table-cell>
          <table:table-cell office:value-type="currency" office:value="736.59003831417692" table:formula="of:=[.D12]*[.$E$4]" table:style-name="ce24">
            <text:p>₺736,5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24190999999999999" table:style-name="ce22">
            <text:p>+ <text:s text:c="6"/>%24,19</text:p>
          </table:table-cell>
          <table:table-cell office:value-type="currency" office:value="178.18849616858253" table:formula="of:=([.D12]*[.$E$4]*[.C13])" table:style-name="ce23">
            <text:p>₺178,19</text:p>
          </table:table-cell>
          <table:table-cell office:value-type="currency" office:value="914.77853448275948" table:formula="of:=[.D13]+[.E12]" table:style-name="ce24">
            <text:p>₺914,7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914.77853448275948" table:formula="of:=[.E13]+[.C15]" table:style-name="ce87">
            <text:p>₺914,7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19157088122605384" table:formula="of:=[.D12]/[.$E$3]" table:style-name="ce72">
            <text:p>%19,1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69.68609753146509" table:formula="of:=[.B19]+[.D19]" table:style-name="ce14">
            <text:p>₺169,69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58" table:style-name="ce55">
            <text:p>658 kw</text:p>
          </table:table-cell>
          <table:table-cell office:value-type="float" office:value="588" table:style-name="ce52">
            <text:p>588 kw</text:p>
          </table:table-cell>
          <table:table-cell office:value-type="float" office:value="70" table:formula="of:=[.B18]-[.C18]" table:style-name="ce53">
            <text:p>70 kw</text:p>
          </table:table-cell>
          <table:table-cell office:value-type="currency" office:value="245.53001277139231" table:formula="of:=[.D18]*[.$E$4]" table:style-name="ce39">
            <text:p>₺245,5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20369999999999999" table:style-name="ce22">
            <text:p>+ <text:s text:c="6"/>%20,37</text:p>
          </table:table-cell>
          <table:table-cell office:value-type="currency" office:value="50.014463601532611" table:formula="of:=([.D18]*[.$E$4]*[.C19])" table:style-name="ce23">
            <text:p>₺50,01</text:p>
          </table:table-cell>
          <table:table-cell office:value-type="currency" office:value="295.54447637292492" table:formula="of:=[.D19]+[.E18]" table:style-name="ce24">
            <text:p>₺295,5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95.54447637292492" table:formula="of:=[.E19]+[.C21]" table:style-name="ce87">
            <text:p>₺295,5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6.3856960408684604E-2" table:formula="of:=[.D18]/[.$E$3]" table:style-name="ce72">
            <text:p>%6,3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372.58335994535321" table:formula="of:=[.B25]+[.D25]" table:style-name="ce14">
            <text:p>₺372,58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49.19999999999891" table:formula="of:=[.E3]-[.D6]-[.D12]-[.D18]-[.D36]-[.D30]" table:style-name="ce58">
            <text:p>349 kw</text:p>
          </table:table-cell>
          <table:table-cell table:style-name="ce50"/>
          <table:table-cell office:value-type="float" office:value="349.19999999999891" table:formula="of:=[.B24]-[.C24]" table:style-name="ce19">
            <text:p>349 kw</text:p>
          </table:table-cell>
          <table:table-cell office:value-type="currency" office:value="1224.8440065681418" table:formula="of:=[.D24]*[.$E$4]" table:style-name="ce34">
            <text:p>₺1.224,8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22.48440065681419" table:formula="of:=([.D24]*[.$E$4]*[.C25])" table:style-name="ce95">
            <text:p>₺122,48</text:p>
          </table:table-cell>
          <table:table-cell office:value-type="currency" office:value="1347.328407224956" table:formula="of:=[.D25]+[.E24]" table:style-name="ce24">
            <text:p>₺1.347,33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367.328407224956" table:formula="of:=[.E25]+[.C27]" table:style-name="ce87">
            <text:p>₺1.367,33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855500821017996" table:formula="of:=[.D24]/[.$E$3]" table:style-name="ce72">
            <text:p>%31,86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463" table:style-name="ce17">
            <text:p>4463 kw</text:p>
          </table:table-cell>
          <table:table-cell office:value-type="float" office:value="4376" table:style-name="ce50">
            <text:p>4376 kw</text:p>
          </table:table-cell>
          <table:table-cell office:value-type="float" office:value="87" table:formula="of:=[.B30]-[.C30]" table:style-name="ce19">
            <text:p>87 kw</text:p>
          </table:table-cell>
          <table:table-cell office:value-type="currency" office:value="305.15873015873046" table:formula="of:=[.D30]*[.$E$4]" table:style-name="ce34">
            <text:p>₺305,1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05.15873015873046" table:formula="of:=[.D31]+[.E30]" table:style-name="ce24">
            <text:p>₺305,1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05.15873015873046" table:formula="of:=[.E31]+[.C33]" table:style-name="ce87">
            <text:p>₺305,1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7.9365079365079444E-2" table:formula="of:=[.D30]/[.$E$3]" table:style-name="ce72">
            <text:p>%7,94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192" table:style-name="ce55">
            <text:p>7192 kw</text:p>
          </table:table-cell>
          <table:table-cell office:value-type="float" office:value="7167" table:style-name="ce53">
            <text:p>7167 kw</text:p>
          </table:table-cell>
          <table:table-cell office:value-type="float" office:value="25" table:formula="of:=[.B36]-[.C36]+[.J39]" table:style-name="ce53">
            <text:p>25 kw</text:p>
          </table:table-cell>
          <table:table-cell office:value-type="currency" office:value="87.689290275497257" table:formula="of:=[.D36]*[.$E$4]" table:style-name="ce81">
            <text:p>₺87,6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87.689290275497257" table:formula="of:=[.E36]+[.C38]" table:style-name="ce87">
            <text:p>₺87,69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1096.1999999999989" table:formula="of:=[.D6]+[.D12]+[.D18]+[.D24]+[.D30]+[.D36]" table:style-name="ce92">
            <text:p>KW 1096,20</text:p>
          </table:table-cell>
          <table:table-cell office:value-type="currency" office:value="4215.6873604269294" table:formula="of:=[.E8]+[.E14]+[.E20]+[.E26]+[.E32]+[.E37]" table:style-name="ce12">
            <text:p>₺4.215,69</text:p>
          </table:table-cell>
          <table:table-cell office:value-type="float" office:value="3845" table:formula="of:=[.E36]+[.E30]+[.E24]+[.E18]+[.E12]+[.E6]" table:style-name="ce86">
            <text:p>3.845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23_3" table:style-name="ta1">
        <table:shapes>
          <draw:frame draw:z-index="1" draw:id="id14" draw:style-name="a14" draw:name="Image 15" svg:x="3.99843in" svg:y="0.03543in" svg:width="6.92362in" svg:height="7.00472in" style:rel-width="scale" style:rel-height="scale">
            <draw:image xlink:href="media/image15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25.116" table:style-name="ce48">
            <text:p>1.225,116 kw</text:p>
          </table:table-cell>
          <table:table-cell office:value-type="float" office:value="1209.8230000000001" table:style-name="ce49">
            <text:p>1.209,823 kw</text:p>
          </table:table-cell>
          <table:table-cell office:value-type="float" office:value="15.292999999999893" table:formula="of:=[.B3]-[.C3]" table:style-name="ce8">
            <text:p>15,293</text:p>
          </table:table-cell>
          <table:table-cell office:value-type="float" office:value="917.57999999999356" table:formula="of:=[.D3]*[.$E$1]" table:style-name="ce8">
            <text:p>917,5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3150" table:style-name="ce10">
            <text:p>₺3.150,00</text:p>
          </table:table-cell>
          <table:table-cell office:value-type="string" table:style-name="ce9">
            <text:p>kw fiyat</text:p>
          </table:table-cell>
          <table:table-cell office:value-type="currency" office:value="3.4329431766167771" table:formula="of:=[.C4]/[.E3]" table:style-name="ce11">
            <text:p>₺3,43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152" table:style-name="ce17">
            <text:p>120152 kw</text:p>
          </table:table-cell>
          <table:table-cell office:value-type="float" office:value="119886" table:style-name="ce50">
            <text:p>119886 kw</text:p>
          </table:table-cell>
          <table:table-cell office:value-type="float" office:value="266" table:formula="of:=[.B6]-[.C6]" table:style-name="ce19">
            <text:p>266 kw</text:p>
          </table:table-cell>
          <table:table-cell office:value-type="currency" office:value="913.1628849800627" table:formula="of:=[.D6]*[.$E$4]" table:style-name="ce20">
            <text:p>₺913,16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913.1628849800627" table:formula="of:=[.D7]+[.E6]" table:style-name="ce24">
            <text:p>₺913,1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933.1628849800627" table:formula="of:=[.E7]+[.C9]" table:style-name="ce87">
            <text:p>₺933,1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8989297935875002" table:formula="of:=[.D6]/[.$E$3]" table:style-name="ce72">
            <text:p>%28,9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92.2190041486426" table:formula="of:=[.B13]+[.D13]" table:style-name="ce14">
            <text:p>₺1.592,2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144" table:style-name="ce17">
            <text:p>2144 kw</text:p>
          </table:table-cell>
          <table:table-cell office:value-type="float" office:value="1947" table:style-name="ce50">
            <text:p>1947 kw</text:p>
          </table:table-cell>
          <table:table-cell office:value-type="float" office:value="197" table:formula="of:=[.B12]-[.C12]" table:style-name="ce19">
            <text:p>197 kw</text:p>
          </table:table-cell>
          <table:table-cell office:value-type="currency" office:value="676.28980579350502" table:formula="of:=[.D12]*[.$E$4]" table:style-name="ce24">
            <text:p>₺676,2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270.51592231740204" table:formula="of:=([.D12]*[.$E$4]*[.C13])" table:style-name="ce23">
            <text:p>₺270,52</text:p>
          </table:table-cell>
          <table:table-cell office:value-type="currency" office:value="946.80572811090701" table:formula="of:=[.D13]+[.E12]" table:style-name="ce24">
            <text:p>₺946,8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996.80572811090701" table:formula="of:=[.E13]+[.C15]" table:style-name="ce87">
            <text:p>₺996,8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1469517644238256" table:formula="of:=[.D12]/[.$E$3]" table:style-name="ce72">
            <text:p>%21,4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57.4333222840817" table:formula="of:=[.B19]+[.D19]" table:style-name="ce14">
            <text:p>₺157,43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12" table:style-name="ce55">
            <text:p>712 kw</text:p>
          </table:table-cell>
          <table:table-cell office:value-type="float" office:value="658" table:style-name="ce52">
            <text:p>658 kw</text:p>
          </table:table-cell>
          <table:table-cell office:value-type="float" office:value="54" table:formula="of:=[.B18]-[.C18]" table:style-name="ce53">
            <text:p>54 kw</text:p>
          </table:table-cell>
          <table:table-cell office:value-type="currency" office:value="185.37893153730596" table:formula="of:=[.D18]*[.$E$4]" table:style-name="ce39">
            <text:p>₺185,3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20369999999999999" table:style-name="ce22">
            <text:p>+ <text:s text:c="6"/>%20,37</text:p>
          </table:table-cell>
          <table:table-cell office:value-type="currency" office:value="37.761688354149221" table:formula="of:=([.D18]*[.$E$4]*[.C19])" table:style-name="ce23">
            <text:p>₺37,76</text:p>
          </table:table-cell>
          <table:table-cell office:value-type="currency" office:value="223.14061989145517" table:formula="of:=[.D19]+[.E18]" table:style-name="ce24">
            <text:p>₺223,1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33.14061989145517" table:formula="of:=[.E19]+[.C21]" table:style-name="ce87">
            <text:p>₺233,1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5.8850454456287601E-2" table:formula="of:=[.D18]/[.$E$3]" table:style-name="ce72">
            <text:p>%5,8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350.88330506765215" table:formula="of:=[.B25]+[.D25]" table:style-name="ce14">
            <text:p>₺350,88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93.57999999999356" table:formula="of:=[.E3]-[.D6]-[.D12]-[.D18]-[.D36]-[.D30]" table:style-name="ce58">
            <text:p>294 kw</text:p>
          </table:table-cell>
          <table:table-cell table:style-name="ce50"/>
          <table:table-cell office:value-type="float" office:value="293.57999999999356" table:formula="of:=[.B24]-[.C24]" table:style-name="ce19">
            <text:p>294 kw</text:p>
          </table:table-cell>
          <table:table-cell office:value-type="currency" office:value="1007.8434577911313" table:formula="of:=[.D24]*[.$E$4]" table:style-name="ce34">
            <text:p>₺1.007,8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00.78434577911314" table:formula="of:=([.D24]*[.$E$4]*[.C25])" table:style-name="ce95">
            <text:p>₺100,78</text:p>
          </table:table-cell>
          <table:table-cell office:value-type="currency" office:value="1108.6278035702444" table:formula="of:=[.D25]+[.E24]" table:style-name="ce24">
            <text:p>₺1.108,63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128.6278035702444" table:formula="of:=[.E25]+[.C27]" table:style-name="ce87">
            <text:p>₺1.128,63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995030406067659" table:formula="of:=[.D24]/[.$E$3]" table:style-name="ce72">
            <text:p>%32,00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554" table:style-name="ce17">
            <text:p>4554 kw</text:p>
          </table:table-cell>
          <table:table-cell office:value-type="float" office:value="4463" table:style-name="ce50">
            <text:p>4463 kw</text:p>
          </table:table-cell>
          <table:table-cell office:value-type="float" office:value="91" table:formula="of:=[.B30]-[.C30]" table:style-name="ce19">
            <text:p>91 kw</text:p>
          </table:table-cell>
          <table:table-cell office:value-type="currency" office:value="312.39782907212674" table:formula="of:=[.D30]*[.$E$4]" table:style-name="ce34">
            <text:p>₺312,4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12.39782907212674" table:formula="of:=[.D31]+[.E30]" table:style-name="ce24">
            <text:p>₺312,4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42.39782907212674" table:formula="of:=[.E31]+[.C33]" table:style-name="ce87">
            <text:p>₺342,4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9.917391399115133E-2" table:formula="of:=[.D30]/[.$E$3]" table:style-name="ce72">
            <text:p>%9,92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08" table:style-name="ce55">
            <text:p>7208 kw</text:p>
          </table:table-cell>
          <table:table-cell office:value-type="float" office:value="7192" table:style-name="ce53">
            <text:p>7192 kw</text:p>
          </table:table-cell>
          <table:table-cell office:value-type="float" office:value="16" table:formula="of:=[.B36]-[.C36]+[.J39]" table:style-name="ce53">
            <text:p>16 kw</text:p>
          </table:table-cell>
          <table:table-cell office:value-type="currency" office:value="54.927090825868433" table:formula="of:=[.D36]*[.$E$4]" table:style-name="ce81">
            <text:p>₺54,9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64.927090825868433" table:formula="of:=[.E36]+[.C38]" table:style-name="ce87">
            <text:p>₺64,93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17.57999999999356" table:formula="of:=[.D6]+[.D12]+[.D18]+[.D24]+[.D30]+[.D36]" table:style-name="ce92">
            <text:p>KW 917,58</text:p>
          </table:table-cell>
          <table:table-cell office:value-type="currency" office:value="3699.0619564506646" table:formula="of:=[.E8]+[.E14]+[.E20]+[.E26]+[.E32]+[.E37]" table:style-name="ce12">
            <text:p>₺3.699,06</text:p>
          </table:table-cell>
          <table:table-cell office:value-type="float" office:value="3150" table:formula="of:=[.E36]+[.E30]+[.E24]+[.E18]+[.E12]+[.E6]" table:style-name="ce86">
            <text:p>3.150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23_4" table:style-name="ta1">
        <table:shapes>
          <draw:frame draw:z-index="1" draw:id="id15" draw:style-name="a15" draw:name="Image 16" svg:x="3.99764in" svg:y="0in" svg:width="6.93465in" svg:height="6.99724in" style:rel-width="scale" style:rel-height="scale">
            <draw:image xlink:href="media/image16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42.6790000000001" table:style-name="ce48">
            <text:p>1.242,679 kw</text:p>
          </table:table-cell>
          <table:table-cell office:value-type="float" office:value="1225.116" table:style-name="ce49">
            <text:p>1.225,116 kw</text:p>
          </table:table-cell>
          <table:table-cell office:value-type="float" office:value="17.563000000000102" table:formula="of:=[.B3]-[.C3]" table:style-name="ce8">
            <text:p>17,563</text:p>
          </table:table-cell>
          <table:table-cell office:value-type="float" office:value="1053.7800000000061" table:formula="of:=[.D3]*[.$E$1]" table:style-name="ce8">
            <text:p>1.053,7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3656" table:style-name="ce10">
            <text:p>₺3.656,00</text:p>
          </table:table-cell>
          <table:table-cell office:value-type="string" table:style-name="ce9">
            <text:p>kw fiyat</text:p>
          </table:table-cell>
          <table:table-cell office:value-type="currency" office:value="3.4694148683785788" table:formula="of:=[.C4]/[.E3]" table:style-name="ce11">
            <text:p>₺3,47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387" table:style-name="ce17">
            <text:p>120387 kw</text:p>
          </table:table-cell>
          <table:table-cell office:value-type="float" office:value="120152" table:style-name="ce50">
            <text:p>120152 kw</text:p>
          </table:table-cell>
          <table:table-cell office:value-type="float" office:value="235" table:formula="of:=[.B6]-[.C6]" table:style-name="ce19">
            <text:p>235 kw</text:p>
          </table:table-cell>
          <table:table-cell office:value-type="currency" office:value="815.31249406896598" table:formula="of:=[.D6]*[.$E$4]" table:style-name="ce20">
            <text:p>₺815,31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815.31249406896598" table:formula="of:=[.D7]+[.E6]" table:style-name="ce24">
            <text:p>₺815,31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35.31249406896598" table:formula="of:=[.E7]+[.C9]" table:style-name="ce87">
            <text:p>₺835,3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2300669969063622" table:formula="of:=[.D6]/[.$E$3]" table:style-name="ce72">
            <text:p>%22,3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51.1965487787995" table:formula="of:=[.B13]+[.D13]" table:style-name="ce14">
            <text:p>₺1.551,2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421" table:style-name="ce17">
            <text:p>2421 kw</text:p>
          </table:table-cell>
          <table:table-cell office:value-type="float" office:value="2144" table:style-name="ce50">
            <text:p>2144 kw</text:p>
          </table:table-cell>
          <table:table-cell office:value-type="float" office:value="277" table:formula="of:=[.B12]-[.C12]" table:style-name="ce19">
            <text:p>277 kw</text:p>
          </table:table-cell>
          <table:table-cell office:value-type="currency" office:value="961.02791854086638" table:formula="of:=[.D12]*[.$E$4]" table:style-name="ce24">
            <text:p>₺961,0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23880000000000001" table:style-name="ce22">
            <text:p>+ <text:s text:c="6"/>%23,88</text:p>
          </table:table-cell>
          <table:table-cell office:value-type="currency" office:value="229.49346694755891" table:formula="of:=([.D12]*[.$E$4]*[.C13])" table:style-name="ce23">
            <text:p>₺229,49</text:p>
          </table:table-cell>
          <table:table-cell office:value-type="currency" office:value="1190.5213854884253" table:formula="of:=[.D13]+[.E12]" table:style-name="ce24">
            <text:p>₺1.190,52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240.5213854884253" table:formula="of:=[.E13]+[.C15]" table:style-name="ce87">
            <text:p>₺1.240,52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6286321623109038" table:formula="of:=[.D12]/[.$E$3]" table:style-name="ce72">
            <text:p>%26,2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31.91519900044048" table:formula="of:=[.B19]+[.D19]" table:style-name="ce14">
            <text:p>₺131,92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62" table:style-name="ce55">
            <text:p>762 kw</text:p>
          </table:table-cell>
          <table:table-cell office:value-type="float" office:value="712" table:style-name="ce52">
            <text:p>712 kw</text:p>
          </table:table-cell>
          <table:table-cell office:value-type="float" office:value="50" table:formula="of:=[.B18]-[.C18]" table:style-name="ce53">
            <text:p>50 kw</text:p>
          </table:table-cell>
          <table:table-cell office:value-type="currency" office:value="173.47074341892895" table:formula="of:=[.D18]*[.$E$4]" table:style-name="ce39">
            <text:p>₺173,4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7.0580000000000004E-2" table:style-name="ce22">
            <text:p>+ <text:s text:c="6"/>%7,06</text:p>
          </table:table-cell>
          <table:table-cell office:value-type="currency" office:value="12.243565070508005" table:formula="of:=([.D18]*[.$E$4]*[.C19])" table:style-name="ce23">
            <text:p>₺12,24</text:p>
          </table:table-cell>
          <table:table-cell office:value-type="currency" office:value="185.71430848943695" table:formula="of:=[.D19]+[.E18]" table:style-name="ce24">
            <text:p>₺185,7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95.71430848943695" table:formula="of:=[.E19]+[.C21]" table:style-name="ce87">
            <text:p>₺195,71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4.7448233976731112E-2" table:formula="of:=[.D18]/[.$E$3]" table:style-name="ce72">
            <text:p>%4,74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374.30595653046936" table:formula="of:=[.B25]+[.D25]" table:style-name="ce14">
            <text:p>₺374,3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75.78000000000611" table:formula="of:=[.E3]-[.D6]-[.D12]-[.D18]-[.D36]-[.D30]" table:style-name="ce58">
            <text:p>376 kw</text:p>
          </table:table-cell>
          <table:table-cell table:style-name="ce50"/>
          <table:table-cell office:value-type="float" office:value="375.78000000000611" table:formula="of:=[.B24]-[.C24]" table:style-name="ce19">
            <text:p>376 kw</text:p>
          </table:table-cell>
          <table:table-cell office:value-type="currency" office:value="1303.7367192393235" table:formula="of:=[.D24]*[.$E$4]" table:style-name="ce34">
            <text:p>₺1.303,7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9.5269999999999994E-2" table:style-name="ce22">
            <text:p>+ <text:s text:c="6"/>%9,53</text:p>
          </table:table-cell>
          <table:table-cell office:value-type="currency" office:value="124.20699724193034" table:formula="of:=([.D24]*[.$E$4]*[.C25])" table:style-name="ce95">
            <text:p>₺124,21</text:p>
          </table:table-cell>
          <table:table-cell office:value-type="currency" office:value="1427.9437164812539" table:formula="of:=[.D25]+[.E24]" table:style-name="ce24">
            <text:p>₺1.427,9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447.9437164812539" table:formula="of:=[.E25]+[.C27]" table:style-name="ce87">
            <text:p>₺1.447,9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5660194727552613" table:formula="of:=[.D24]/[.$E$3]" table:style-name="ce72">
            <text:p>%35,66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642" table:style-name="ce17">
            <text:p>4642 kw</text:p>
          </table:table-cell>
          <table:table-cell office:value-type="float" office:value="4554" table:style-name="ce50">
            <text:p>4554 kw</text:p>
          </table:table-cell>
          <table:table-cell office:value-type="float" office:value="88" table:formula="of:=[.B30]-[.C30]" table:style-name="ce19">
            <text:p>88 kw</text:p>
          </table:table-cell>
          <table:table-cell office:value-type="currency" office:value="305.30850841731495" table:formula="of:=[.D30]*[.$E$4]" table:style-name="ce34">
            <text:p>₺305,3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05.30850841731495" table:formula="of:=[.D31]+[.E30]" table:style-name="ce24">
            <text:p>₺305,3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35.30850841731495" table:formula="of:=[.E31]+[.C33]" table:style-name="ce87">
            <text:p>₺335,3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8.3508891799046761E-2" table:formula="of:=[.D30]/[.$E$3]" table:style-name="ce72">
            <text:p>%8,35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36" table:style-name="ce55">
            <text:p>7236 kw</text:p>
          </table:table-cell>
          <table:table-cell office:value-type="float" office:value="7208" table:style-name="ce53">
            <text:p>7208 kw</text:p>
          </table:table-cell>
          <table:table-cell office:value-type="float" office:value="28" table:formula="of:=[.B36]-[.C36]+[.J39]" table:style-name="ce53">
            <text:p>28 kw</text:p>
          </table:table-cell>
          <table:table-cell office:value-type="currency" office:value="97.143616314600209" table:formula="of:=[.D36]*[.$E$4]" table:style-name="ce81">
            <text:p>₺97,1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107.14361631460021" table:formula="of:=[.E36]+[.C38]" table:style-name="ce87">
            <text:p>₺107,1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1053.7800000000061" table:formula="of:=[.D6]+[.D12]+[.D18]+[.D24]+[.D30]+[.D36]" table:style-name="ce92">
            <text:p>KW 1053,78</text:p>
          </table:table-cell>
          <table:table-cell office:value-type="currency" office:value="4161.9440292599975" table:formula="of:=[.E8]+[.E14]+[.E20]+[.E26]+[.E32]+[.E37]" table:style-name="ce12">
            <text:p>₺4.161,94</text:p>
          </table:table-cell>
          <table:table-cell office:value-type="float" office:value="3656" table:formula="of:=[.E36]+[.E30]+[.E24]+[.E18]+[.E12]+[.E6]" table:style-name="ce86">
            <text:p>3.656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23_5" table:style-name="ta1">
        <table:shapes>
          <draw:frame draw:z-index="1" draw:id="id16" draw:style-name="a16" draw:name="Image 17" svg:x="4.00472in" svg:y="0.03583in" svg:width="6.85394in" svg:height="6.92402in" style:rel-width="scale" style:rel-height="scale">
            <draw:image xlink:href="media/image17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54.9960000000001" table:style-name="ce48">
            <text:p>1.254,996 kw</text:p>
          </table:table-cell>
          <table:table-cell office:value-type="float" office:value="1242.6790000000001" table:style-name="ce49">
            <text:p>1.242,679 kw</text:p>
          </table:table-cell>
          <table:table-cell office:value-type="float" office:value="12.317000000000007" table:formula="of:=[.B3]-[.C3]" table:style-name="ce8">
            <text:p>12,317</text:p>
          </table:table-cell>
          <table:table-cell office:value-type="float" office:value="739.02000000000044" table:formula="of:=[.D3]*[.$E$1]" table:style-name="ce8">
            <text:p>739,02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097" table:style-name="ce10">
            <text:p>₺2.097,00</text:p>
          </table:table-cell>
          <table:table-cell office:value-type="string" table:style-name="ce9">
            <text:p>kw fiyat</text:p>
          </table:table-cell>
          <table:table-cell office:value-type="currency" office:value="2.8375416091580727" table:formula="of:=[.C4]/[.E3]" table:style-name="ce11">
            <text:p>₺2,8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100.29574571730124" table:formula="of:=[.B7]+[.D7]" table:style-name="ce14">
            <text:p>₺100,3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524" table:style-name="ce17">
            <text:p>120524 kw</text:p>
          </table:table-cell>
          <table:table-cell office:value-type="float" office:value="120387" table:style-name="ce50">
            <text:p>120387 kw</text:p>
          </table:table-cell>
          <table:table-cell office:value-type="float" office:value="137" table:formula="of:=[.B6]-[.C6]" table:style-name="ce19">
            <text:p>137 kw</text:p>
          </table:table-cell>
          <table:table-cell office:value-type="currency" office:value="388.74320045465595" table:formula="of:=[.D6]*[.$E$4]" table:style-name="ce20">
            <text:p>₺388,7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.25800000000000001" table:style-name="ce22">
            <text:p>+ <text:s text:c="6"/>%25,80</text:p>
          </table:table-cell>
          <table:table-cell office:value-type="currency" office:value="100.29574571730124" table:formula="of:=([.D6]*[.$E$4]*[.C7])" table:style-name="ce23">
            <text:p>₺100,30</text:p>
          </table:table-cell>
          <table:table-cell office:value-type="currency" office:value="489.03894617195721" table:formula="of:=[.D7]+[.E6]" table:style-name="ce24">
            <text:p>₺489,0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509.03894617195721" table:formula="of:=[.E7]+[.C9]" table:style-name="ce87">
            <text:p>₺509,0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18538063922491937" table:formula="of:=[.D6]/[.$E$3]" table:style-name="ce72">
            <text:p>%18,5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71.7188730141584" table:formula="of:=[.B13]+[.D13]" table:style-name="ce14">
            <text:p>₺1.571,7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646" table:style-name="ce17">
            <text:p>2646 kw</text:p>
          </table:table-cell>
          <table:table-cell office:value-type="float" office:value="2421" table:style-name="ce50">
            <text:p>2421 kw</text:p>
          </table:table-cell>
          <table:table-cell office:value-type="float" office:value="225" table:formula="of:=[.B12]-[.C12]" table:style-name="ce19">
            <text:p>225 kw</text:p>
          </table:table-cell>
          <table:table-cell office:value-type="currency" office:value="638.44686206056633" table:formula="of:=[.D12]*[.$E$4]" table:style-name="ce24">
            <text:p>₺638,4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916" table:style-name="ce22">
            <text:p>+ <text:s text:c="6"/>%39,16</text:p>
          </table:table-cell>
          <table:table-cell office:value-type="currency" office:value="250.01579118291778" table:formula="of:=([.D12]*[.$E$4]*[.C13])" table:style-name="ce23">
            <text:p>₺250,02</text:p>
          </table:table-cell>
          <table:table-cell office:value-type="currency" office:value="888.46265324348406" table:formula="of:=[.D13]+[.E12]" table:style-name="ce24">
            <text:p>₺888,4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38.46265324348406" table:formula="of:=[.E13]+[.C15]" table:style-name="ce87">
            <text:p>₺938,4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30445725420150993" table:formula="of:=[.D12]/[.$E$3]" table:style-name="ce72">
            <text:p>%30,4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03" table:style-name="ce55">
            <text:p>803 kw</text:p>
          </table:table-cell>
          <table:table-cell office:value-type="float" office:value="762" table:style-name="ce52">
            <text:p>762 kw</text:p>
          </table:table-cell>
          <table:table-cell office:value-type="float" office:value="41" table:formula="of:=[.B18]-[.C18]" table:style-name="ce53">
            <text:p>41 kw</text:p>
          </table:table-cell>
          <table:table-cell office:value-type="currency" office:value="116.33920597548098" table:formula="of:=[.D18]*[.$E$4]" table:style-name="ce39">
            <text:p>₺116,3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116.33920597548098" table:formula="of:=[.D19]+[.E18]" table:style-name="ce24">
            <text:p>₺116,3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6.33920597548098" table:formula="of:=[.E19]+[.C21]" table:style-name="ce87">
            <text:p>₺126,3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5.5478877432275142E-2" table:formula="of:=[.D18]/[.$E$3]" table:style-name="ce72">
            <text:p>%5,55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500.11057928529181" table:formula="of:=[.B25]+[.D25]" table:style-name="ce14">
            <text:p>₺500,1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34.02000000000044" table:formula="of:=[.E3]-[.D6]-[.D12]-[.D18]-[.D36]-[.D30]" table:style-name="ce58">
            <text:p>234 kw</text:p>
          </table:table-cell>
          <table:table-cell table:style-name="ce50"/>
          <table:table-cell office:value-type="float" office:value="234.02000000000044" table:formula="of:=[.B24]-[.C24]" table:style-name="ce19">
            <text:p>234 kw</text:p>
          </table:table-cell>
          <table:table-cell office:value-type="currency" office:value="664.04148737517346" table:formula="of:=[.D24]*[.$E$4]" table:style-name="ce34">
            <text:p>₺664,0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3765" table:style-name="ce22">
            <text:p>+ <text:s text:c="6"/>%37,65</text:p>
          </table:table-cell>
          <table:table-cell office:value-type="currency" office:value="250.01161999675281" table:formula="of:=([.D24]*[.$E$4]*[.C25])" table:style-name="ce95">
            <text:p>₺250,01</text:p>
          </table:table-cell>
          <table:table-cell office:value-type="currency" office:value="914.05310737192622" table:formula="of:=[.D25]+[.E24]" table:style-name="ce24">
            <text:p>₺914,0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934.05310737192622" table:formula="of:=[.E25]+[.C27]" table:style-name="ce87">
            <text:p>₺934,05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666260723661105" table:formula="of:=[.D24]/[.$E$3]" table:style-name="ce72">
            <text:p>%31,67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709" table:style-name="ce17">
            <text:p>4709 kw</text:p>
          </table:table-cell>
          <table:table-cell office:value-type="float" office:value="4642" table:style-name="ce50">
            <text:p>4642 kw</text:p>
          </table:table-cell>
          <table:table-cell office:value-type="float" office:value="67" table:formula="of:=[.B30]-[.C30]" table:style-name="ce19">
            <text:p>67 kw</text:p>
          </table:table-cell>
          <table:table-cell office:value-type="currency" office:value="190.11528781359087" table:formula="of:=[.D30]*[.$E$4]" table:style-name="ce34">
            <text:p>₺190,1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190.11528781359087" table:formula="of:=[.D31]+[.E30]" table:style-name="ce24">
            <text:p>₺190,12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20.11528781359087" table:formula="of:=[.E31]+[.C33]" table:style-name="ce87">
            <text:p>₺220,1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9.0660604584449619E-2" table:formula="of:=[.D30]/[.$E$3]" table:style-name="ce72">
            <text:p>%9,07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71" table:style-name="ce55">
            <text:p>7271 kw</text:p>
          </table:table-cell>
          <table:table-cell office:value-type="float" office:value="7236" table:style-name="ce53">
            <text:p>7236 kw</text:p>
          </table:table-cell>
          <table:table-cell office:value-type="float" office:value="35" table:formula="of:=[.B36]-[.C36]+[.J39]" table:style-name="ce53">
            <text:p>35 kw</text:p>
          </table:table-cell>
          <table:table-cell office:value-type="currency" office:value="99.31395632053254" table:formula="of:=[.D36]*[.$E$4]" table:style-name="ce81">
            <text:p>₺99,3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109.31395632053254" table:formula="of:=[.E36]+[.C38]" table:style-name="ce87">
            <text:p>₺109,31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739.02000000000044" table:formula="of:=[.D6]+[.D12]+[.D18]+[.D24]+[.D30]+[.D36]" table:style-name="ce92">
            <text:p>KW 739,02</text:p>
          </table:table-cell>
          <table:table-cell office:value-type="currency" office:value="2837.3231568969718" table:formula="of:=[.E8]+[.E14]+[.E20]+[.E26]+[.E32]+[.E37]" table:style-name="ce12">
            <text:p>₺2.837,32</text:p>
          </table:table-cell>
          <table:table-cell office:value-type="float" office:value="2097" table:formula="of:=[.E36]+[.E30]+[.E24]+[.E18]+[.E12]+[.E6]" table:style-name="ce86">
            <text:p>2.09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23_6" table:style-name="ta1"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3-04-30T00:00:00" table:style-name="ce93">
            <text:p>30.04.2023</text:p>
          </table:table-cell>
          <table:table-cell office:value-type="date" office:date-value="2023-05-30T00:00:00" table:style-name="ce94">
            <text:p>30.05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17" draw:style-name="a17" draw:name="Resim 1" svg:x="0.05208in" svg:y="0in" svg:width="6.16372in" svg:height="6.20285in" style:rel-width="scale" style:rel-height="scale">
              <draw:image xlink:href="media/image18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70.481" table:style-name="ce48">
            <text:p>1.270,481 kw</text:p>
          </table:table-cell>
          <table:table-cell office:value-type="float" office:value="1254.9960000000001" table:style-name="ce49">
            <text:p>1.254,996 kw</text:p>
          </table:table-cell>
          <table:table-cell office:value-type="float" office:value="15.4849999999999" table:formula="of:=[.B3]-[.C3]" table:style-name="ce8">
            <text:p>15,485</text:p>
          </table:table-cell>
          <table:table-cell office:value-type="float" office:value="929.099999999994" table:formula="of:=[.D3]*[.$E$1]" table:style-name="ce8">
            <text:p>929,1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637" table:style-name="ce10">
            <text:p>₺2.637,00</text:p>
          </table:table-cell>
          <table:table-cell office:value-type="string" table:style-name="ce9">
            <text:p>kw fiyat</text:p>
          </table:table-cell>
          <table:table-cell office:value-type="currency" office:value="2.8382305456893953" table:formula="of:=[.C4]/[.E3]" table:style-name="ce11">
            <text:p>₺2,8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 Salih</text:p>
          </table:table-cell>
          <table:table-cell office:value-type="currency" office:value="100.00562092347498" table:formula="of:=[.B7]+[.D7]" table:style-name="ce14">
            <text:p>₺100,01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678" table:style-name="ce17">
            <text:p>120678 kw</text:p>
          </table:table-cell>
          <table:table-cell office:value-type="float" office:value="120524" table:style-name="ce50">
            <text:p>120524 kw</text:p>
          </table:table-cell>
          <table:table-cell office:value-type="float" office:value="154" table:formula="of:=[.B6]-[.C6]" table:style-name="ce19">
            <text:p>154 kw</text:p>
          </table:table-cell>
          <table:table-cell office:value-type="currency" office:value="437.08750403616688" table:formula="of:=[.D6]*[.$E$4]" table:style-name="ce20">
            <text:p>₺437,0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.2288" table:style-name="ce22">
            <text:p>+ <text:s text:c="6"/>%22,88</text:p>
          </table:table-cell>
          <table:table-cell office:value-type="currency" office:value="100.00562092347498" table:formula="of:=([.D6]*[.$E$4]*[.C7])" table:style-name="ce23">
            <text:p>₺100,01</text:p>
          </table:table-cell>
          <table:table-cell office:value-type="currency" office:value="537.09312495964184" table:formula="of:=[.D7]+[.E6]" table:style-name="ce24">
            <text:p>₺537,0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557.09312495964184" table:formula="of:=[.E7]+[.C9]" table:style-name="ce87">
            <text:p>₺557,0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16575180281993435" table:formula="of:=[.D6]/[.$E$3]" table:style-name="ce72">
            <text:p>%16,5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71.7245135393468" table:formula="of:=[.B13]+[.D13]" table:style-name="ce14">
            <text:p>₺1.571,7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867" table:style-name="ce17">
            <text:p>2867 kw</text:p>
          </table:table-cell>
          <table:table-cell office:value-type="float" office:value="2646" table:style-name="ce50">
            <text:p>2646 kw</text:p>
          </table:table-cell>
          <table:table-cell office:value-type="float" office:value="221" table:formula="of:=[.B12]-[.C12]" table:style-name="ce19">
            <text:p>221 kw</text:p>
          </table:table-cell>
          <table:table-cell office:value-type="currency" office:value="627.24895059735638" table:formula="of:=[.D12]*[.$E$4]" table:style-name="ce24">
            <text:p>₺627,2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9860000000000001" table:style-name="ce22">
            <text:p>+ <text:s text:c="6"/>%39,86</text:p>
          </table:table-cell>
          <table:table-cell office:value-type="currency" office:value="250.02143170810626" table:formula="of:=([.D12]*[.$E$4]*[.C13])" table:style-name="ce23">
            <text:p>₺250,02</text:p>
          </table:table-cell>
          <table:table-cell office:value-type="currency" office:value="877.27038230546259" table:formula="of:=[.D13]+[.E12]" table:style-name="ce24">
            <text:p>₺877,2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27.27038230546259" table:formula="of:=[.E13]+[.C15]" table:style-name="ce87">
            <text:p>₺927,2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37864600150685" table:formula="of:=[.D12]/[.$E$3]" table:style-name="ce72">
            <text:p>%23,7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45" table:style-name="ce55">
            <text:p>845 kw</text:p>
          </table:table-cell>
          <table:table-cell office:value-type="float" office:value="803" table:style-name="ce52">
            <text:p>803 kw</text:p>
          </table:table-cell>
          <table:table-cell office:value-type="float" office:value="42" table:formula="of:=[.B18]-[.C18]" table:style-name="ce53">
            <text:p>42 kw</text:p>
          </table:table-cell>
          <table:table-cell office:value-type="currency" office:value="119.20568291895461" table:formula="of:=[.D18]*[.$E$4]" table:style-name="ce39">
            <text:p>₺119,2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119.20568291895461" table:formula="of:=[.D19]+[.E18]" table:style-name="ce24">
            <text:p>₺119,2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9.20568291895461" table:formula="of:=[.E19]+[.C21]" table:style-name="ce87">
            <text:p>₺129,21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4.5205037132709368E-2" table:formula="of:=[.D18]/[.$E$3]" table:style-name="ce72">
            <text:p>%4,52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500.96618369925682" table:formula="of:=[.B25]+[.D25]" table:style-name="ce14">
            <text:p>₺500,97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91.099999999994" table:formula="of:=[.E3]-[.D6]-[.D12]-[.D18]-[.D36]-[.D30]" table:style-name="ce58">
            <text:p>391 kw</text:p>
          </table:table-cell>
          <table:table-cell table:style-name="ce50"/>
          <table:table-cell office:value-type="float" office:value="391.099999999994" table:formula="of:=[.B24]-[.C24]" table:style-name="ce19">
            <text:p>391 kw</text:p>
          </table:table-cell>
          <table:table-cell office:value-type="currency" office:value="1110.0319664191054" table:formula="of:=[.D24]*[.$E$4]" table:style-name="ce34">
            <text:p>₺1.110,0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22600000000000001" table:style-name="ce22">
            <text:p>+ <text:s text:c="6"/>%22,60</text:p>
          </table:table-cell>
          <table:table-cell office:value-type="currency" office:value="250.86722441071782" table:formula="of:=([.D24]*[.$E$4]*[.C25])" table:style-name="ce95">
            <text:p>₺250,87</text:p>
          </table:table-cell>
          <table:table-cell office:value-type="currency" office:value="1360.8991908298233" table:formula="of:=[.D25]+[.E24]" table:style-name="ce24">
            <text:p>₺1.360,9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380.8991908298233" table:formula="of:=[.E25]+[.C27]" table:style-name="ce87">
            <text:p>₺1.380,9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42094500053815148" table:formula="of:=[.D24]/[.$E$3]" table:style-name="ce72">
            <text:p>%42,0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818" table:style-name="ce17">
            <text:p>4818 kw</text:p>
          </table:table-cell>
          <table:table-cell office:value-type="float" office:value="4709" table:style-name="ce50">
            <text:p>4709 kw</text:p>
          </table:table-cell>
          <table:table-cell office:value-type="float" office:value="109" table:formula="of:=[.B30]-[.C30]" table:style-name="ce19">
            <text:p>109 kw</text:p>
          </table:table-cell>
          <table:table-cell office:value-type="currency" office:value="309.36712948014406" table:formula="of:=[.D30]*[.$E$4]" table:style-name="ce34">
            <text:p>₺309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09.36712948014406" table:formula="of:=[.D31]+[.E30]" table:style-name="ce24">
            <text:p>₺309,3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39.36712948014406" table:formula="of:=[.E31]+[.C33]" table:style-name="ce87">
            <text:p>₺339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1731783446346002" table:formula="of:=[.D30]/[.$E$3]" table:style-name="ce72">
            <text:p>%11,73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83" table:style-name="ce55">
            <text:p>7283 kw</text:p>
          </table:table-cell>
          <table:table-cell office:value-type="float" office:value="7271" table:style-name="ce53">
            <text:p>7271 kw</text:p>
          </table:table-cell>
          <table:table-cell office:value-type="float" office:value="12" table:formula="of:=[.B36]-[.C36]+[.J39]" table:style-name="ce53">
            <text:p>12 kw</text:p>
          </table:table-cell>
          <table:table-cell office:value-type="currency" office:value="34.058766548272743" table:formula="of:=[.D36]*[.$E$4]" table:style-name="ce81">
            <text:p>₺34,0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4.058766548272743" table:formula="of:=[.E36]+[.C38]" table:style-name="ce87">
            <text:p>₺44,06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29.099999999994" table:formula="of:=[.D6]+[.D12]+[.D18]+[.D24]+[.D30]+[.D36]" table:style-name="ce92">
            <text:p>KW 929,10</text:p>
          </table:table-cell>
          <table:table-cell office:value-type="currency" office:value="3377.8942770422991" table:formula="of:=[.E8]+[.E14]+[.E20]+[.E26]+[.E32]+[.E37]" table:style-name="ce12">
            <text:p>₺3.377,89</text:p>
          </table:table-cell>
          <table:table-cell office:value-type="float" office:value="2637" table:formula="of:=[.E36]+[.E30]+[.E24]+[.E18]+[.E12]+[.E6]" table:style-name="ce86">
            <text:p>2.63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currency-style style:name="N3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date-style style:name="N37">
      <number:day number:style="long"/>
      <number:text>.</number:text>
      <number:month number:textual="true"/>
    </number:date-style>
    <number:currency-style style:name="N38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8" number:language="tr" number:country="TR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number-style style:name="N39">
      <number:text>+  </number:text>
      <number:number number:decimal-places="3" number:min-decimal-places="3" number:min-integer-digits="1" number:grouping="true"/>
    </number:number-style>
    <number:number-style style:name="N40">
      <number:number number:decimal-places="3" number:min-decimal-places="3" number:min-integer-digits="1" number:grouping="true"/>
    </number:number-style>
    <number:number-style style:name="N41">
      <number:number number:decimal-places="0" number:min-decimal-places="0" number:min-integer-digits="1">
        <number:embedded-text number:position="0"> kw</number:embedded-text>
      </number:number>
    </number:number-style>
    <number:currency-style style:name="N42P0" number:language="tr" number:country="TR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2P0"/>
    </number:currency-style>
    <number:percentage-style style:name="N43">
      <number:text>+       %</number:text>
      <number:number number:decimal-places="2" number:min-decimal-places="2" number:min-integer-digits="1"/>
    </number:percentage-style>
    <number:currency-style style:name="N44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4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4P0"/>
    </number:currency-style>
    <number:number-style style:name="N45">
      <number:text>Toplam Su </number:text>
      <number:number number:decimal-places="0" number:min-decimal-places="0" number:min-integer-digits="1" number:grouping="true"/>
    </number:number-style>
    <number:currency-style style:name="N46P0" number:language="tr" number:country="TR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6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6P0"/>
    </number:currency-style>
    <number:date-style style:name="N47">
      <number:day number:style="long"/>
      <number:text>.</number:text>
      <number:month number:style="long"/>
      <number:text>.</number:text>
      <number:year number:style="long"/>
    </number:date-style>
    <number:currency-style style:name="N48P0" number:language="tr" number:country="TR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8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8P0"/>
    </number:currency-style>
    <number:percentage-style style:name="N49">
      <number:text>%</number:text>
      <number:number number:decimal-places="2" number:min-decimal-places="2" number:min-integer-digits="1"/>
    </number:percentage-style>
    <number:number-style style:name="N50">
      <number:number number:decimal-places="3" number:min-decimal-places="3" number:min-integer-digits="1" number:grouping="true"/>
      <number:text> kw</number:text>
    </number:number-style>
    <number:number-style style:name="N51">
      <number:number number:decimal-places="3" number:min-decimal-places="3" number:min-integer-digits="1"/>
    </number:number-style>
    <number:number-style style:name="N52">
      <number:text>Yzr </number:text>
      <number:number number:decimal-places="0" number:min-decimal-places="0" number:min-integer-digits="1">
        <number:embedded-text number:position="0"> Ton</number:embedded-text>
      </number:number>
    </number:number-style>
    <number:number-style style:name="N53">
      <number:text>GçnAy </number:text>
      <number:number number:decimal-places="0" number:min-decimal-places="0" number:min-integer-digits="1">
        <number:embedded-text number:position="0"> Ton</number:embedded-text>
      </number:number>
    </number:number-style>
    <number:number-style style:name="N54">
      <number:text>Hrcm </number:text>
      <number:number number:decimal-places="0" number:min-decimal-places="0" number:min-integer-digits="1">
        <number:embedded-text number:position="0"> Ton</number:embedded-text>
      </number:number>
    </number:number-style>
    <number:currency-style style:name="N55P0" number:language="tr" number:country="TR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55P0"/>
    </number:currency-style>
    <number:number-style style:name="N56">
      <number:text>SuYzr </number:text>
      <number:number number:decimal-places="2" number:min-decimal-places="2" number:min-integer-digits="1" number:grouping="true"/>
      <number:text> T</number:text>
    </number:number-style>
    <number:number-style style:name="N57">
      <number:text>Yzr </number:text>
      <number:number number:decimal-places="2" number:min-decimal-places="2" number:min-integer-digits="1" number:grouping="true"/>
      <number:text> Ton</number:text>
    </number:number-style>
    <number:number-style style:name="N58">
      <number:text>KW </number:text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275590551181102in" fo:margin-right="0.275590551181102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1-04T09:25:31Z</meta:creation-date>
    <dc:date>2023-06-03T11:12:13Z</dc:date>
    <meta:print-date>2023-06-03T09:34:52Z</meta:print-date>
    <meta:editing-cycles>90</meta:editing-cycles>
    <meta:editing-duration>PT38335S</meta:editing-duration>
  </office:meta>
</office:document-meta>
</file>